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32726" fo:background-color="#e0e0e0"/>
    </style:style>
    <style:style style:name="P5"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fo:letter-spacing="0.0000in" fo:color="#000000"/>
    </style:style>
    <style:style style:name="T6" style:family="text">
      <style:text-properties fo:letter-spacing="0.0000in" fo:color="#000000"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6.10.31 06:51 | </text:span><text:span text:style-name="T2">#</text:span></text:p>
      <text:p text:style-name="P2"><text:span text:style-name="T1">做為董事長,我是應該負責幫你把文章編排整齊,才不會對不起作者,問題是,我根本不知道如何編排,因為內文冒出一堆數字,似乎是註釋,可是註釋在哪?</text:span></text:p>
      <text:p text:style-name="P2"><text:span text:style-name="T1">總之,請大家別把這裏當剪貼簿,若非貼不可就拜託好好貼,貼整齊,己所不欲勿施於人. 咱們自己寫文章,若被人亂貼一通或漏東漏西,看了也會不爽吧?!</text:span><text:span text:style-name="T3"><text:line-break/></text:span></text:p>
      <text:p text:style-name="P1"><text:span text:style-name="T1">陳真 | 2006.10.31 06:43 | </text:span><text:span text:style-name="T2">#</text:span></text:p>
      <text:p text:style-name="P3"><text:span text:style-name="T1">仔仔老弟,別這樣貼吧?! 你啥也沒說就貼個宏文,不會有點莫名其妙嗎? 總該簡單說兩句它的主旨講些什麼以及你為什麼要貼它的原因吧?!</text:span></text:p>
      <text:p text:style-name="P3"><text:span text:style-name="T1">而且,格式上是個問題. 你貼得亂七八糟,我並不想花時間替你重新排版,可是,你不覺得這樣亂七八糟地貼,似乎連註釋都不見了(?),對作者很不尊重嗎? 若你是作者,你會樂意見到自己的文章以這樣一種亂七八糟且莫名其妙的貼法出現嗎? 你說你是國中生,你老師沒教你這個嗎?</text:span></text:p>
      <text:p text:style-name="P3"><text:span text:style-name="T1">在我看來,把別人的文章貼好,比關心以巴問題恐怕更重要一百倍.如果有人連別人文章是否貼得整齊完整都不在乎,亂貼一通,那我很難想像他會真的在乎什麼以巴問題.</text:span></text:p>
      <text:p text:style-name="P1"><text:span text:style-name="T1">陳真 | 2006.10.27 16:11 | </text:span><text:span text:style-name="T2">#</text:span></text:p>
      <text:p text:style-name="P2"><text:span text:style-name="T1">底下這位 "楊" 先生,與其說是政客,不如說商人,延攬軍火生意. 在電視上幾次見過,秀兩句台語,心機深,挺可怕的一個人,在我看來,從沒有這樣一個吃相難看惡形惡狀而且缺乏專業的美國駐台代表. 不過,一個巴掌不會響,如果你不給人搖尾巴舔大腿,誰會把你當狗使喚?</text:span></text:p>
      <text:p text:style-name="P2"><text:span text:style-name="T1">很多人熱衷政治,所以出門最好小心一些,低調一些,以免遇上. 像小偷一樣,看看必要時是不是該蒙面或披上隱形衣,否則廟小妖風大,很容易就遇上熟人,一旦遇上,不是談前途功名,談誰厲害誰不厲害,誰吃香誰吃癟,要不就是談政治.</text:span></text:p>
      <text:p text:style-name="P2"><text:span text:style-name="T1">常感尷尬,不是因為什麼話題不能談,而是因為了無新意,千篇一律,而且充滿虛榮與八卦,傲慢與偏見,動不動就是在人背後說長短(但卻竟然又跟對方保持友好關係),很不正直,很可怕,感覺好像有著一種極度不安與缺乏自信,彷彿人生沒有樂趣,充滿恐懼,所以只得藉著操弄一些蜚短流長來增加自信或娛樂.</text:span></text:p>
      <text:p text:style-name="P2"><text:span text:style-name="T1">就算有過人口才也常得無言以對,因為我心裏對這些千篇一律的議論實在缺乏熱情. 勉強像傻瓜一樣應付兩下,陪幾個笑臉,一回到家,總感虛脫. 讀書人的世界難道就萎縮成這麼一個大小? 不是炫自己就是貶誰,而褒貶總不離功名二字; 講完八卦,講起政治眾人之事,不外就是一些毫無營養的低能論調: 反貪腐,選舉,藍綠,或 "共匪謀我日亟,我必須捍衛主權與民主自由" 等等.</text:span></text:p>
      <text:p text:style-name="P2"><text:span text:style-name="T1">除此以外,世界沒有新鮮事了嗎? 我倒真希望有人跟我談談他真正的喜怒哀樂,或是談一些所謂言不及義的單純事物;生活中,風起雲生,萬象流轉,難道你對這些都沒感覺? 難道在你窗口結網的蜘蛛,真的跟你一點關係都沒有?</text:span></text:p>
      <text:p text:style-name="P2"><text:span text:style-name="T1">當然,談就要純粹地談,而不是在尋常事物上又努力給塞進許多虛榮,於是,尋常事物馬上又變成另一種 "功名",另一種 "標榜",另一種 "八卦". 維根斯坦說: "沒有偶像的意思並不是把 '沒有偶像' 當成一種偶像." 同樣地,單純的風花雪月也不該變成極其不單純的另一種虛榮標榜.</text:span></text:p>
      <text:p text:style-name="P2"><text:span text:style-name="T1">這轉換很微妙,話中有話,要不是我長期接觸了學界,若光留在醫界我恐怕還不知道箇中三味,原來不管怎麼談,話中都有玄機,說穿了,不外虛榮二字;而虛榮不過就是缺乏感情與自信的同義詞.</text:span></text:p>
      <text:p text:style-name="P2"><text:span text:style-name="T1">回到這位楊先生,像這樣一些什麼老大哥會注意你的恐嚇論調,這樣還能繼續當什麼駐台代表嗎? 應該驅逐出境叫他回去吃自己才對.</text:span></text:p>
      <text:p text:style-name="P2"><text:span text:style-name="T1">不過,美國監視著幾乎所有反對者這一點,我倒是很早以前就有所聽聞並且相信,就以本台或本人為例,絕不可能在監視之外,特別是在網路時代,哪個國家有著哪些人是恐怖份子,美國老大哥豈有可能不注意?</text:span></text:p>
      <text:p text:style-name="P2"><text:span text:style-name="T1">常有 "愛台灣" 的人跟我說什麼要捍衛什麼 "自主" 的價值,自己的事自己做決定,這我同意,可是,既然是這樣,為什麼卻醜態百出要給美國人當狗咬自己的同胞呢? 可見,相關政治謀略才是真,ㄍㄊㄇㄉ什麼獨立自主只是自欺欺人.</text:span></text:p>
      <text:p text:style-name="P2"><text:span text:style-name="T1">如果真的這麼在乎自主,那第一個應該就是和美國對幹才對,因為美國人根本就是把我們當狗當奴才當提款機,一時鈔票提不出來就叫罵踢打. 而扁和民進黨則只是拿我們的鉅額納稅錢去跟他們的主子交心,互利共生. 被主人罵了,竟然還更賣力搖尾巴,這種 "獨立自主" 真不可思議.</text:span></text:p>
      <text:p text:style-name="P2"><text:span text:style-name="T1">我常覺得,所謂國際政治,不如就說是國際貿易的一環,因為殺人與被殺全與生意有關. 生意之最大宗,當然就是軍火貿易,動輒幾千億的利潤; 戰爭越多,衝突越烈,錢就越好賺.</text:span></text:p>
      <text:p text:style-name="P2"><text:span text:style-name="T1">所謂西方民主,真正的掌權人不是什麼國會或總統,而是這些販售武器的大老闆. 你看美國白宮高層會議組成份子,不過就是軍火商的本尊或 "產品" 代言人開股東大會. 這些人才是真正意義上的 "大腦",真正的決策者,至於推銷產品必須喊些什麼廣告詞,什麼解放伊拉克人,什麼讓世人享受民主自由,那只是騙阿西的鬼話. 生意嘛,本來就是這麼幹的,這一點也不奇怪,奇怪的是怎麼會有阿西真的相信這些廣告詞.</text:span></text:p>
      <text:p text:style-name="P2"><text:span text:style-name="T1">陳真 2006 10 27</text:span></text:p>
      <text:p text:style-name="P2"><text:span text:style-name="T1">===============</text:span><text:span text:style-name="T3"><text:line-break/></text:span><text:span text:style-name="T1">軍購案最後通牒　楊甦棣：秋天通過！</text:span></text:p>
      <text:p text:style-name="P2"><text:span text:style-name="T1">更新日期:2006/10/26 16:49 記者:謝曜州</text:span><text:span text:style-name="T3"><text:line-break/><text:line-break/></text:span><text:span text:style-name="T1">向來十分低調的美國在台協會，新任處長楊甦棣為了軍購案，上任不到一年，第二度召開正式記者會，會中主題始終扣著軍購案。他用罕見的強硬語氣，公開要求台灣在秋季前通過軍購案，否則兩岸軍力將會嚴重失衡，他還告誡反對軍購案的立委或陣營，強調美國將會密切關注這些人。</text:span></text:p>
      <text:p text:style-name="P2"><text:span text:style-name="T1">AIT記者會，美國在台協會處長楊甦棣，親自主持，有史以來第二次，罕見動作吸引大批媒體。將近2個小時的記者會，他至少說了不下10次，盡快通過軍購案！</text:span></text:p>
      <text:p text:style-name="P2"><text:span text:style-name="T1">楊甦棣對於台灣處理軍購案的忍受限度，無法再等這個冬天。甚至他還語氣強硬地，向反對軍購案的陣營，或個別立委提出告誡。楊甦棣：「美方會密切關注哪些人？反對軍購案，只為了個人政治利益。」</text:span></text:p>
      <text:p text:style-name="P2"><text:span text:style-name="T1">楊甦棣：「事實上我們和陳水扁政府互動廣泛而良好，並且我們希望維持這互動，到陳總統任期屆滿為止。」</text:span></text:p>
      <text:p text:style-name="P2"><text:span text:style-name="T1">===============</text:span></text:p>
      <text:p text:style-name="P2"><text:span text:style-name="T1">要楊甦棣滾蛋　民盟與警方爆衝突</text:span></text:p>
      <text:p text:style-name="P2"><text:span text:style-name="T1">更新日期:2006/10/27 11:48</text:span><text:span text:style-name="T3"><text:line-break/><text:line-break/></text:span><text:span text:style-name="T1">美國在台協會台北辦事處處長楊甦棣為了要求軍購案過關，不惜說重話，下最後通牒，引起民盟強烈不滿，上午前往AIT抗議，要求楊甦棣滾出台灣，與警方爆發嚴重肢體衝突。</text:span></text:p>
      <text:p text:style-name="P2"><text:span text:style-name="T1">拿著香蕉往AIT衝，民盟與擋在門口的員警，爆發推擠衝突。民盟成員：「要買香蕉，不買武器！」</text:span></text:p>
      <text:p text:style-name="P2"><text:span text:style-name="T1">抗議民眾火氣越來越大，警方舉牌警告，有人當場抓狂。民盟成員：「要買香蕉，不買武器！」員警：「帶走，帶走，帶走。」</text:span><text:span text:style-name="T3"><text:line-break/></text:span><text:span text:style-name="T1">民盟成員：「美國人滾回去，不許美國人來鬧。」民盟成員：「楊甦棣出來！楊甦棣滾出來！美國警察滾回到美國去！」</text:span></text:p>
      <text:p text:style-name="P2"><text:span text:style-name="T1">衝突一波接一波，警方立刻把鬧事的人帶走，不滿美國在台協會台北辦事處處長楊甦棣對軍購案撂重話，民盟激烈衝撞AIT，抗議美國人干涉台灣內政。</text:span></text:p>
      <text:p text:style-name="P2"><text:span text:style-name="T1">===============</text:span></text:p>
      <text:p text:style-name="P2"><text:span text:style-name="T1">中廣新聞網</text:span></text:p>
      <text:p text:style-name="P2"><text:span text:style-name="T1">蘇揆：楊甦棣好意點出軍購問題 非恐嚇干涉</text:span></text:p>
      <text:p text:style-name="P2"><text:span text:style-name="T1">更新日期:2006/10/27 12:30</text:span></text:p>
      <text:p text:style-name="P2"><text:span text:style-name="T1">美國在台協會臺北辦事處處長楊甦棣表示，軍購預算應該在立院本會期通過，被批評是干涉我國內政、恐嚇我國國會。行政院長蘇貞昌在立院備詢時表示，他認為楊甦棣是「好意」提醒台灣、美國的情勢，只是「點出問題所在」，並不是干涉我國內政。（蔡佩芳報導）</text:span></text:p>
      <text:p text:style-name="P1"><text:span text:style-name="T1">陳真 | 2006.10.26 09:02 | </text:span><text:span text:style-name="T2">#</text:span></text:p>
      <text:p text:style-name="P3"><text:span text:style-name="T1">知道貓只死一次,知道聖誕老公公只是一種童話,知道這些事,似乎跟見過多少市面或身世貧富沒啥關係吧?! 若有關係,以為聖誕老人確有其人, 或以為生命如童話般神奇竟然能死九次的,似乎比較 "中產" 一些. 窮苦人家一般不會這麼 "浪漫" 才對.</text:span></text:p>
      <text:p text:style-name="P3"><text:span text:style-name="T1">再說,小學一年級時,誰能見過多少 "世面"? 若說虐殺貓咪是出於童真浪漫,出於誤信貓有九條命之傳說,這我更難體會了.</text:span></text:p>
      <text:p text:style-name="P1"><text:span text:style-name="T1">陳真 | 2006.10.26 03:01 | </text:span><text:span text:style-name="T2">#</text:span></text:p>
      <text:p text:style-name="P2"><text:span text:style-name="T1">老兄,沒啊,我沒啥疑惑,只是納悶. 比方說: 相信貓有一條命或九條命或九百條有啥差別? 相信九條命,結果發現只有一條就死了,然後呢? 然後就嚇到了? 但嚇到就嚇到,為什麼產生終生背負的罪惡感? 我納悶的是,罪惡感難道不是來自虐待? 而是來自一種終於發現貓也僅有一條命只能死一次的科學真相?</text:span></text:p>
      <text:p text:style-name="P2"><text:span text:style-name="T1">我不是從現在推論過去,而是從過去談論過去與現在. 不管本來有無意圖致貓於死地,可它原本是一種愉快刺激的遊戲不是嗎? 但卻又似乎因為貓死了,所以變成一生難以承受的良心譴責之沉重道德負擔,我不是很能體會這樣的情感轉折及道德感,使人自責的應該是虐待的過程,而不是只死一次. 難道如果小貓真的死了九次才死,你當時或事後就覺得ok?</text:span></text:p>
      <text:p text:style-name="P2"><text:span text:style-name="T1">不過,這並不需要解釋,因為我並非疑惑,亦非不相信,而只是無法 "體會" 其沉重.</text:span></text:p>
      <text:p text:style-name="P2"><text:span text:style-name="T1">小時候老鼠多,一般家庭都備有捕鼠器,我逮過很多隻,一般都交給大人或鄰居玩伴處置,雖沒有親自動手,但經常觀看火燒老鼠的場面,關在籠裏火一燒,腳底彷彿裝了彈簧往上跳,很殘忍,但小朋友們看得起勁,大膽一點的,更有各種凌虐點子,略過不表. 長大後,大家變得 "文明",但我無法想像兒時玩伴因此三十年來活在自責悔恨的 "無期徒刑" 中.</text:span></text:p>
      <text:p text:style-name="P1"><text:span text:style-name="T1">李權芳 | 2006.10.25 14:35 | </text:span><text:span text:style-name="T2">#</text:span></text:p>
      <text:p text:style-name="P3"><text:span text:style-name="T1">雖沒什麼好辯解，以下或許解你疑惑：</text:span></text:p>
      <text:p text:style-name="P3"><text:span text:style-name="T1">當時說好，貓不攀著紅磚往上爬，例如待在池邊，「不爬」就算遊戲結束。我沒想過要貓死，只覺得讓貓持續在水上踢水很好玩。凌虐之說應該是建立在故意想弄死貓的心態下才成立吧。</text:span></text:p>
      <text:p text:style-name="P3"><text:span text:style-name="T1">用現在對世界的認識去解釋（推論）過去的作為，如你一路下來合理的推論，也很合理。或許我天生有虐殺動物的獸性。</text:span></text:p>
      <text:p text:style-name="P3"><text:span text:style-name="T1">（題外話，我想到日前消防隊教練訓練學員游泳，結果人死了。我在想，那應該算是凌虐，或訓練意外？兩者如何分清楚？或許教練的心態有點像我的，雖然過程不相同，但或許你有不同看法）</text:span></text:p>
      <text:p text:style-name="P3"><text:span text:style-name="T1">總之，沒想到牠就此不動，我才訝異怎會如此嚴重。事後玩伴慎重警告我，所以很怕貓活回來半夜跟我索命。</text:span></text:p>
      <text:p text:style-name="P3"><text:span text:style-name="T1">世間人百百種。小時候家裡環境不好，沒本錢跟鄰居一起混，所以也只看別人玩ㄤ阿飄，我沒玩過。貓有九命之說對沒怎麼見過市面的我來說自不意外。</text:span></text:p>
      <text:p text:style-name="P3"><text:span text:style-name="T1">最後告訴你一件我之前也不信，現在卻相信的事情，我女兒現在11歲，還深信聖誕老公公每年有一晚會來她床頭送禮物，我想那不是得自家族遺傳的話，就是生活環境特殊。為何我相信？我故意聊天，「考」過她好幾次，她都說得活靈活現、真有其事。我在想，難道其他同學不曾跟她說過真相嗎？還是她不相信同學的話？還是她只願意相信她床頭所見的禮物？只因為我們從沒點破。</text:span><text:span text:style-name="T3"><text:line-break/></text:span></text:p>
      <text:p text:style-name="P1"><text:span text:style-name="T1">陳真 | 2006.10.25 02:25 | </text:span><text:span text:style-name="T2">#</text:span></text:p>
      <text:p text:style-name="P2"><text:span text:style-name="T1">有個好朋友興高采烈跟我說她小時候如何虐待小動物,她描述得很具象生動,聽起來有點可怕,但同時也挺好笑. 比方她說到一種把金龜子變成 "電風扇" 的方法...</text:span></text:p>
      <text:p text:style-name="P2"><text:span text:style-name="T1">(底下將出現血腥暴力場面,各位家長請把十六歲以下子女迅速帶離現場.)</text:span></text:p>
      <text:p text:style-name="P2"><text:span text:style-name="T1">製作方法很簡單: 拿一枝牙籤或尖尖的樹枝,朝金龜子的肚子給插進去,這樣就完事了. 但記得別插死,否則電風扇就轉不動了.</text:span></text:p>
      <text:p text:style-name="P2"><text:span text:style-name="T1">她說,金龜子就插在削尖的竹枝上,飛不走,但翅膀照樣能拍動,於是就變成了夏天一種輕便型電風扇.</text:span></text:p>
      <text:p text:style-name="P2"><text:span text:style-name="T1">我這朋友人很好,很善良,見義勇為,十年前的某一天車禍現場,若沒有她,學姐恐怕小命不保或已成為九指琴仙. 可是,當這朋友講起免插電 "金龜牌電風扇" 時,卻依然興高采烈,彷彿時光倏忽回到台南某個童年.</text:span></text:p>
      <text:p text:style-name="P2"><text:span text:style-name="T1">我的意思是說,虐待動物當然不好,但是說一個才幾歲大的娃能幹下什麼一生惆悵痛不欲生的罪惡,我還真難體會.</text:span></text:p>
      <text:p text:style-name="P2"><text:span text:style-name="T1">金龜牌電風扇其實沒什麼,董事長出生在台南海安路上,但上小學後就搬到逢甲路,台南奇美分院正對面那唯一一棟民宅,就是我以前的家.人家說那裏風水不好,但我倒覺得蠻好的,所謂山不在高,水不在深,有什麼則靈.</text:span></text:p>
      <text:p text:style-name="P2"><text:span text:style-name="T1">我家門口和醫院之間有一堵牆,我常一整天在牆下甘蔗渣上練習抓蒼蠅,練了幾年,至今幾乎百發百中,略過不表.</text:span></text:p>
      <text:p text:style-name="P2"><text:span text:style-name="T1">那時不叫奇美,而叫逢甲醫院,是軍醫院,人們說到逢甲醫院時常開玩笑說: "保證讓你用走的進來,用抬的出去." 的確,我家那牆坍了一半,於是我常能躲在牆後偷窺被抬出去的人,每天都有,門口就停著一輛殯儀館的車接應,死者身上蓋白布,只露出兩隻腳瓜. 我不怕死人,但是擔架後面家屬的哀哭,卻讓我不敢亂開死人玩笑.</text:span></text:p>
      <text:p text:style-name="P2"><text:span text:style-name="T1">為啥說它風水好? 因為那附近以前很荒涼,一走出大馬路就是台南監獄,很大很大一片,監獄一角有個刑場,就在那裡槍斃犯人,有一回凌晨,碰的一聲傳來,我正在買豆漿油條,老闆娘聽到碰的一聲說: "又在給犯人打槍了!"</text:span></text:p>
      <text:p text:style-name="P2"><text:span text:style-name="T1">監獄圍牆很高,四周種滿樹,樹上常掛著貓屍,所謂 "死貓吊樹頭,死狗放水流",以前的人,家裏死了貓,就往樹上吊,死狗則丟到後面的運河. 圍牆底下有許多排水孔,每天有一堆婦女蹲在那裡撿米,撿監獄裏洗米時流出的白米或吃剩的飯,用畚箕接著,濾乾後就帶回家,帶回去給人吃或給雞鴉或豬吃,這我就不知道了.</text:span></text:p>
      <text:p text:style-name="P2"><text:span text:style-name="T1">監獄再往健康路的方向走,逢甲路上一整排棺材店,整條街都是棺材店!! 這樣還不夠,再多走幾步就是 "懵仔撥" (墳場),到處是亂葬崗,因為這裏實在太荒涼了,死了彷彿隨地都能埋,沒有人管.</text:span></text:p>
      <text:p text:style-name="P2"><text:span text:style-name="T1">"懵仔撥" 就在路邊,墳草叢生,常有幾十頭羊沿路漫步吃草,詩情畫意,夕陽西下時特別美. 於是我常跟班上幾個要好的同學說,我家對面就是醫院,醫不好沒關係,殯儀館離這裏很近,棺材街更是轉個彎就到了,弄完直接就能送到前方的 "懵仔撥",死後與羊為伴,風景優美.</text:span></text:p>
      <text:p text:style-name="P2"><text:span text:style-name="T1">忘了本來是要寫什麼,竟寫到這邊來. 我可能本來是要講我小時候發明了一種生物化學藥劑,足以大規模殺死各種昆蟲. 這生化武器製作方法相當簡單,我製作了好幾罐,每天放學就拿它玩,生靈塗炭,但我至今並無悔意.</text:span></text:p>
      <text:p text:style-name="P2"><text:span text:style-name="T1">那是由各種生理液體和可溶固體組成,包括尿,口水,鼻涕,痰,身上幾天沒洗澡產生的 "仙",鼻屎,阿摩尼亞等等,然後丟一小片肥皂進去,搖一搖,最後再加點醬油,密封數天即可拆封使用,效果相當好,但我就不便多做描述了.</text:span></text:p>
      <text:p text:style-name="P2"><text:span text:style-name="T1">有句話說,"閨房之私,有甚於畫眉者." 閨房裏並非只是甜甜蜜蜜畫畫眉毛那麼簡單. 同理,人之惡,有遠甚於小娃之胡鬧者. 小貓抓到老鼠,欲擒故縱,百般凌虐,小娃何嘗不是? 說邪惡太矯情,說悔恨太沉重.</text:span></text:p>
      <text:p text:style-name="P2"><text:span text:style-name="T1">當時逢甲路一帶很荒涼(現在叫樹林街,但樹林老早就不見了),雜草叢生,到處是蜻蜓和金龜子,我一年不知道要打壞多少彈弓,蜻蜓不是折翅就是斷頭,連天上飛鴿麻雀飛過我家葡萄園休息,都被我用彈弓射下. 一下雨,草叢裏甚至能抓到水蛇,我還抓過兩隻,跟同學跑到中藥店裏兜售,問他們要不要買來抹成藥粉什麼的. 罪行可謂罄竹難書,但娃兒若不帶點野蠻,整天若只會上網打電動或看電視,那似乎也少了點什麼. 還好我那年代電視還沒普及到我家,更不用說什麼電腦了;摸的玩的打的殺的,全是血肉.</text:span></text:p>
      <text:p text:style-name="P1"><text:span text:style-name="T1">陳真 | 2006.10.25 01:06 | </text:span><text:span text:style-name="T2">#</text:span></text:p>
      <text:p text:style-name="P3"><text:span text:style-name="T1">有點不太能體會,@@...</text:span></text:p>
      <text:p text:style-name="P3"><text:span text:style-name="T1">讓初生小貓爬不出化糞池不就等於是要牠溺死的同義詞? 如果有一些壞人,比賽看誰能把我丟到糞坑裏然後再也沒能爬上來,那他就贏了,那不就等於說看誰能先把我弄死的同義詞? 因為我或小貓豈有可能活著卻故意不上來而在糞坑裏潛泳個三十分鐘等壞人走掉了才上岸?</text:span></text:p>
      <text:p text:style-name="P3"><text:span text:style-name="T1">我無法體會的是,難道你們期待小貓糞坑潛泳? 顯然不可能如此期待. 那麼,既然比賽目標就是讓牠死,事後有啥可訝異? 難道你(們)期待著一種根本不可能發生的結果(比方說潛泳或 "裝死")?</text:span></text:p>
      <text:p text:style-name="P3"><text:span text:style-name="T1">要把一隻貓凌虐至死,困難度就跟凌虐一個人至死一樣難. 生理結構複雜的生命,不會倏忽而逝,不會像螢火蟲或蠶寶寶一樣不小心一捏就死,也就是說,在死跟活之間,有一段很長的凌虐過程,生命才會逐漸休克衰竭,慢慢死去.</text:span></text:p>
      <text:p text:style-name="P3"><text:span text:style-name="T1">換句話說,把牠弄死既然就是你們的比賽目標,而達到這目標的手段(也就是遊戲的玩法)是一長段不斷反覆的刑求虐待,那麼,盡量讓牠迅速脫離苦海馬上就死豈不善哉?</text:span></text:p>
      <text:p text:style-name="P3"><text:span text:style-name="T1">再說,如果那樣的凌虐過程能成為一種愉快或刺激的遊戲,而且,比賽目標就是看誰能讓牠死,那麼,訝異或自責或 "疑惑" 從何而來? 國小一年級應該知道九命怪貓只是個比喻不是嗎? 就算不知道,既然要把牠弄死來分勝負,那麼,讓牠迅速脫離苦海豈不好事一樁?</text:span></text:p>
      <text:p text:style-name="P3"><text:span text:style-name="T1">我是說,長時間的凌虐過程才是重點,如果當場對此沒感覺,卻對死本身感到訝異,訝異個啥呢? 訝異牠九條命怎麼沒有一條一條慢慢慢慢死? 自責她終於死了? 或訝異她死得太快? 但早死早解脫,快不好嗎?</text:span></text:p>
      <text:p text:style-name="P1"><text:span text:style-name="T1">李權芳 | 2006.10.22 22:20 | </text:span><text:span text:style-name="T2">#</text:span></text:p>
      <text:p text:style-name="P2"><text:span text:style-name="T1">貓不爬上來我就贏了！</text:span></text:p>
      <text:p text:style-name="P2"><text:span text:style-name="T1">2004/5/17</text:span></text:p>
      <text:p text:style-name="P2"><text:span text:style-name="T1">小時候總喜歡玩會動的東西，金龜子、蚱蜢、蟋蟀，小朋友就是愛玩會動的，最好是越活潑可愛的越好。就像貓捉到老鼠後不會急著吃下肚，會先把玩一下再說，那是樂趣。</text:span></text:p>
      <text:p text:style-name="P2"><text:span text:style-name="T1">有一天，一隻出生沒多久的棕橘色小貓在老家對面建築工地尚未完工的化糞池上一步一步慢慢地走著，看表情正在探索著這個新奇的世界。化糞池內積滿清水，我們一群小朋友經過時剛好看見這隻貓，不知道是誰想出了這遊戲，規矩是將貓咪推入化糞池，最後一個讓貓咪爬不上來的就是贏家。</text:span></text:p>
      <text:p text:style-name="P2"><text:span text:style-name="T1">小貓咪被推下水了，在水面上四隻腳踢啊踢的，看來很好玩，每次下水，牠很快就游到紅磚牆邊，利爪一伸，沿著磚塊便向上爬，真是神奇！為了贏這個遊戲，說好輪流出手，以示公平。</text:span></text:p>
      <text:p text:style-name="P2"><text:span text:style-name="T1">就這樣你一手我一腳，小貓咪上上下下跌了好幾回。隨著力氣消耗，瘦弱的身子開始發抖。不過，牠還是有辦法在不斷的喵叫聲中游向岸邊，扣住紅磚間的縫隙往上爬。</text:span></text:p>
      <text:p text:style-name="P2"><text:span text:style-name="T1">終於，就在我讓牠再次落水後沒多久，牠不再划動，靜止浮在水面上。起先我以為牠裝死，所以用樹枝戳牠幾下，不過牠一動也不動，真的死了！至此遊戲結束，我贏了。贏了後我有點疑惑，不是說貓有九條命嗎？剩下的八條呢？</text:span></text:p>
      <text:p text:style-name="P2"><text:span text:style-name="T1">不待細想，不會動的東西畢竟無趣，眾人一哄而散。那年，我小學一年級。</text:span></text:p>
      <text:p text:style-name="P2"><text:span text:style-name="T1">生命終結，遊戲跟著結束，但這件事也就這樣結束了嗎？答案是否定的。三十年光陰逝去，只知每當夜闌人靜，我腦中還是時常出現貓咪最後掙扎的景象，無期徒刑般要我終其一生為此懺悔，提醒我曾經傷害了一個生命，在那場未曾對人提起過的，只有輸、沒有贏的遊戲中。</text:span></text:p>
      <text:p text:style-name="P1"><text:span text:style-name="T1">陳真 | 2006.10.20 09:18 | </text:span><text:span text:style-name="T2">#</text:span></text:p>
      <text:p text:style-name="P3"><text:span text:style-name="T1">我總覺得,每一封家書都是情書,每一部好電影都必然是愛情電影,每一首優美曲子肯定是情歌,任何東西若具有價值,那必然是因為它裏頭有著一種愛.</text:span></text:p>
      <text:p text:style-name="P3"><text:span text:style-name="T1">戀人之所以是戀人,並不是因為誰為誰做了什麼,而是因為他們之間的愛戀,是愛把兩顆心融化為一,不再區分彼此. 任何事物都一樣,我愛我的曲子,於是它雖拙劣不堪,卻依然琴韻傳揚,獲得生命.</text:span></text:p>
      <text:p text:style-name="P3"><text:span text:style-name="T1">我的阿乖並不特別,牠只是一隻比小貓還瘦小的小狗,第一次遇到牠是在林口長庚急診室的一個值班夜晚,大約才幾個月大,風雨中踉蹌走進急診室,被一位醫生和護士一連踢了兩腳,飛出幾公尺外,不久又爬了進來. 我怕牠又再度被踢,所以抱著牠回到我的值班室.</text:span></text:p>
      <text:p text:style-name="P3"><text:span text:style-name="T1">一年後,我母親去世,我也頓時似乎失去活下去的意志,彷彿生命突然失去了重量和存在價值. 加上所謂 "涉嫌叛亂" 種種不可思議的打壓與傷害,難以想像的身體折磨和心靈虐待與抹黑,在一片絕望中,我連一隻螞蟻也保護不了,於是我決定面對現實,在離開長庚回南部奔喪前夕,我帶著牠回到長庚湖畔,表面上跟牠玩捉迷藏,可當夜幕低垂,我和學姐就藏在遠處草叢中不再現身,這回牠找不到我們了.</text:span></text:p>
      <text:p text:style-name="P3"><text:span text:style-name="T1">十五六年過去,這個捉迷藏的遊戲仍持續,只是不知道何時才能讓牠再抓到我們.</text:span></text:p>
      <text:p text:style-name="P3"><text:span text:style-name="T1">隨著天色黯淡,長庚湖畔散步的三兩人群也逐漸散去,我們躲在草叢中看牠慌張的模樣; 遠方天空傳來林口慣有的低沉雷聲, 彷彿風雨欲來,而牠只是回到一年前牠所來自的地方,並沒有什麼不一樣,但牠依然四處尋覓我們的的蹤跡,彷彿一切已經變得不一樣,彷彿湖不再是湖,而夜也不再是夜,彷彿牠跟我們都已經無法再單獨屬於這地方.</text:span></text:p>
      <text:p text:style-name="P3"><text:span text:style-name="T1">我這一生沒有比這更自責的事了,我能體會什麼叫懺悔,什麼叫痛不欲生;時間並沒有減少痛苦,反而積累深厚. 如果我能用生命改寫故事,我會放棄個人一切來保有牠. 一對蚌殼,當失去其中一半,另一半似乎也跟著失去顏色.</text:span></text:p>
      <text:p text:style-name="P3"><text:span text:style-name="T1">我的阿乖只是一隻連看到小貓都會怕的流浪小狗,牠並沒有為這世界做些什麼,但牠卻似乎改變了世界. 甘地說得沒錯,"越是無辜,就越有力量". 風雨中,牠是全然無辜的,但牠卻默然承受一切不該屬於牠的痛苦. 世上力量,沒有比這更大.</text:span></text:p>
      <text:p text:style-name="P3"><text:span text:style-name="T1">這不是什麼特別的愛情故事,我相信所有人對此都不陌生. 一對相戀的生命,重要的不是誰為誰做了什麼,重要的是愛或不愛,是愛把一切全黏在一起;意義的源頭,故事的開端,寫下永無止息的悲歡.</text:span></text:p>
      <text:p text:style-name="P3"><text:span text:style-name="T1">我與小狗阿乖乃是如此,你與世界難道不也是這樣? 每人造化不同,你不一定能替世界做些什麼,但那無關緊要,重要的是她在你心中究竟佔有多少份量.</text:span></text:p>
      <text:p text:style-name="P3"><text:span text:style-name="T1">常聽林黎(玉爭)談林弘宣,她說弘宣常為他人痛苦感到悲傷,長夜流淚禱告. 於是我有了勇氣,因為我知道我雖與之不識,卻必然是他所關注,即便微渺如我,微不足道的一點痛苦,想不到世上竟然有人真的在乎.</text:span></text:p>
      <text:p text:style-name="P3"><text:span text:style-name="T1">羅曼羅蘭說得沒錯,"只要有一雙真誠的眼睛陪我們哭泣,我們就沒有為生命白白受苦." 我們其實並不需要別人為我們做些什麼,但 "親拭情淚,長為我流",你的淚眼無聲,彷彿能洗盡我的一切憂傷和恐懼.</text:span></text:p>
      <text:p text:style-name="P1"><text:span text:style-name="T1">明瑞 | 2006.10.19 21:57 | </text:span><text:span text:style-name="T2">#</text:span></text:p>
      <text:p text:style-name="P2"><text:span text:style-name="T1">謝謝</text:span><text:span text:style-name="T3"><text:line-break/></text:span><text:span text:style-name="T1">真的謝謝</text:span></text:p>
      <text:p text:style-name="P2"><text:span text:style-name="T1">回覆最後一句話: 會 我也會因此而感到充滿勇氣</text:span></text:p>
      <text:p text:style-name="P2"><text:span text:style-name="T1">明瑞</text:span><text:span text:style-name="T3"><text:line-break/></text:span></text:p>
      <text:p text:style-name="P1"><text:span text:style-name="T1">陳真 | 2006.10.19 21:04 | </text:span><text:span text:style-name="T2">#</text:span></text:p>
      <text:p text:style-name="P3"><text:span text:style-name="T1">謝謝明瑞對我的理解.</text:span></text:p>
      <text:p text:style-name="P3"><text:span text:style-name="T1">杜斯妥也夫斯基說,"一個人所能給予世界最大的禮物就是他自己".</text:span></text:p>
      <text:p text:style-name="P3"><text:span text:style-name="T1">我不認為存在一種獨善其身與兼善天下的區分,在我看來,自身之完善就是任何人所能給予這個世界 "最大的禮物". 因此我對那些在山洞裏打坐的修行者之尊敬,許多時候,遠勝拋頭顱灑熱血的革命志士.</text:span></text:p>
      <text:p text:style-name="P3"><text:span text:style-name="T1">羅素戮力世界和平,一生出版96 本書,兩千篇文章,其中許多有關救國救民,但維根斯坦生前卻只出版一本僅有兩萬字的小書(Tractatus),發表過一篇文章,做過一次公開演講,而且從不參與任何社運,對之鄙夷甚深,常說那些救國救民者大多是人渣.</text:span></text:p>
      <text:p text:style-name="P3"><text:span text:style-name="T1">羅素與維根斯坦是兩種完全截然不同的存在方式,但後者贏得我的心,前者在我看來卻可有可無,十分瑣碎而缺乏意義. 原因也許就在於後者力求自身完善,前者卻遺忘了自己.</text:span></text:p>
      <text:p text:style-name="P3"><text:span text:style-name="T1">羅素有一次嘲笑維根斯坦說: 難道你想當完人? 維根斯坦說: 對啊,難道你不想?</text:span></text:p>
      <text:p text:style-name="P3"><text:span text:style-name="T1">這話很容易被誤解扭曲成一種個人主義式的自私,但其實正好相反. 所謂自身之完善是你所能給予世界最大的禮物,意思類似甘地說的: "當一個人把自身降到零,便能撼動整個世界." 降到零便是無私;當你視自己微渺如塵,你反倒有了重量;當你努力膨漲自我,擴張影響力,你反倒顯得瑣碎而缺乏意義.這話很吊詭,但吊詭往往更接近真理.</text:span></text:p>
      <text:p text:style-name="P3"><text:span text:style-name="T1">至於要不要指出別人理解上的錯誤,我覺得這沒什麼好猶豫的啊,想指出就指出,不想指出就不要指出. 重要的也許不在於指出錯誤與否,而在於指出與否的態度. 我並不是非常在乎別人是否真誠,不真誠常讓我感到尷尬,但這沒什麼要緊,但我比較無法忍受虛榮;我覺得那很窩囊,而窩囊是難以忍受的. 可我卻很少看到不窩囊的菁英.</text:span></text:p>
      <text:p text:style-name="P3"><text:span text:style-name="T1">比方說唸高中時,學校流傳著一個笑話: 幾個學生初次聚在一起,其中那個唸建中的,大約平均在初識三分鐘內就會想辦法把話題轉到自己是建中的學生這件事.</text:span></text:p>
      <text:p text:style-name="P3"><text:span text:style-name="T1">同理,我看許多研究生,當他取得博士的第一秒鐘,嘴臉幾乎都會瞬間走樣; 當他謀得教職,更是瞬間人格突變,言談中總是會想辦法穿插 "我的學生如何如何" 這樣的句型,意思是說我是教授喔. 我當然不是說 "我的學生如何如何" 這句話不能說,而是說在這樣一種現象中,我總是能聞到一股極其窩囊沒出息的虛榮氣味.</text:span></text:p>
      <text:p text:style-name="P3"><text:span text:style-name="T1">不真誠無妨,有時為了禮貌,假裝客套一下沒辦法,但虛榮則很糟糕,能夠減得越低越好.</text:span></text:p>
      <text:p text:style-name="P3"><text:span text:style-name="T1">我有個偶像姓關,名叫...,也是個留學生,他就是 "在山洞裏打坐" 那樣的一種 "修行者",在他身上我看不到半點虛榮;我常跟人說,我能把我的頭交給他保管,萬一他不小心弄丟,我還是會相信他. 他對現實世界很無知,但在我看來,他給了這世界最美好的禮物. 他雖處 "山洞",沒沒無聞,不為人所知,但他的光與熱卻不因此而減少一分. 我並不識太陽,但太陽並不因此而掩蔽其溫暖.</text:span></text:p>
      <text:p text:style-name="P3"><text:span text:style-name="T1">曾有其他留學生看他一副傻傻土土的模樣,而且大家還莫名其妙幫他弄出一堆謠言,說他什麼課業不順或什麼為了海外留學生活一副很緊張的樣子,於是竟然有人寫信要我幫助他治療他,我回信給那個自以為溫馨的留學生說:</text:span></text:p>
      <text:p text:style-name="P3"><text:span text:style-name="T1">"妳沒搞錯吧? 我豈能治療一顆太陽? 他是治療人的,不是讓人治療的."</text:span></text:p>
      <text:p text:style-name="P3"><text:span text:style-name="T1">當然,在一種鑑賞能力極其庸俗的社會中,美醜顛倒,賢愚易位,我講這些話肯定沒有幾個人會同意,但太陽就是太陽,太陽並不會因為你沒歌頌他而迴避其溫暖在你身上.</text:span></text:p>
      <text:p text:style-name="P3"><text:span text:style-name="T1">太陽或許並沒有為你個人做些什麼,但是當你想到你的哀樂世上竟然有人 """"""""真的"""""""""在乎,難道你不會因此而充滿勇氣?</text:span></text:p>
      <text:p text:style-name="P3"><text:span text:style-name="T1">陳真</text:span></text:p>
      <text:p text:style-name="P1"><text:span text:style-name="T1">陳真 | 2006.10.19 20:13 | </text:span><text:span text:style-name="T2">#</text:span></text:p>
      <text:p text:style-name="P2"><text:span text:style-name="T1">美國侵略伊拉克前後那段時間,如果有人說伊拉克會被美國 "解放" 成另一個越南,伊戰變越戰,美國政府就會反駁這種言論說是在助長 "敵人" 威風,唱衰民主,可是,布希昨天首次公開承認這樣的說法(如下報導).</text:span></text:p>
      <text:p text:style-name="P2"><text:span text:style-name="T1">政客之所以能愚弄人民,許多時候只是訴諸一種健忘,可是,人們不該健忘若此. 比方說入侵巴格達只不過是三年前的事不是嗎? 那時候,美國為了侵略,憑空捏造少說也有七十個謊言,反對者早在當下就一一拆穿這些謊言之荒唐,可是,主流媒體照樣配合政客撒謊炒作.</text:span></text:p>
      <text:p text:style-name="P2"><text:span text:style-name="T1">好吧,也許你當時不信反對者的說法,堂堂一個美國政府怎麼可能撒這麼多謊言以便侵略別人國家呢? 可是,現在這七十幾個藉口和指控及造謠,幾乎已經全部被一一證實根本就是憑空撒謊和炒作;類似狀況從不間斷,謊話說個不停,那麼,你難道不會因此增加一點點對於主流政客及媒體的戒心? 你難道不會因此對市面上那些所謂趨炎附勢的政論家或名嘴名家的能力及人品產生一種懷疑? 你難道不會因此學會如何評價各種說法來源之可信度?</text:span></text:p>
      <text:p text:style-name="P2"><text:span text:style-name="T1">如果你完全沒有學會任何事,那麼,也許我們就不能怪政客怪主流媒體,而只能怪自己智商太低. 被騙一兩次是合理的,但如果連續被騙一兩萬次,那顯然就是 IQ 有問題.</text:span></text:p>
      <text:p text:style-name="P2"><text:span text:style-name="T1">對公眾事務的理解與判斷上,我很少犯錯,並不是因為我有著比別人豐富的資訊管道,而是因為我沒有信口開河的不良習性,我不會因為支持某種立場而影響判斷或影響對資料可信度的理解與呈現,我不談沒有十足把握的事,我若知道十,頂多也只說其一二,犯錯的機率自然大大減少.</text:span></text:p>
      <text:p text:style-name="P2"><text:span text:style-name="T1">可是,釣魚給人吃畢竟無濟於事,你倒不如給他一根釣竿,讓他自己抓魚吃; 釣竿無非就是一種判斷力或鑑賞能力;面對茫茫資訊大海及各種人事物,學習如何評價是非美醜及其可信度. 這跟學習數學一樣,你根本沒必要為我解答所有題目,因為題目是無限的,但你或許能教我一種演算方式,於是我便能藉著它來解決所有題目,自行找到某種各種問題的適當解答.</text:span></text:p>
      <text:p text:style-name="P2"><text:span text:style-name="T1">市面上充斥各種廣告,運用各種方式企圖宣揚某種立場,但廣告充斥之餘,卻很少看到數學,很少看到與廣告無關的東西.</text:span></text:p>
      <text:p text:style-name="P2"><text:span text:style-name="T1">廣告基本上是建立在一種假設,假設你是個笨蛋. 既然你是個笨蛋,於是我便能透過各種修辭或甚至謊言來操控你的好惡,讓你痛恨那些你不該恨的,讓你仰慕那些你沒有絲毫仰慕必要的人事物.</text:span></text:p>
      <text:p text:style-name="P2"><text:span text:style-name="T1">沒有人能為你解構每一個廣告,但他或許能為你示範一種面對廣告的態度,在浩瀚無邊的廣告胭脂粉中,看到人事物之本然.</text:span></text:p>
      <text:p text:style-name="P2"><text:span text:style-name="T1">陳真</text:span><text:span text:style-name="T3"><text:line-break/></text:span><text:span text:style-name="T1">===========</text:span><text:span text:style-name="T3"><text:line-break/></text:span><text:span text:style-name="T1">http://english.aljazeera.net/NR/exeres/74E4D099-8A63-4C3E-BF44-F1E13B3B7EBD.htm</text:span></text:p>
      <text:p text:style-name="P2"><text:span text:style-name="T1">Bush admits Iraq, Vietnam comparable</text:span></text:p>
      <text:p text:style-name="P2"><text:span text:style-name="T1">Thursday 19 October 2006, 8:42 Makka Time, 5:42 GMT</text:span><text:span text:style-name="T3"><text:line-break/><text:line-break/></text:span><text:span text:style-name="T1">The US president has for the first time acknowledged a possible parallel between the raging violence in Iraq and the Vietnam War.</text:span></text:p>
      <text:p text:style-name="P1"><text:span text:style-name="T1">选择 | 2006.10.19 14:37 | </text:span><text:span text:style-name="T2">#</text:span></text:p>
      <text:p text:style-name="P3"><text:span text:style-name="T1">文中所述的这种现象,就是大陆现在论坛里的现象.</text:span></text:p>
      <text:p text:style-name="P3"><text:span text:style-name="T1">================</text:span><text:span text:style-name="T3"><text:line-break/></text:span><text:span text:style-name="T1">问题在于，尽管这些网站都明确规定任何人在论坛发表观点，必须遵守中国的有关法律，但它们毕竟没有官方媒介的忌讳和约束，过多地不加过滤地采用了西方的消息和评论，使大量不利于沙特和阿拉伯、穆斯林的信息和评论充斥网站，甚至允许一些种族主义的言论和肮脏的语言得以张贴。</text:span><text:span text:style-name="T3"><text:line-break/></text:span><text:span text:style-name="T1">　　</text:span><text:span text:style-name="T3"><text:line-break/></text:span><text:span text:style-name="T1">　　　　在这种地方，但凡涉及中东争端、自</text:span><text:span text:style-name="T4">杀</text:span><text:span text:style-name="T1">爆炸、基地组织等信息，总能看到一些对阿拉伯人和穆斯林的恶意攻击。一个触目惊心的事实是，尽管中国的中东政策是同情和支持阿拉伯正义事业的，但是，中国的青年人，特别是青年网民已经大部分站在了以色列一边，他们公开在网站论坛上攻击政府的外交政策，强烈抨击中国媒介有关中东问题的报道立场，对客观报道巴勒斯坦问题的记者进行人身攻击，极力贬低巴勒斯坦人、阿拉伯人、穆斯林和伊斯兰教，对美国和以色列充满了同情、崇拜和支持。在以色列的国际形象空前糟糕的同时，它却在中国青年一代中非常有市场，能轻易找到大量的同情者和支持者，形成一种怪现象。形成这一现象，固然和中国当代青年人的世界观、人生观及价值观发生剧烈变化有关，与西方媒介控制和左右世界信息渠道有关，但也与阿拉伯国家对外宣传不力，尤其是对华媒介公关失败有着密切的关系。..............................</text:span></text:p>
      <text:p text:style-name="P3"><text:span text:style-name="T3"><text:line-break/></text:span><text:span text:style-name="T1">..........</text:span><text:span text:style-name="T3"><text:line-break/></text:span><text:span text:style-name="T1">在民间，理解同情以色列人、反感巴勒斯坦人和阿拉伯人的力量已经发生了倒错。这一点，在因特网的BBS论坛中尤其明显。它表明，中国的青年一代，特别是知识分子和社会精英，已经大部分站在了以色列一侧。他们或许不懂中东问题的症结所在，但他们更多地奉行社会达尔文主义，认同弱肉强食的丛林法则，在他们眼里，以色列代表发达、先进、文明，对中国的军事和农业、科技发展帮助很大，是个小而自强的民族，巴勒斯坦和阿拉伯代表落后、愚昧、封建、保守，是没有希望的民族。</text:span><text:span text:style-name="T3"><text:line-break/></text:span><text:span text:style-name="T1">　　</text:span><text:span text:style-name="T3"><text:line-break/></text:span><text:span text:style-name="T1">　　　　“到2002年底与2003年初，在各大中文网站的相关留言版支以与支巴两大阵营的较量中，支以阵营已明显胜出。2002年，中国人对以巴冲突看法的变化，即使用"天翻地覆"来形容，也不算过份。举一个简单的例子，在"西祠胡同"里有一个以以巴问题为主题的小论坛--迦南论坛。该论坛的访客看来不过几十人，却是一个中国人在以巴问题上的观点晴雨表。在2001年底2002年初，该论坛中的贴子以支持巴勒斯坦的立场和中间立场为主。但经过几番较量，亲以派力量日渐壮大，到2002年年底，亲以派完全控制了论坛大局……”⒇</text:span><text:span text:style-name="T3"><text:line-break/></text:span><text:span text:style-name="T1">　　</text:span><text:span text:style-name="T3"><text:line-break/></text:span><text:span text:style-name="T1">　　　　需要说明的事，上文提到的迦南论坛的主持人是位北京大学希伯来语专业的毕业生，并且在以色列留学两年。而几个著名的网络亲以写手本身就生活在以色列。部分中国中东问题专家甚至通过分析得出结论：部分网络写手就是以为以色列进行辩护为生的。</text:span></text:p>
      <text:p text:style-name="P1"><text:span text:style-name="T1">选择 | 2006.10.19 14:33 | </text:span><text:span text:style-name="T2">#</text:span></text:p>
      <text:p text:style-name="P2"><text:span text:style-name="T1">http:// forum.news.sina. com. cn/cgi-bin/viewone.cgi?gid=12&amp;fid=5859&amp;itemid=52600</text:span></text:p>
      <text:p text:style-name="P2"><text:span text:style-name="T1">论文注释：</text:span><text:span text:style-name="T3"><text:line-break/></text:span><text:span text:style-name="T1">① 传媒</text:span><text:span text:style-name="T4">杂</text:span><text:span text:style-name="T1">志MEDIA第8页，〈我国期刊产业的现状与前景〉，作者：新闻出版署报刊司副</text:span><text:span text:style-name="T3"><text:line-break/></text:span><text:span text:style-name="T1">司长艾立民</text:span><text:span text:style-name="T3"><text:line-break/></text:span><text:span text:style-name="T1">②中华新闻报：〈2003年中国新闻回望〉，作者孙正，柳婷婷</text:span><text:span text:style-name="T3"><text:line-break/></text:span><text:span text:style-name="T1">③中华新闻报：2003年中国新闻回望，作者孙正，柳婷婷</text:span><text:span text:style-name="T3"><text:line-break/></text:span><text:span text:style-name="T1">④中新社北京4月1日援引中国互联网络信息资源的第三次数量调查结果</text:span><text:span text:style-name="T3"><text:line-break/></text:span><text:span text:style-name="T1">⑤中国记者协会网站www.china -media.com.cn：《中国记者协会简介》</text:span><text:span text:style-name="T3"><text:line-break/></text:span><text:span text:style-name="T1">⑥传媒</text:span><text:span text:style-name="T4">杂</text:span><text:span text:style-name="T1">志MEDIA，2003年第10期，第5页</text:span><text:span text:style-name="T3"><text:line-break/></text:span><text:span text:style-name="T1">⑦〈新京报〉2003年3月28日B25版-地球周刊</text:span><text:span text:style-name="T3"><text:line-break/></text:span><text:span text:style-name="T1">⑧《国际金融报》2004年4月9日《中国多管齐下力保石油安全》，记者祁和忠 发自上海</text:span><text:span text:style-name="T3"><text:line-break/></text:span><text:span text:style-name="T1">⑨、⑩、⑾南方周末《油价牵扯着谁的神经》，2004年4月8日第24版，记者栗源 马凌</text:span><text:span text:style-name="T3"><text:line-break/></text:span><text:span text:style-name="T1">⑿中国石油网www.oil news. com.cn 2004年4月12日</text:span><text:span text:style-name="T3"><text:line-break/></text:span><text:span text:style-name="T1">⒀以上引文均见〈世界知识年</text:span><text:span text:style-name="T4">鉴</text:span><text:span text:style-name="T1">〉2003/2004版，P172-176，世界知识出版社）</text:span><text:span text:style-name="T3"><text:line-break/></text:span><text:span text:style-name="T1">⒁江泽民：1993年11月7日在全国统战工作会议上的讲话</text:span><text:span text:style-name="T3"><text:line-break/></text:span><text:span text:style-name="T1">⒂《沙特阿拉伯的社会福利制度》，黄民兴，〈阿拉伯世界〉1993年第二期）</text:span><text:span text:style-name="T3"><text:line-break/></text:span><text:span text:style-name="T1">⒃《沙特建国64年经济建设成就述评》，李国发，〈阿拉伯世界〉1997年第一期</text:span><text:span text:style-name="T3"><text:line-break/></text:span><text:span text:style-name="T1">⒄《乌里玛与保持君主制的伊斯兰性—沙特阿拉伯君主制的伊斯兰星》，马小红，〈阿拉伯世界〉1999年第一期</text:span><text:span text:style-name="T3"><text:line-break/></text:span><text:span text:style-name="T1">《中沙经贸合作硕果累累—1994年中沙经贸洽谈会侧记》，吴富贵，〈阿拉伯世界〉1994年第四期</text:span><text:span text:style-name="T3"><text:line-break/></text:span><text:span text:style-name="T1">《沙特与英国关系一瞥—谈1948年的沙英共同防卫协定》，王有勇，〈阿拉伯世界〉1996年第一期</text:span><text:span text:style-name="T3"><text:line-break/></text:span><text:span text:style-name="T1">⒅《法赫德国王在沙特经济社会发展和建设中的作用》，李国发，〈阿拉伯世界〉1997年第二期</text:span><text:span text:style-name="T3"><text:line-break/></text:span><text:span text:style-name="T1">⒆《沙特阿拉伯建国后的初期文学》，海维谅，〈阿拉伯世界〉1994年第四期。</text:span><text:span text:style-name="T3"><text:line-break/></text:span><text:span text:style-name="T1">《沙特阿拉伯现代小说概述》，王德新，〈阿拉伯世界〉1994年第四期</text:span><text:span text:style-name="T3"><text:line-break/></text:span><text:span text:style-name="T1">《文明古国，文化大国—参加沙特全国文化遗产节》，陆培勇，李振中，〈阿拉伯世界〉1997年第二期</text:span><text:span text:style-name="T3"><text:line-break/></text:span><text:span text:style-name="T1">⒇www.google .com.hk:2002以巴问题的中文话语革命,作者，大雪满弓刀,2003年3月3日</text:span><text:span text:style-name="T3"><text:line-break/></text:span><text:span text:style-name="T1">（21）、（22）、（23）北京青年报，1999年1月29日《在华的日子终身难忘—以色列驻华大使南月明，记者姜薇</text:span><text:span text:style-name="T3"><text:line-break/></text:span><text:span text:style-name="T1">（24）www.csonline .com.cn</text:span><text:span text:style-name="T3"><text:line-break/></text:span><text:span text:style-name="T1">（25）中国青年报，2001年8月14日，记者陈铁源</text:span><text:span text:style-name="T3"><text:line-break/></text:span><text:span text:style-name="T1">（26）托马斯·弗雷德里曼《从贝鲁特到耶路撒冷》Thomas Friedman—From Beirut to Jerusalem : One Man’s Middle Eastern Odyssery,中文版，世界知识出版社，第439页。</text:span><text:span text:style-name="T3"><text:line-break/></text:span><text:span text:style-name="T1">（27）Thomas Friedman— From Beirut to Jerusalem: One Man’s Middle Eastern Odyssery,中文版，世界知识出版社，第439—440页</text:span></text:p>
      <text:p text:style-name="P2"><text:span text:style-name="T1">此文完成于2005年4月底，原为“世界传媒中的沙特形象”国际论坛年会而作（2004年10月在利雅得举行），后发表于中国学术刊物《阿拉伯世界》，并被阿拉伯文化信息中心全文译成阿拉伯文，并向阿拉伯国家各传媒机构、学术单位和驻华使馆广为散发。</text:span></text:p>
      <text:p text:style-name="P1"><text:span text:style-name="T1">选择 | 2006.10.19 14:17 | </text:span><text:span text:style-name="T2">#</text:span></text:p>
      <text:p text:style-name="P3"><text:span text:style-name="T1">阿拉伯人是以慷慨出名的，而以色列人是以“吝啬”著称于世的。但是，凡是在北京与以色列人和阿拉伯人打过交道的，都可能会得出相反的结论。这并不是说事实上阿拉伯人吝啬、以色列人慷慨或者完全相反，而是以色列在表现慷慨方面超过了阿拉伯人。以色列都做了些什么呢？</text:span><text:span text:style-name="T3"><text:line-break/></text:span><text:span text:style-name="T1">　　</text:span><text:span text:style-name="T3"><text:line-break/></text:span><text:span text:style-name="T1">　　　　第一，利用一切机会与中国驻以色列和中东地区记者交朋友，使其在到达以色列前就对这个国家产生亲近感。每一个被派往以色列的中国记者，行前都会受到以色列新闻官员的约见和宴请。在一个非常轻松和友好的场合，以色列外交官会把若干本描述以色列、犹太人和中东问题的著作送给这个记者，而这些书籍肯定都反映了以色列的官方立场，或者展示以色列人勇敢、勤劳、苦干和智慧。当这些记者结束任期后，他们会成为以色列外交人员的公关对象，经常应邀出现各种使馆组织的活动，长时间地受到以色列方面的影响，由此难以避免地会对以色列产生好感。</text:span><text:span text:style-name="T3"><text:line-break/></text:span><text:span text:style-name="T1">　　</text:span><text:span text:style-name="T3"><text:line-break/></text:span><text:span text:style-name="T1">　　　　就我本人的体验是，无论是我在90年代初到科威特工作（兼管对沙特的报道），还是90年代末在巴勒斯坦工作，事先没有一位阿拉伯外交官主动与我接触并试图对我产生影响。尤其让我印象深刻的是，我作为中国唯一常驻巴勒斯坦的记者并在危险的加沙工作3年之久，只有在结束任期后有机会接受邀请到巴勒斯坦驻北京大使馆做客。作为一个中国比较知名的中东问题专家和资深新闻记者，我在中国电视台的访谈受到了以色列使馆的连续关注，也因此，成为经常应邀造访以色列使馆。但是，迄今为止，只有沙特使馆注意到我的存在和作用。</text:span><text:span text:style-name="T3"><text:line-break/></text:span><text:span text:style-name="T1">　　</text:span><text:span text:style-name="T3"><text:line-break/></text:span><text:span text:style-name="T1">　　　　有一个故事让我一直难忘，几年前，当新华社驻中东地区总分社（设在开罗）社长李红旗赴任前夕，为他举行欢送盛大宴会的竟然是以色列驻华大使馆而不是埃及或者阿拉伯国家联盟驻北京办事处。其中固然有李先生曾经在以色列工作的原因，但是，这里明显可以看出以色列通过各种方式影响中国记者的愿望。</text:span><text:span text:style-name="T3"><text:line-break/></text:span><text:span text:style-name="T1">　　</text:span><text:span text:style-name="T3"><text:line-break/></text:span><text:span text:style-name="T1">　　　　以色列外交官通过与新闻记者打交道，并不直接推销和贩卖其政府的立场和思想，而是通过自由交谈的方式，通过个人友谊来影响中国记者对中东冲突的看法，进而使其在报道这一问题时夹带更多的人为和感情因素。伊拉克战争爆发前夕，正当巴勒斯坦外交部长沙阿斯访问中国期间，以色列政府特使、前辛贝特局长也到中国访问，他在会见中国领导人之余，至少参与了两次新闻记者、学者见面会，回答了所有问题，包括以色列如何应付萨达姆政权可能发动的导弹袭击。最近，以色列使馆又邀请我参加一名来自国内的“反恐”专家的学术讨论会，并随邀请函传了这位专家的详悉资料和学术著作简介。</text:span><text:span text:style-name="T3"><text:line-break/></text:span><text:span text:style-name="T1">　　</text:span><text:span text:style-name="T3"><text:line-break/></text:span><text:span text:style-name="T1">　　　　第二，邀请相关的专家、学者、媒介负责人前往以色列进行访问，并长期保持联系，使其在不知不觉中成为以色列在中国的院外集团。中国的学术专家、记者一般通过各种媒介就国际问题发表分析和观点，进而影响政府决策，也影响公众对某一问题是非曲直的判断，当然，也在某种程度上会对双边关系产生一定作用。以色列政府非常重视对中国学术和新闻界的公关。早在中以建交前，以色列外交部就通过纽约犹太人某协会的名义邀请两名新华社记者前往耶路撒冷访问，并通过他们推动两国外交关系的突破和正常化。中以建交后，几乎所有从事中东问题研究的学者都先后应邀访问过以色列。部分中央和地方主要报纸的国际版编辑也陆续到过以色列。这些学者和记者回来之后，几乎都要写一些访问观感，对以色列的建设成就、犹太人的勤劳智慧和以色列对华友好表现做一番表述，同时，对暴力冲突下以色列人的生存环境表示担忧和理解。</text:span><text:span text:style-name="T3"><text:line-break/></text:span><text:span text:style-name="T1">　　</text:span><text:span text:style-name="T3"><text:line-break/></text:span><text:span text:style-name="T1">　　　　相反，很少有中国学者和记者能到巴勒斯坦被占领土参观访问，因此，巴勒斯坦人的痛苦和巴以冲突的真相更多只能通过新华社和西方媒介进行了解，而西方媒介的立场又是总体上偏向以色列的。部分中国专家原来是比较同情巴勒斯坦的，但是，经过以色列的多次公关活动，个人的情感和立场已经发生了变化，他们或者不再理直气壮地为巴勒斯坦和阿拉伯人辩护，或者索性公开替以色列说话。中国的学术界已经出现了部分明显的“亲以派”，而且这个力量在逐步扩大。</text:span><text:span text:style-name="T3"><text:line-break/></text:span><text:span text:style-name="T1">　　</text:span><text:span text:style-name="T3"><text:line-break/></text:span><text:span text:style-name="T1">　　　　在民间，理解同情以色列人、反感巴勒斯坦人和阿拉伯人的力量已经发生了倒错。这一点，在因特网的BBS论坛中尤其明显。它表明，中国的青年一代，特别是知识分子和社会精英，已经大部分站在了以色列一侧。他们或许不懂中东问题的症结所在，但他们更多地奉行社会达尔文主义，认同弱肉强食的丛林法则，在他们眼里，以色列代表发达、先进、文明，对中国的军事和农业、科技发展帮助很大，是个小而自强的民族，巴勒斯坦和阿拉伯代表落后、愚昧、封建、保守，是没有希望的民族。</text:span><text:span text:style-name="T3"><text:line-break/></text:span><text:span text:style-name="T1">　　</text:span><text:span text:style-name="T3"><text:line-break/></text:span><text:span text:style-name="T1">　　　　“到2002年底与2003年初，在各大中文网站的相关留言版支以与支巴两大阵营的较量中，支以阵营已明显胜出。2002年，中国人对以巴冲突看法的变化，即使用"天翻地覆"来形容，也不算过份。举一个简单的例子，在"西祠胡同"里有一个以以巴问题为主题的小论坛--迦南论坛。该论坛的访客看来不过几十人，却是一个中国人在以巴问题上的观点晴雨表。在2001年底2002年初，该论坛中的贴子以支持巴勒斯坦的立场和中间立场为主。但经过几番较量，亲以派力量日渐壮大，到2002年年底，亲以派完全控制了论坛大局……”⒇</text:span><text:span text:style-name="T3"><text:line-break/></text:span><text:span text:style-name="T1">　　</text:span><text:span text:style-name="T3"><text:line-break/></text:span><text:span text:style-name="T1">　　　　需要说明的事，上文提到的迦南论坛的主持人是位北京大学希伯来语专业的毕业生，并且在以色列留学两年。而几个著名的网络亲以写手本身就生活在以色列。部分中国中东问题专家甚至通过分析得出结论：部分网络写手就是以为以色列进行辩护为生的。</text:span><text:span text:style-name="T3"><text:line-break/></text:span><text:span text:style-name="T1">　　</text:span><text:span text:style-name="T3"><text:line-break/></text:span><text:span text:style-name="T1">　　　　在媒介公关方面，阿拉伯国家普遍不够重视。当然，客观地说，沙特政府在这方面却是个例外，的确是做了许多工作的，包括从80年代起陆续邀请中国的新闻记者、大学教授和学者到沙特进行访问，参加沙特国庆活动或文化节。但我个人认为，这方面的交流还需要扩大，特别是新闻记者和学者，不要太考</text:span><text:span text:style-name="T4">虑</text:span><text:span text:style-name="T1">他们的宗教信仰。</text:span><text:span text:style-name="T3"><text:line-break/></text:span><text:span text:style-name="T1">　　</text:span><text:span text:style-name="T3"><text:line-break/></text:span><text:span text:style-name="T1">　　　　第三，通过外交官的广泛社会活动，大量接触中国各阶层，频繁在中国媒介中曝光，光大气国家的形象。我是讲阿拉伯语的，也主要在阿拉伯国家工作，但是，在北京，除沙特大使阁下，我记不起其他阿拉伯外交官的名字，我先后直接接触过的阿拉伯外交官不会超过5人。但是，我对以色列的大使、新闻专员甚至几个中国雇员的名字都能完全叫得上来，而且建立了很好的私人友谊，即使他们结束任期回到国内。这不是说我和以色列人走得近，而是阿拉伯人疏</text:span><text:span text:style-name="T4">远</text:span><text:span text:style-name="T1">了我，或者没有重视与我们这些中国的专家、学者和新闻记者打交道。以色列前驻华大使南月明在她50多岁时到中国工作，但是，在4年的日子里，她跑遍了中国的24个省份，从最热最南端的中国城市海南三亚，到最冷最北端的黑龙江首府哈尔滨，从北京最贫穷的小巷子到中国最西边的城市喀什（21）（北京青年报）。她甚至多次到东北去祭扫犹太人墓地（22），借以密切中国与以色列的历史关系。我从前沙特驻中国大使巴沙尔先生的著作里看到了北京牛街清真寺的阿拉伯先贤墓地的照片，显然他拜访过那里，但是，又有多少阿拉伯外交官能经常就近去访问这个墓地并利用它来宣传中国与阿拉伯的历史友谊呢？</text:span><text:span text:style-name="T3"><text:line-break/></text:span><text:span text:style-name="T1">　　</text:span><text:span text:style-name="T3"><text:line-break/></text:span><text:span text:style-name="T1">　　　　在中国，南月明是频繁在中国《人民日报》、《北京日报》、《北京青年报》等重要报纸露面的外国人，也是中国最知名的外交官。在中国媒体的表述中，她是位中国迷，中国通，非常热爱中国文化和中国人民，甚至非常支持中国的希望工程并自己掏钱资助部分贫困地区的学生读书。（23）</text:span><text:span text:style-name="T4">远</text:span><text:span text:style-name="T1">离北京几千公里的广州有一个饮食网站--中华饮食文化网甚至在南月明离任一年多后还在回忆说，“以色列前驻华大使南月明是位爽朗、热情的女外交官……是外交界公认的’’铁娘子’式的人物，堪与撒切尔夫人媲美，并与国务委员吴仪是好朋友。”（24）她何止是国务委员的好朋友，她也曾是中国前国家主席设家宴招待过的仅有的两位外国大使之一。一本中国</text:span><text:span text:style-name="T4">杂</text:span><text:span text:style-name="T1">志甚至称，“南月明是在中国最受欢迎的外国大使。”这样的大使有什么理由不受欢迎呢？这样的大使连我这个中国人都羡慕，中国和阿拉伯世界都不乏杰出的外交官，但是，又有几位能比南月明更投入、更敬业和更讲究外交艺术呢？当中国媒介宣传、欣赏和赞扬南月明这样的以色列大使时，中国人还能对以色列保持多少距离和成见呢？</text:span><text:span text:style-name="T3"><text:line-break/></text:span><text:span text:style-name="T1">　　</text:span><text:span text:style-name="T3"><text:line-break/></text:span><text:span text:style-name="T1">　　　　南月明的继任者海逸达博士是位出生在伊拉克的犹太人，到任以来，一直重视同中国媒介打交道。在以色列举行大选、伊拉克战争爆发这样重要事态发生期间，海逸达都亲自举行新闻发布会，介绍相关情况，解释以政府立场。他也特别重视利用中国遭遇的苦难强调以中关系的密切和牢固。他曾经对笔者说，他是SARS疫情爆发期间，唯一没有回国躲避而是与中国人民共患难的外国大使。我无从证实是否还有其他的使节留在北京，但仅从他能继续在中国履行职责，我们就无法不佩服。</text:span><text:span text:style-name="T3"><text:line-break/></text:span><text:span text:style-name="T1">　　</text:span><text:span text:style-name="T3"><text:line-break/></text:span><text:span text:style-name="T1">　　　　第五，出版通讯刊物（电子），及时澄清立场和事实。2003年3月22日，以色列炸死巴勒斯坦伊斯兰抵抗运动（哈马斯）精神领袖亚辛后，没有一个阿拉伯国家或组织的驻北京机构组织新闻发布会，散发新闻稿或接受媒介采访。相比之下，以色列驻中国大使馆、驻上海和广州领事馆都主动向中国媒介通气，或者接受中国报纸采访，强调以色列政府的立场，宣传其</text:span><text:span text:style-name="T4">杀</text:span><text:span text:style-name="T1">死亚辛是为了反对恐怖主义。几乎在一周之内，我的私人信箱先后收到4条以色列大使馆发来的新闻公告，一条是《以色列国防军</text:span><text:span text:style-name="T4">杀</text:span><text:span text:style-name="T1">死恐怖头子亚辛》，第二条是《纪念以色列和埃及签订和平条约25周年》，另外两条分别通报以色列科技部长即将访华和一家中以合资企业在新疆建成投产。显而易见，在亚辛事件之后，以色列驻华机构向中国主要媒介、官员和学术界人士传达了以下几个方面的信息：第一，亚辛是“恐怖主义分子”，以色列必须要</text:span><text:span text:style-name="T4">杀</text:span><text:span text:style-name="T1">。其次，以色列是渴望和平而且愿意实现和平的，戴维营协议就是例证。第三，以色列重视以中关系，而且继续在为中国的农业合科技现代化做贡献。此外，中国的新闻记者，特别是北京的新闻记者和学者，还经常收到以色列使馆不定期发来的文传材料。包括我在内的部分媒介负责人几乎每周都收到以色列使馆寄来的《耶路撒冷邮报》副刊《耶路撒冷报道》，而且已经持续两年了。</text:span><text:span text:style-name="T3"><text:line-break/></text:span><text:span text:style-name="T1">　　</text:span><text:span text:style-name="T3"><text:line-break/></text:span><text:span text:style-name="T1">　　　　而在我的记忆中，只有在大约3年前，阿拉伯国家使团曾向中国的新闻界就巴以冲突发表过一份《告中国公众书》，（25）而且就那么一份。</text:span><text:span text:style-name="T3"><text:line-break/></text:span><text:span text:style-name="T1">　　</text:span><text:span text:style-name="T3"><text:line-break/></text:span><text:span text:style-name="T1">　　　　第六，追踪媒介报道，并进行适当交涉。美国著名专栏作家托马斯·弗雷德里曼曾经在其传记《从贝鲁特到耶路撒冷》中讲过这样一个故事，当他向《纽约时报》总部口述消息并把一位以色列新任部长的名字错拼为“贝都因”后，仅仅3分钟，在耶路撒冷的这位部长就从纽约得到相关消息并及时进行了纠正。（26）这个例子说明了以色列对各国媒介的跟踪是何等密切和小心。一般而言，以色列对中国媒介，特别是国家级和著名媒介的跟踪和分析是连续的和全方位的。我在加沙工作3年期间，以色列使馆一位参赞曾非正式地对我的北京编辑说，马先生的消息是客观和中立的，但他的某些评论是偏向巴勒斯坦的。这足以说明以色列方面是长期关注我和其他中国记者的报道的。2002年11月20日，以色列首次轰炸拉马拉巴勒斯坦目标后，新华社耶路撒冷分社首席记者写了一篇评论批评以色列激化矛盾的做法，次日，以色列驻华使馆就打电话给他本人进行交涉。2003年7月，以色列大规模扫荡杰宁后，新华社的一篇短评被以色列电台播发后，以色列外交部召见中国大使表示不满，以色列使馆首先通过法新社驻北京记者，也通过新华社其他记者侧面了解这篇短评是代表新华社还是作者个人立场，尔后，其驻华公使也拜访新华社领导进行交涉。其实，只是这篇短评在从中文翻译成英文时出了点技术故障，使读者产生了把以色列政府暗示为德国纳粹的误解。这些例子都说明，以色列非常重视它在中国媒介中的形象，也非常重视中国如何向世界描述它的形象。2003年12月中旬，我应邀做客CCTV新闻频道《国际观察》节目，围绕以色列总统卡察夫的相关言论发表看法。没想到的是，几个月后，我的以色列朋友—使馆新闻官在见到我时摇着头对我的那次分析提出异议。可以想象，以色列要花多少力气关注着中国的媒介报道。</text:span><text:span text:style-name="T3"><text:line-break/></text:span><text:span text:style-name="T1">　　</text:span><text:span text:style-name="T3"><text:line-break/></text:span><text:span text:style-name="T1">　　　　第六，资助学术研究和出版活动。过去10年间，中国各出版社出版了上百本有关中东问题和中东国家的书籍，其中仅有关以色列、犹太民族和犹太文化的约占1/3。尚没有足够的证据说明以色列政府资助了其中多少书籍的翻译和出版，但是，可以得到证实的是，相当部分著作者都有在以色列访问或者留学的经历，还有部分书籍是由以色列政府或者大使馆提供了材料和便利，更有部分书籍是以色列高官或大使亲自写序的。这些书籍基本上都是正面报道以色列或犹太人形象的，或者在有争议的问题上反应或支持以色列的官方立场，比如，把耶路撒冷形容为以色列的首都，甚至把伯利恒都描述为以色列的城市。应该说，中国青少年现在如此同情以色列，与中国许多出版物神话犹太人智慧和创造、吹嘘以色列军队和情报机关的赫赫战功是有相当关系的。</text:span><text:span text:style-name="T3"><text:line-break/></text:span><text:span text:style-name="T1">　　</text:span><text:span text:style-name="T3"><text:line-break/></text:span><text:span text:style-name="T1">　　　　以上几个方面，仅仅是我所了解的以色列在华媒介公关谋略和技巧。其实，以色列政府聘请国际著名公关公司为其改善形象出谋划策已经不是秘密。以色列政府同包括BBC、CNN等世界级媒介的争执也一直不断。这都说明了媒介对于国家和政府形象塑造的巨大重要性。根据弗雷德里曼的披露，早在上个世纪80年代，以色列外交部每年都委托自由撰稿人撰写大约100篇有关以色列的文章供美国各种报刊采用，而且每年用本部的开支邀请大约400至500名重要的美国观察家，包括记者、牧师、工会和学生领袖、市长、地方政治家及各种社团的学者，请他们观光这个国家，然后回去谈论和撰写文章。以色列在美国的大使馆和9个领事馆密切注意所在地区的所有报纸和电视新闻节目，不论其规模大小。当出现“</text:span><text:span text:style-name="T4">敌</text:span><text:span text:style-name="T1">对”的报道和评论时，工作人员就去约见那些新闻机构的编辑……（27）10多年以后，以色列这些媒介公关术还在使用，而且事实证明的确管用，但是，阿拉伯国家，特别是以色列的对手巴勒斯坦并没有学到这些技巧，只是被动地靠别人的同情来抵挡以色列的宣传攻势。</text:span><text:span text:style-name="T3"><text:line-break/></text:span><text:span text:style-name="T1">　　</text:span><text:span text:style-name="T3"><text:line-break/></text:span><text:span text:style-name="T1">　　　　当然，说到这里，我应该客观地指出，沙特是比较重视中沙关系的，沙特政府和其派驻北京的使馆也是比较重视与中国媒介打交道的。在我的记忆中，几乎所有新华社的穆斯林记者都应邀访问过沙特，即使在两国尚未建立关系的80年代。沙特作为特例同意新华社在首都利雅得建立分社，这本身更说明了沙特政府重视中国官方媒介的作用，重视通过新华社全面、真实地介绍沙特阿拉伯发生的事件以及沙特政府的立场，重视向13亿中国人介绍沙特。2003年，前沙特驻中国大使巴沙尔阁下曾委托我，希望为沙特政府在北京物色一位记者，担当沙特政府在华活动的帮办，包括协助举行新闻发布、文化宣传、展览和商务洽谈等等，但条件是此人比必须是穆斯林。虽然寻找这样一位特殊身份的雇员不太容易，甚至不可能，但是，这个举动说明沙特政府还是具有比较强烈的现代公关意识</text:span></text:p>
      <text:p text:style-name="P1"><text:span text:style-name="T1">选择 | 2006.10.19 14:16 | </text:span><text:span text:style-name="T2">#</text:span></text:p>
      <text:p text:style-name="P2"><text:span text:style-name="T1">中国的媒介基本上都是国家经营的，因此，它必然要服从国家的外交政策、民族政策和宗教政策。中国历来奉行和平共处5项基本原则来处理与世界国家的关系，而且超越意识形态和国家制度。尽管沙特和中国是两个完全不同的国家和社会形态，但是，自建交14年来双方关系发展平</text:span><text:span text:style-name="T4">稳</text:span><text:span text:style-name="T1">，政治上相互理解和支持，经济上互通有无，军事上合作顺利，是典型的朋友式的关系。</text:span><text:span text:style-name="T3"><text:line-break/></text:span><text:span text:style-name="T1">　　</text:span><text:span text:style-name="T3"><text:line-break/></text:span><text:span text:style-name="T1">　　　　和美国等西方国家不同的是，中国政府从来不干涉沙特的内政，从来不把中国的文化传统和价值观直接或间接地向沙特进行灌输，对沙特持完全尊重的立场。因此，中国的媒介也自觉地与官方保持政治上的一致性，客观地报道有关沙特的消息。</text:span><text:span text:style-name="T3"><text:line-break/></text:span><text:span text:style-name="T1">　　</text:span><text:span text:style-name="T3"><text:line-break/></text:span><text:span text:style-name="T1">　　　　对于有利于沙特国家、政府和人民形象的消息，中国媒介会根据它的新闻价值进行适量的报道，对于负面的消息，中国媒介会非常低调地淡化处理，甚至根本不报。中国媒介在转述西方媒介的相关报道时，也会注意西方国家新闻观和价值观的潜在影响，避免无意中成为西方攻击、诋毁沙特的传声筒。所以，在任何中国大众媒介中，人们几乎找不到任何不利于沙特的报道。</text:span><text:span text:style-name="T3"><text:line-break/></text:span><text:span text:style-name="T1">　　</text:span><text:span text:style-name="T3"><text:line-break/></text:span><text:span text:style-name="T1">　　　　中国外交部每年出版的《世界知识年</text:span><text:span text:style-name="T4">鉴</text:span><text:span text:style-name="T1">》是本非常权威的参考手册，其中是这样概括沙特的基本情况的：“沙特是政教合一的君主制国家，禁止政党活动，无宪法。《古兰经》和穆罕默德的圣训是国家执法的依据”“2002年，沙国内政局总体平</text:span><text:span text:style-name="T4">稳</text:span><text:span text:style-name="T1">。沙政府强调以</text:span><text:span text:style-name="T4">稳</text:span><text:span text:style-name="T1">定促发展，更加重视发展民族经济，大力推行改革，提高人民生活水平，加快就业沙特化和经济私有化步伐，积极寻求经济多元化，摆脱单一石油经济。沙作为能源和宗教大国的地位和作用仍为各方所重视。”</text:span><text:span text:style-name="T3"><text:line-break/></text:span><text:span text:style-name="T1">　　</text:span><text:span text:style-name="T3"><text:line-break/></text:span><text:span text:style-name="T1">　　　　对于法赫德国王陛下，该书在客观介绍他的履历后只有一句评价：“喜欢观看骆驼比赛赫足球赛等运动项目”。称王储兼首相阿卜杜拉·本·阿卜杜拉·阿卜杜勒-阿齐兹“喜好读书，赛马，沙漠旅行。</text:span><text:span text:style-name="T3"><text:line-break/></text:span><text:span text:style-name="T1">　　</text:span><text:span text:style-name="T3"><text:line-break/></text:span><text:span text:style-name="T1">　　　　在涉及沙特经济、人民生活、军事、文化教育、对外关系时分别有如下短暂的定义：“沙特实行自由经济政策”。“石油和石化工业是沙特的经济命脉”。“沙特十分重视农业。”“沙特实行自由贸易和低关税政策。”“沙特是高福利国家，实行免费医疗”。“政府重视教育和人才培养，实行免费教育。”</text:span><text:span text:style-name="T3"><text:line-break/></text:span><text:span text:style-name="T1">　　</text:span><text:span text:style-name="T3"><text:line-break/></text:span><text:span text:style-name="T1">　　　　在有关沙特外交政策的章节中指出，“沙特奉行独立自主、温和务实、不结盟的外交政策。主张国与国之间相互尊重、和平共处、互不干涉内政。将发展与阿拉伯、伊斯兰国家关系放在首位。”“建交以来，（中沙）两国友好关系</text:span><text:span text:style-name="T4">稳</text:span><text:span text:style-name="T1">步发展，各层次往来不断，合作领域日益拓宽。1994年两国建立勒外交部政治磋商机制，迄今已经进行了6次磋商”。⒀</text:span><text:span text:style-name="T3"><text:line-break/></text:span><text:span text:style-name="T1">　　</text:span><text:span text:style-name="T3"><text:line-break/></text:span><text:span text:style-name="T1">　　　　中国是个多民族融和和友好相处的国家，有56个民族，其中10个少数民族信仰伊斯兰教，分散在中国的各个省份。而伊斯兰教又把这10个民族和2600万人口和沙特等阿拉伯、伊斯兰教国家联系了起来。因此，中国政府把涉及伊斯兰教和阿拉伯事务的报道当作一个民族问题、宗教问题和外交问题来处理，从关系民族团结、社会</text:span><text:span text:style-name="T4">稳</text:span><text:span text:style-name="T1">定、经济发展和对外关系等高度来加以重视。前中国国家主席****曾在1993年统一战线工作会议上说，“民族宗教问题无小事”。⒁</text:span><text:span text:style-name="T3"><text:line-break/></text:span><text:span text:style-name="T1">　　</text:span><text:span text:style-name="T3"><text:line-break/></text:span><text:span text:style-name="T1">　　　　中国部分报纸、</text:span><text:span text:style-name="T4">杂</text:span><text:span text:style-name="T1">志因为编辑人员的无知，曾经出现过亵渎伊斯兰教的恶劣事件，为此，中国政府从不姑息，坚决处罚。据未经证实的消息，中国政府曾在某一年撤消大约10家报纸主要负责人的职务，以便平息穆斯林的愤怒和惩戒任何违反法律、破坏民族团结、践踏宗教信仰自由的行为。中国政府甚至在1989年天安门事件之后的敏感阶段里，允许北京的穆斯林上街示威，抗议一本非法出版的辱没伊斯兰教的小册子《性风俗》，并最终依法将其作者送进监狱。在笔者的记忆中，没有一家中国媒介曾对沙特进行过恶意的报道。</text:span><text:span text:style-name="T3"><text:line-break/></text:span><text:span text:style-name="T1">　　</text:span><text:span text:style-name="T3"><text:line-break/></text:span><text:span text:style-name="T1">　　　　中国的学术类刊物不少，包括研究单位、政府机关、新闻机构、高等院校和宗教组织出版的季刊、月刊或周刊，它们都在不同的时期围绕不同的话题把沙特的某一个方面、某一个问题当作研究对象，而这些研究刊物基本上都是从纯学术的角度介绍和探讨沙特的政治、外交、经济、石油政策、投资、宗教派别和妇女地位等。在这方面，上海外国语大学主办的《阿拉伯世界》</text:span><text:span text:style-name="T4">杂</text:span><text:span text:style-name="T1">志值得一提。这家有24年历史的准学术季刊，是中国唯一专门介绍阿拉伯世界的刊物，内容涉及历史、文化、宗教、政治、经济、语言和外交乃至风俗等所有方面。</text:span><text:span text:style-name="T3"><text:line-break/></text:span><text:span text:style-name="T1">　　</text:span><text:span text:style-name="T3"><text:line-break/></text:span><text:span text:style-name="T1">　　　　据我从所保留的45期季刊中统计，自1985年到1999年14年间，《阿拉伯世界》刊发了42篇与沙特有关的文章，其中，关于沙特社会福利方面的有7篇，涉及教育、扫盲和身体保健等⒂。</text:span><text:span text:style-name="T3"><text:line-break/></text:span><text:span text:style-name="T1">　　</text:span><text:span text:style-name="T3"><text:line-break/></text:span><text:span text:style-name="T1">　　　　关于社会经济建设成就的8篇，从各个方面对沙特王国的建设成就给予肯定⒃。</text:span><text:span text:style-name="T3"><text:line-break/></text:span><text:span text:style-name="T1">　　</text:span><text:span text:style-name="T3"><text:line-break/></text:span><text:span text:style-name="T1">　　　　政治、宗教、外交政策方面的7篇，其中谈到沙特对伊斯兰教的历史贡献，乌里玛与君主制的伊斯兰性，沙特与中国、欧洲国家关系，以及影响沙特政局</text:span><text:span text:style-name="T4">稳</text:span><text:span text:style-name="T1">定的因素等⒄。</text:span><text:span text:style-name="T3"><text:line-break/></text:span><text:span text:style-name="T1">　　</text:span><text:span text:style-name="T3"><text:line-break/></text:span><text:span text:style-name="T1">　　　　风土人情的8篇，分别介绍了利雅得、吉达、塔伊夫等沙特著名城市的风光、市政建设、城市特色和人民生活。</text:span><text:span text:style-name="T3"><text:line-break/></text:span><text:span text:style-name="T1">　　</text:span><text:span text:style-name="T3"><text:line-break/></text:span><text:span text:style-name="T1">　　　　人物介绍3篇，分别介绍法赫德国王、宇航员苏莱曼亲王和金融家瓦立德亲王⒅。</text:span><text:span text:style-name="T3"><text:line-break/></text:span><text:span text:style-name="T1">　　</text:span><text:span text:style-name="T3"><text:line-break/></text:span><text:span text:style-name="T1">　　　　此外，还有文化艺术文学等方面的文章4篇，包括介绍沙特建国初期的小说以及当代文学发展概况，并将沙特形容为“文明古国”和“文化大国”⒆。</text:span><text:span text:style-name="T3"><text:line-break/></text:span><text:span text:style-name="T1">　　</text:span><text:span text:style-name="T3"><text:line-break/></text:span><text:span text:style-name="T1">　　　　《阿拉伯世界》季刊的推介工作固然可贵和令人尊敬，但可惜的是，这样一本刊物由于并非大众读物，因此，有机会阅读并从中点滴了解沙特的人也非常有限，主要是从事中东问题研究、阿拉伯语言教学的专家、学者、教师，或者部分外交人员。</text:span><text:span text:style-name="T3"><text:line-break/></text:span><text:span text:style-name="T1">　　</text:span><text:span text:style-name="T3"><text:line-break/></text:span><text:span text:style-name="T1">　　　　新兴的和非主流媒体对沙特和阿拉伯的报道存在某些问题</text:span><text:span text:style-name="T3"><text:line-break/></text:span><text:span text:style-name="T1">　　</text:span><text:span text:style-name="T3"><text:line-break/></text:span><text:span text:style-name="T1">　　　　随着因特网在中国的兴起和发展，中国的网络媒介已经非常发达，成为最快捷、最有效、最吸引人的新兴媒介。中国有5大政府新闻网站，其中包括新华社网站和人民日报网站。新华社的网站排名已经超过了路透社、法新社和美联社和CNN等世界一流媒介的网站。尽管新的调查表明，网民更相信传统媒介网站消息的可靠性，但是，在中国，乃至在全世界的华人圈，最有影响的网站却是新浪和搜狐等商业网站。这些网站由于也转发各种媒介的消息而成为非常有影响力的信息总汇。据不完全统计，大约600家报纸、</text:span><text:span text:style-name="T4">杂</text:span><text:span text:style-name="T1">志等新闻机构成为这些商业网站的信息来源，包括外国通讯社、中国通讯社、报纸、</text:span><text:span text:style-name="T4">杂</text:span><text:span text:style-name="T1">志、电台和电视台网站的消息，也包括自由撰稿人、独立信息源提供的信息，从而，对政府新闻网站形成巨大的冲击，甚至在某些重大问题的报道上左右和引导了舆论。在中国，一个不容否认的事实是，绝大多数网站都把商业网站作为自己平时获得信息的首选媒介，而不是官方的媒介网站。</text:span><text:span text:style-name="T3"><text:line-break/></text:span><text:span text:style-name="T1">　　</text:span><text:span text:style-name="T3"><text:line-break/></text:span><text:span text:style-name="T1">　　　　问题在于，尽管这些网站都明确规定任何人在论坛发表观点，必须遵守中国的有关法律，但它们毕竟没有官方媒介的忌讳和约束，过多地不加过滤地采用了西方的消息和评论，使大量不利于沙特和阿拉伯、穆斯林的信息和评论充斥网站，甚至允许一些种族主义的言论和肮脏的语言得以张贴。</text:span><text:span text:style-name="T3"><text:line-break/></text:span><text:span text:style-name="T1">　　</text:span><text:span text:style-name="T3"><text:line-break/></text:span><text:span text:style-name="T1">　　　　在这种地方，但凡涉及中东争端、自</text:span><text:span text:style-name="T4">杀</text:span><text:span text:style-name="T1">爆炸、基地组织等信息，总能看到一些对阿拉伯人和穆斯林的恶意攻击。一个触目惊心的事实是，尽管中国的中东政策是同情和支持阿拉伯正义事业的，但是，中国的青年人，特别是青年网民已经大部分站在了以色列一边，他们公开在网站论坛上攻击政府的外交政策，强烈抨击中国媒介有关中东问题的报道立场，对客观报道巴勒斯坦问题的记者进行人身攻击，极力贬低巴勒斯坦人、阿拉伯人、穆斯林和伊斯兰教，对美国和以色列充满了同情、崇拜和支持。在以色列的国际形象空前糟糕的同时，它却在中国青年一代中非常有市场，能轻易找到大量的同情者和支持者，形成一种怪现象。形成这一现象，固然和中国当代青年人的世界观、人生观及价值观发生剧烈变化有关，与西方媒介控制和左右世界信息渠道有关，但也与阿拉伯国家对外宣传不力，尤其是对华媒介公关失败有着密切的关系。</text:span><text:span text:style-name="T3"><text:line-break/></text:span><text:span text:style-name="T1">　　</text:span><text:span text:style-name="T3"><text:line-break/></text:span><text:span text:style-name="T1">　　　　沙特和阿拉伯世界需要学习以色列的媒介公关策略</text:span><text:span text:style-name="T3"><text:line-break/></text:span><text:span text:style-name="T1">　　</text:span><text:span text:style-name="T3"><text:line-break/></text:span><text:span text:style-name="T1">　　　　随着美国在阿拉伯国家推行“大中东计划”的展开，阿拉伯世界与美国的分歧、摩擦和矛盾会逐步增多和加深。同时，随着中国与阿拉伯国家合作的深入和拓展，双方建立战略合作伙伴关系，发展互补性经济贸易的前景越来越广阔。沙特，作为一个阿拉伯、伊斯兰教大国，作为一个石油生产与投资大国，中国是沙特巨大的潜在市场。中沙加强交流和合作已经是无可避免的趋势，而沙特应该从战略上重视政府的公共关系工作，重视与中国媒介的沟通和交流。在这个方面，我个人建议，沙特和其他阿拉伯国家都应该学习以色列的媒介公关意识和技巧，反思自己在这方面的欠缺，因为在我16年工作经历中，我有着太多的体会和感想。在我准备这篇论文的时候，在沙特使馆工作的中国秘书好心提醒我，尽量别提以色列，沙特主人或许会不高兴。但是，事实胜于雄辩，如果不能认识自身的不足，仍将无法改变沙特乃至整个阿拉伯世界在与以色列舆论大战中的被动地位。</text:span><text:span text:style-name="T3"><text:line-break/></text:span><text:span text:style-name="T1">　　</text:span><text:span text:style-name="T3"><text:line-break/></text:span><text:span text:style-name="T1">　　　　坦率地说，包括沙特在内的阿拉伯世界普遍不重视同中国媒介打交道。仅从争夺中国舆论和民心这个角度说，22个国家、2亿多人口、地域辽阔的阿拉伯世界输给了几百万人口的弹丸小国以色列。尽管阿拉伯国家在中东争端中处在正义的一方，理应受到同情和支持，尽管以色列占领了阿拉伯世界的土地，这几乎是世界公认的事实。尽管中国同阿拉伯世界保持着传统的友好关系，但是，以色列已经在中国的媒介宣传中产生了巨大的影响。一个简单的事实是，多数中国媒介工作者都在报道和公开表态中持同情和支持阿拉伯国家的立场，但是，私下里，他们越来越多地对以色列表示理解甚至欣赏</text:span></text:p>
      <text:p text:style-name="P1"><text:span text:style-name="T1">选择 | 2006.10.19 14:15 | </text:span><text:span text:style-name="T2">#</text:span></text:p>
      <text:p text:style-name="P3"><text:span text:style-name="T1">　沙特出现在中国媒体中的时机和相关因素</text:span><text:span text:style-name="T3"><text:line-break/></text:span><text:span text:style-name="T1">　　</text:span><text:span text:style-name="T3"><text:line-break/></text:span><text:span text:style-name="T1">　　　　综合近几年中国媒介对沙特的报道看，沙特出现在中国电视、电台、报刊、网站的出现，往往与以下事件相联系：</text:span><text:span text:style-name="T3"><text:line-break/></text:span><text:span text:style-name="T1">　　</text:span><text:span text:style-name="T3"><text:line-break/></text:span><text:span text:style-name="T1">　　　　第一，与两国领导人互访，特别是中国领导人访问沙特有关。国家元首和政府首脑间的访问是两国关系中的大事，也是两国关系得到加强和提升的重要标志，并对地区甚至国际关系格局的变化产生重要推动，因此，肯定引起媒介的足够重视。中国媒介历来非常重视国家领导人的外事活动，中国领导人出访的消息往往都是头条新闻，外国元首和政府首脑来访并与中国领导人举行会晤，也是中国媒介报道的重要新闻。因此，在中沙领导人互访前夕及期间，特别是中国领导人出访沙特期间，中国各种媒介都会对沙特的历史、文化、自然环境、社会、双边关系等基本情况做比较充分和全面的介绍，并详细报道中国领导人在沙特的活动情况。比如1999年中国国家主席****访问沙特。</text:span><text:span text:style-name="T3"><text:line-break/></text:span><text:span text:style-name="T1">　　</text:span><text:span text:style-name="T3"><text:line-break/></text:span><text:span text:style-name="T1">　　　　第二， 与中东和平进程有关。每当阿拉伯国家联盟首脑会议举行前后，或者沙特提出某个和平方案时，沙特就成为中东和平进程中的一个重要因素而出现在中国媒介中。如2002年3月沙特提出解决巴以冲突的和平倡议后，沙特倡议频繁出现在中国媒介中。</text:span><text:span text:style-name="T3"><text:line-break/></text:span><text:span text:style-name="T1">　　</text:span><text:span text:style-name="T3"><text:line-break/></text:span><text:span text:style-name="T1">　　　　第三， 9·11”事件后的沙特—美国关系有关。由于“本·拉丹”等基地组织骨干成员，以及部分“9·11”事件的策划和实施者来自沙特，因此，在过去的几年里，围绕沙特—美国双边关系，本·拉丹本人及其家族的情况，沙特在中国媒介中的曝光率大幅度增加。出现这一现象的一个客观原因是，西方媒介的大量相关报道被中国媒介所采用，增加了沙特负面的印象。尽管中国的官方媒介非常谨慎地引用西方的报道，也避免直接采用西方的观点，但是，一些非主流媒介，特别是商业网站，几乎是原汁原味地把西方媒介的报道翻译成中文，并迅速在网民中传播。</text:span><text:span text:style-name="T3"><text:line-break/></text:span><text:span text:style-name="T1">　　</text:span><text:span text:style-name="T3"><text:line-break/></text:span><text:span text:style-name="T1">　　　　第四，与海湾战争和伊拉克战争有关。沙特在中国媒介中曝光率最高的阶段是1990年海湾危机和1991年海湾战争期间，原因是沙特等海湾阿拉伯国家直接面临着伊拉克萨达姆政权的威胁，以及随后以沙特为主要前沿阵地的海湾战争。战争结束后，盟军阿拉伯部队总司令、沙特的哈立德·本·苏尔坦上将的海湾战争回忆录—《沙漠勇士》中文版在中国发行并受到关注。伊拉克战争前夕，由于美国军事基地和装备、人员在沙特的存在，沙特也是中国媒介的关注点之一。随着美国开始推行“大中东计划”，沙特的反应和对策也不断被中国媒介报道。</text:span><text:span text:style-name="T3"><text:line-break/></text:span><text:span text:style-name="T1">　　</text:span><text:span text:style-name="T3"><text:line-break/></text:span><text:span text:style-name="T1">　　　　第五，与石油能源生产和消费有关。由于沙特是世界石油储量最大的国家，也是头号石油生产和出口国，是欧佩克的主力成员，因此，中国媒体中任何与石油和世界能源有关的消息，都或多或少地能看到沙特的身影。中国过去曾经是世界重要石油生产国，也曾出口少量石油。但是，自从1993年中国变成纯石油生产国后，沙特对于中国的石油能源安全越来越重要了，因为中国的石油进口有30%来自沙特所在的中东，20年后将有60%来自中东。《中国金融报》援引官方最新统计称，“2003年全年中国共进口原油9112.63万吨，同比增长31.29%，占国内原油消费量的比重达到36.1%；国内原油消费量为25231.2万吨，同比增长10.15%，石油消费总量为27389.2万吨，同比增长11.52%。” ⑧《南方周末》日前报道说，“快速增长的中国经济对石油的需求越来越大。去年GDP增速9.1%。这个增长建立在日消耗石油546万桶基础上。这个数字意味着，中国对石油的消耗量成为全球第二，列美国之后。”该报纸说，“人们似乎有理由怀念10年前的日子——那时候，中国还是石油净出口国。而到了2003年，中国进口9100万吨原油，较2002年增长31%。”⑨</text:span><text:span text:style-name="T3"><text:line-break/></text:span><text:span text:style-name="T1">　　</text:span><text:span text:style-name="T3"><text:line-break/></text:span><text:span text:style-name="T1">　　　　随着汽车生产和消费在中国的迅速发展，越来越多的中国人开始关注石油及其价格，沙特自然也就日益频繁地出现在许多与交通和能源有关的新闻中。《南方周末》援引某国际咨询公司副总裁孟凡辰的话说，“交通领域消耗了我国50%以上的石油用量，这其中，主要是汽车使用。另有数据说，机动车消耗了国内石油总产量的85%。” ⑩《南方周末》在展望中国汽车发展广阔前景与能源短缺的矛盾时指出，“在2000年时，中国的汽车拥有量为12辆车／千人，美国是750辆／千人，德国650辆／千人，世界平均为144辆／千人。如果将来达到世界平均水平，汽车总量会超过美国。而美国当年进口石油量为4.5亿吨。到那时，我们去哪里购买4.5亿吨石油？” ⑾而中国的汽车拥有者又以知识分子和中产人士为主，他们因为关心汽车、石油价格而自然会越来越多地关注包括沙特在内的中东地区。而据中国驻沙特商务处提供的信息显示，“中国是世界第二大石油消费国，其石油消费和进口增长居世界第一，目前沙向中国出口的石油每日超过30万桶。”⑿</text:span><text:span text:style-name="T3"><text:line-break/></text:span><text:span text:style-name="T1">　　</text:span><text:span text:style-name="T3"><text:line-break/></text:span><text:span text:style-name="T1">　　　　第六，与穆斯林朝觐有关。朝觐是伊斯兰世界一年一度的大事，同时有200万人口在相对狭小的地方举行活动，这本身就是所有媒介的关注重点。中国有2600万穆斯林，总人口超过了伊拉克。由于宗教和民族历史等方面的原因，中国穆斯林一直对沙特怀有特殊的感情。新中国成立以后，中国政府就曾允许少量穆斯林到沙特朝觐，后来因为国内的政治运动而中断。自从1978年中国恢穆斯林朝觐后，前往沙特朝觐已经成为中国穆斯林的盛大活动，据中国伊斯兰教协会统计，今年到沙特朝觐的中国穆斯林达到13351人，包租了20架专机。</text:span><text:span text:style-name="T3"><text:line-break/></text:span><text:span text:style-name="T1">　　</text:span><text:span text:style-name="T3"><text:line-break/></text:span><text:span text:style-name="T1">　　　　由于中国公民在沙特的集中出现，朝觐期间的沙特阶段性地受到中国媒介的关注，特别是几次意外造成包括中国朝觐者蒙受伤亡后，中国媒介更是对这个非常敏感的问题给予重视。今年2月1日，沙特圣地麦加发生踩踏事件，造成244人遇难，其中包括5名中国穆斯林。新浪网站建立的专题网页共登出66条相关新闻和20张图片，分别来自2月1-5日间的17个中国新闻机构。由于这一悲剧涉及中国穆斯林的情感，这个世界最大的华文网站在征求我的意见后，关闭所有消息的评论窗口，使此专题成为该网站唯一没有评论文字的专题。因为在中国，阿拉伯、伊斯兰教、穆斯林、真主（安拉）、穆罕默德都是非常敏感的字眼。中国的朝觐者在沙特受到从国王到普通公务员的慷慨接待和关照，顺利地完成了朝觐活动。他们回来后，纷纷撰写文章在不同宗教或学术媒介（包括中国伊斯兰教协会的机关刊物《中国穆斯林》和部分穆斯林网站）中刊载，对沙特国王、政府和人民大加赞赏。但是，这些报道在官方的媒介中基本上看不到。</text:span><text:span text:style-name="T3"><text:line-break/></text:span><text:span text:style-name="T1">　　</text:span><text:span text:style-name="T3"><text:line-break/></text:span><text:span text:style-name="T1">　　　　第七，与足球比赛有关。由于沙特是亚洲足球强国，因此，中国媒介中涉及沙特的消息中不少是与世界杯、亚洲杯、奥运会和海湾杯等足球比赛相关联的。中国的一些受众，特别是球迷，或许不知道沙特国王阁下，但是却记住了著名的沙特足球明星，或许不知道沙特有几个省城，但却说得出沙特的几支著名的足球俱乐部。在中国的因特网上，还能找到几位沙特球星的中文网站。</text:span><text:span text:style-name="T3"><text:line-break/></text:span><text:span text:style-name="T1">　　　　</text:span><text:span text:style-name="T3"><text:line-break/></text:span><text:span text:style-name="T1">　　　　传统和主流媒介对沙特的报道是正面和友好的，慎重的</text:span></text:p>
      <text:p text:style-name="P1"><text:span text:style-name="T1">选择 | 2006.10.19 14:14 | </text:span><text:span text:style-name="T2">#</text:span></text:p>
      <text:p text:style-name="P2"><text:span text:style-name="T1">中国媒体中的沙特阿拉伯形象--对比阿拉伯和以色列宣传和公关　　　　　　　</text:span><text:span text:style-name="T3"><text:line-break/></text:span><text:span text:style-name="T1">　　　　作者简介：马晓霖，新华社高级记者，《环球》</text:span><text:span text:style-name="T4">杂</text:span><text:span text:style-name="T1">志总编辑。</text:span></text:p>
      <text:p text:style-name="P2"><text:span text:style-name="T1">　　　　论文提要：本文试图通过对中国各种媒体对沙特阿拉伯王国的相关报道，介绍和分析沙特阿拉伯国家与民众在中国媒介中的正面或负面形象，并剖析导致这些形象的原因。同时，作者试图参照其他国家的做法，结合自己的体会，对加强和改善沙特及阿拉伯世界对华宣传和公关提出一些富有建设性的建议。</text:span></text:p>
      <text:p text:style-name="P2"><text:span text:style-name="T1">　　　　　　　</text:span><text:span text:style-name="T3"><text:line-break/></text:span><text:span text:style-name="T1">　　　　中国当前的媒介基本情况</text:span></text:p>
      <text:p text:style-name="P2"><text:span text:style-name="T1">　　　　中国是个发展中国家，但传媒业的发展已经超过了她的经济发展水平，尽管与西方发达国家的传媒业仍然有非常悬殊的差距。据中国新闻出版总署统计，截止2002年底，全国共有期刊9029种，其中社会科学类期刊4572种，自然科学类期刊4457种，平均期印数20406万种①，电视台360家、电台306家②。中央电视台时常研究公司2003年9月公布的调查显示，该年中国电视总户数达到3.06亿户，电视观众总人口达到10.7亿，全国平均电视机普及率达到85.88%。③截止2003年12月底，中国共有网民7950多万人，全国网站接近60万个，全国域名数量突破百万，上网计算机2572万台，仅次于美国，居世界第二位。④中国有新闻专业团体223个，新闻从业人员75万人。⑤2003年第56届世界报业大会-柏林期间，世界报刊协会公布，中国的参考消息和人民日报等15份报纸进入“全球日报发行量前100名”。该组织公布，中国是世界最大的报纸消费国，日均发行量达8200份，居世界第一位。⑥　　　　</text:span><text:span text:style-name="T3"><text:line-break/></text:span><text:span text:style-name="T1">　　　　</text:span><text:span text:style-name="T3"><text:line-break/></text:span><text:span text:style-name="T1">　　　　沙特阿拉伯在中国媒体中的总体形象和成因</text:span><text:span text:style-name="T3"><text:line-break/></text:span><text:span text:style-name="T1">　　　　但是，面对如此众多的各种媒介，中国的受众很难找到有关沙特阿拉伯的消息，同样，一般人也很难描述沙特的形象。</text:span><text:span text:style-name="T3"><text:line-break/></text:span><text:span text:style-name="T1">　　</text:span><text:span text:style-name="T3"><text:line-break/></text:span><text:span text:style-name="T1">　　　　一般的中国人并不很了解沙特，部分关注政治和国际事务的人或许知道，沙特是个阿拉伯君主立宪制国家，那里有两个最重要的伊斯兰教圣地麦加和麦地那，那里有无边无际的沙漠和无穷无尽的石油；那里的穆斯林可以娶4位妻子，那里的社会治安非常好，严格禁止贩毒、吸毒和酗酒，并对小偷砍手。人们也知道，沙特是世界上最慷慨的国家，做了许多慈善事业。</text:span><text:span text:style-name="T3"><text:line-break/></text:span><text:span text:style-name="T1">　　</text:span><text:span text:style-name="T3"><text:line-break/></text:span><text:span text:style-name="T1">　　　　北京最近一次有关沙特的深度报道是，发行只有4个多月的新锐报纸《新京报》有关沙特国王法赫德陛下的报道。该报在3月28日出版了《地球周刊》中，专题介绍了美国福布斯</text:span><text:span text:style-name="T4">杂</text:span><text:span text:style-name="T1">志“2004年国家领导人富豪榜”。其中，沙特国王法赫德陛下被列为第一位并成为封面人物。这篇翻译的文章：“法赫德国王自上个世纪80年代早期以来，一直是沙特的统治者。严格遵守宗教法律的沙特称他为‘两个圣地的仆人’。有报道说，自1995年中风后，他已经把日常管理大权交给同父异母的弟弟、王储阿卜杜拉。资本净值250亿美元。”　　</text:span><text:span text:style-name="T3"><text:line-break/></text:span><text:span text:style-name="T1">　　　　随后，该报以两个版面的篇幅，刊登了BABALI DWELLER W.的文章，讲述国王陛下的财富故事，这篇西方人写的文章也是中国报章少有的对沙特进行深度报道的文章，通过大量故事讲述沙特的富裕、慷慨和生活无忧。也谈到了沙特的一些问题。文章在法赫德国王的大幅肖像旁边引用了他的一段话：“我们从来没有停止推进我国国民以及阿拉伯兄弟们的福利事业。我们愿意与他们分享沙特的胜利果实和财富，在世界范围内进行援助。”⑦</text:span><text:span text:style-name="T3"><text:line-break/></text:span><text:span text:style-name="T1">　　</text:span><text:span text:style-name="T3"><text:line-break/></text:span><text:span text:style-name="T1">　　　　应该说，这无论如何都是泊来品，不是真正意义上的中国媒介的报道。概括而言，沙特阿拉伯在中国媒介中的形象是模糊的和可有可无的。沙特留给中国人的一般印象是，保守、低调、富裕、神秘。但是，概括起来只能用“空白”这个词形容，甚至我周围的知识分子、新闻工作者都无法说得清楚沙特是怎么回事，相反，他们对美国、俄罗斯、日本、巴勒斯坦、以色列甚至南非都能说出许多印象和评判。</text:span><text:span text:style-name="T3"><text:line-break/></text:span><text:span text:style-name="T1">　　</text:span><text:span text:style-name="T3"><text:line-break/></text:span><text:span text:style-name="T1">　　　　在现代传媒中，一个国家的曝光多少取决于以下几种因素：</text:span><text:span text:style-name="T3"><text:line-break/></text:span><text:span text:style-name="T1">　</text:span></text:p>
      <text:p text:style-name="P2"><text:span text:style-name="T1">　　　第一，该国在国际政治、外交和经济活动中的地位和分量。比如美国、俄罗斯、英国、法国和中国，它们是世界大国，也是联合国安理会成员，自然在现代国际政治和国际关系中扮演一流演员的角色，保持着比较高的曝光率。越是重要的国家，其内外政策变化、领导人言行，在媒介中占有的版面越多，分量越重，频率越高。加拿大、巴西和澳大利亚是国土面积大国，但却没有英国、法国那样的分量。日本国土面积狭小，但是世界经济和科技大国，因此，它在经济、科技和信息类媒介中的曝光率又超过了英、法、加、澳，甚至中国和俄罗斯。沙特是世界能源大国，也是最重要的阿拉伯、伊斯兰国家，因此，只有中国人关心和谈论石油、中东问题时，才可能比较多地关注沙特。而事实上，沙特在中东问题和石油问题上都比较低调，所以，沙特在中国媒介中的曝光率低于她实际的国际地位和分量。</text:span><text:span text:style-name="T3"><text:line-break/></text:span><text:span text:style-name="T1">　　</text:span><text:span text:style-name="T3"><text:line-break/></text:span><text:span text:style-name="T1">　　　　第二，该国与传媒国家的地缘关系的</text:span><text:span text:style-name="T4">远</text:span><text:span text:style-name="T1">近和历史关系的好坏。从新闻传播学的角度说，离受众越近的新闻越能引起关注。加拿大发生SARS或者禽流感在中国引起的恐慌，肯定比不上在韩国和日本发生的那样强烈。因为加拿大在遥</text:span><text:span text:style-name="T4">远</text:span><text:span text:style-name="T1">的北美洲，而韩国和日本就是我们一衣带水的邻居。巴基斯坦开发核武器，中国人不会关注，至少不会从负面去考</text:span><text:span text:style-name="T4">虑</text:span><text:span text:style-name="T1">，因为巴基斯坦是中国传统的朋友。印度拥有核武器，中国人就存在一定忧</text:span><text:span text:style-name="T4">虑</text:span><text:span text:style-name="T1">，因为两国有过边境冲突，而且又是幅员、人口比较接近的潜在竞争对手。当然，如果日本开发核武器，中国人就不只是忧</text:span><text:span text:style-name="T4">虑</text:span><text:span text:style-name="T1">，而是很难接受，因为，中国曾经遭受过日本的野蛮侵略和残酷占领，因为日本至今还不肯承认和清算那段历史。沙特与中国关系</text:span><text:span text:style-name="T4">稳</text:span><text:span text:style-name="T1">定，没有历史纠葛，又</text:span><text:span text:style-name="T4">远</text:span><text:span text:style-name="T1">隔万水千山，因此，从地缘上决定了她在中国的低曝光率。</text:span><text:span text:style-name="T3"><text:line-break/></text:span><text:span text:style-name="T1">　　</text:span><text:span text:style-name="T3"><text:line-break/></text:span><text:span text:style-name="T1">　　　　第三，该国的内外安全形势和状态。西方新闻界有句经典的话叫做，“没有消息就是好消息”。中国古人曾说，“好事不出门，坏事传千里”。法国一位著名历史学家曾说过，“不被历史记载的人民才是幸福的人民”。这都说明了一个道理，一个国家经常处在媒介的聚光灯下未必一定是好事，反而往往伴随着坏消息。巴勒斯坦和以色列既不是世界大国，也</text:span><text:span text:style-name="T4">远</text:span><text:span text:style-name="T1">离中国，更与中国没有任何现实或历史的纠葛，但是，它们在中国媒介中的曝光率可以说是高得惊人，高到让人的感官产生疲倦甚至排斥的地步。但是，以色列和巴勒斯坦的曝光伴随的往往不是好消息，而是没头没尾的暴力冲突、定点清除、自</text:span><text:span text:style-name="T4">杀</text:span><text:span text:style-name="T1">袭击、相互指责和口水大战。作为一个治安环境非常糟糕的地方，巴勒斯坦和以色列在中国家喻户晓，普通中国人或许说不出印度、巴基斯坦、巴西和沙特这些中等大国领导人的姓名，却有可能一一说出巴以的内阁部长。同样，伊拉克在过去20多年中在中国媒介中保持了较高的曝光率，但这20多年，伊拉克经历了3场大规模的战争以及10多年的国际制裁和封锁。卢旺达如果不发生导致一百万人死难的大屠</text:span><text:span text:style-name="T4">杀</text:span><text:span text:style-name="T1">，我，一个多年报道和研究国际问题的专业人员都不能立刻描述它在非洲的确切位置。伊朗巴姆如果不被地震摧毁，我甚至都不知道这个世界文化名城的存在；巴米杨大佛被塔利班政权摧毁后，人们才知道和记住了巴米杨这个地方。因此，沙特在中国媒介中的“空白”，从一个方面可以反证它国家富足、政局</text:span><text:span text:style-name="T4">稳</text:span><text:span text:style-name="T1">定、人民安居乐业。应该说，这是好事，是沙特王国、政府和人民的幸运。今年5月以后，沙特发生了多起恐怖袭击，沙特在中国媒体中的曝光率突然增加，但是，一段时间后，沙特又消失在中国媒体的视线中。</text:span><text:span text:style-name="T3"><text:line-break/></text:span><text:span text:style-name="T1">　　</text:span><text:span text:style-name="T3"><text:line-break/></text:span><text:span text:style-name="T1">　　　　第四，该国领导人的作风。有的国家很大，也很重要，但由于该国的领导人比较低调，因此，媒介不会关注，比如中国领导人相对被国际媒介关注得少一些。有的国家虽然是小国，但往往靠领导人的知名度来提升国际影响，因此，在媒介中获得了较高的知名度。卡斯特罗、马哈迪尔、阿拉法特、曼德拉和卡扎菲等小国领导人靠着自己独特的经历、性格甚至行为方式，为他们的国家赢得了</text:span><text:span text:style-name="T4">远远</text:span><text:span text:style-name="T1">超过应有分量的曝光率。而沙特领导人历来谦虚、低调，从不因为沙特是阿拉伯、伊斯兰大国或者世界第一产油国而到处抛头露面，也很少在国际讲坛上发表措辞强烈的言论。这些行为方式决定了世界媒介和中国媒介不会追逐沙特领导人的行踪，也不会炒作他们的表态。沙特在中国曝光较少，也说明沙特政府和领导人的外交风格是</text:span><text:span text:style-name="T4">稳</text:span><text:span text:style-name="T1">健的、温和的和成熟的，这也是中国媒介中沙特的积极形象的一个方面。</text:span></text:p>
      <text:p text:style-name="P1"><text:span text:style-name="T1">魏福全 | 2006.10.19 12:05 | </text:span><text:span text:style-name="T2">#</text:span></text:p>
      <text:p text:style-name="P3"><text:span text:style-name="T1">翻譯信</text:span></text:p>
      <text:p text:style-name="P3"><text:span text:style-name="T1">小親親我的最愛</text:span></text:p>
      <text:p text:style-name="P3"><text:span text:style-name="T1">命運之神已經出手。我正在流放的路途上，當火車開動時，我將這最後的一封信丟給火車站的員工，希望他能將這封沒貼郵票的信寄出…。我走的時候身體還很健康，如果我們有能力對抗這個我們即將面對的政權，我一定會再回來。我盼望妳能跟我一樣懷抱著勇氣和希望。不要放棄。等著我回來，不要擔心未來。如果我能離開這裏，我盼望我們能快樂的生活在一起…。要有信心，不要絕望。</text:span></text:p>
      <text:p text:style-name="P3"><text:span text:style-name="T1">我所有的思念所有的愛伴隨著我輕柔的吻都印在這封訣別信上</text:span></text:p>
      <text:p text:style-name="P3"><text:span text:style-name="T1">妳親愛的老公</text:span><text:span text:style-name="T3"><text:line-break/></text:span><text:span text:style-name="T1">Adrien</text:span><text:span text:style-name="T3"><text:line-break/></text:span></text:p>
      <text:p text:style-name="P1"><text:span text:style-name="T1">明瑞 | 2006.10.19 09:18 | </text:span><text:span text:style-name="T2">#</text:span></text:p>
      <text:p text:style-name="P2"><text:span text:style-name="T1">謝謝您的回答</text:span><text:span text:style-name="T3"><text:line-break/></text:span><text:span text:style-name="T1">儘管不是正面回答</text:span><text:span text:style-name="T3"><text:line-break/></text:span><text:span text:style-name="T1">不過卻讓我很感動</text:span><text:span text:style-name="T3"><text:line-break/></text:span><text:span text:style-name="T1">感動的眼睛有點看不清文字了</text:span></text:p>
      <text:p text:style-name="P2"><text:span text:style-name="T1">明瑞</text:span></text:p>
      <text:p text:style-name="P1"><text:span text:style-name="T1">陳真 | 2006.10.19 09:08 | </text:span><text:span text:style-name="T2">#</text:span></text:p>
      <text:p text:style-name="P3"><text:span text:style-name="T1">謝謝明瑞,你的問題同時也是我的問題.</text:span></text:p>
      <text:p text:style-name="P3"><text:span text:style-name="T1">我常希望,別人看我能帶著一種憐憫,憐憫這個毛病多多而且某些事很認真很龜毛的人;在這意義上,或許可以說是一種負面教材,所謂 "見不賢而內自省也",而我就是那個不賢. 但我期望人們在看待這個不賢的負教材時,能帶著憐愛,憐其無助無能,愛其心之向善與自責.</text:span></text:p>
      <text:p text:style-name="P3"><text:span text:style-name="T1">我這麼講並非故做謙虛狀,而是肺腑之言. 有句俗話說,"善意鋪著一條通往地獄之路". 我蠻能體會這句話; 善意或真誠並非傷人的藉口. 傷害有各種形式,但許多時候它很可能只是來自一句自以為正義或聰明的話.</text:span></text:p>
      <text:p text:style-name="P3"><text:span text:style-name="T1">可我知其惡卻無法阻止自己為惡. 許多時候,痛苦彷彿讓我認知人之有限: 我不可能改變自己,如果沒有一個外來的救贖力量,你我只能繼續善惡浮沉,而難以抵達純淨彼岸. 我看托爾斯泰的 "三隱士" 很感動,而我似乎是那個自以為能教導三隱士聰明禱告詞的神父.</text:span></text:p>
      <text:p text:style-name="P3"><text:span text:style-name="T1">在一種眾人聚會中,或在一個團體裏,我總覺得自己的心往往和那最弱小最痛苦不安的人綁在一起,彷彿他們的痛覺神經就黏在我的神經上;但有時候卻又似乎覺得: 無一血肉之軀能稱得上強壯,所謂大人不過是一個個體型放大的小孩,表面上呼風喚雨,很猛很壞,其實心依然是肉做的,針稍一刺還是會痛,一點不經意的雲水風生,花開花落,照樣如林黛玉般起惆悵;童稚可憫,而我們怎麼忍心去傷害任何一個 "小孩" 呢?</text:span></text:p>
      <text:p text:style-name="P3"><text:span text:style-name="T1">Ridely Scott 有部電影我很喜歡,看了大概一百倍,叫做 "2020" 或 "銀翼殺手" (Blade Runner),我特別喜歡那個復仇追殺人類的機器人,在他程式壽命終了的那一刻,救起那個飽受痛苦驚嚇的血肉仇敵. 機器人死時還唸了一首詩(Rilke 的詩?),講到他曾目睹星辰起落,親歷宇宙盛事之輝煌,但這一切偉大傳說與真理,仍須告終,恍如雨和淚.</text:span></text:p>
      <text:p text:style-name="P3"><text:span text:style-name="T1">我不知道為什麼會講到這邊來,也許是因為感同身受,就連機器人內心深處都有那麼一點憐憫,更何況你我血肉之軀.</text:span></text:p>
      <text:p text:style-name="P3"><text:span text:style-name="T1">也許不管好事壞事,似乎都該給它鋪上一層淡淡的哀愁,沈從文說: "人生可憫", 生命無助無奈,我憐眾生,但盼眾生視我亦如是.</text:span></text:p>
      <text:p text:style-name="P1"><text:span text:style-name="T1">明瑞 | 2006.10.19 07:02 | </text:span><text:span text:style-name="T2">#</text:span></text:p>
      <text:p text:style-name="P2"><text:span text:style-name="T1">陳真你好,</text:span><text:span text:style-name="T3"><text:line-break/></text:span><text:span text:style-name="T1">讀你的文章已經有一段時間了.</text:span><text:span text:style-name="T3"><text:line-break/></text:span><text:span text:style-name="T1">一讀就無法罷手, 之前有時假期整日整夜的讀你過去的文章,</text:span><text:span text:style-name="T3"><text:line-break/></text:span><text:span text:style-name="T1">覺得你講的很好, 把我ㄧ些過去的疑惑都去掉了.</text:span></text:p>
      <text:p text:style-name="P2"><text:span text:style-name="T1">我有時覺得自己慢慢已經對很多事情不動怒了,</text:span><text:span text:style-name="T3"><text:line-break/></text:span><text:span text:style-name="T1">可是我變得越來越不能忍受別人不當真或是亂講話.</text:span><text:span text:style-name="T3"><text:line-break/></text:span><text:span text:style-name="T1">(好像是同一件事)</text:span><text:span text:style-name="T3"><text:line-break/></text:span><text:span text:style-name="T1">我看到就想糾正, 只要我能指出哪裡犯錯.</text:span></text:p>
      <text:p text:style-name="P2"><text:span text:style-name="T1">我有種想要改善這種病態狀況的願望;</text:span><text:span text:style-name="T3"><text:line-break/></text:span><text:span text:style-name="T1">可是又覺得我不該管太多.</text:span><text:span text:style-name="T3"><text:line-break/></text:span><text:span text:style-name="T1">因為我常覺得人管好自己就好了,</text:span><text:span text:style-name="T3"><text:line-break/></text:span><text:span text:style-name="T1">不該自以為是的管別人怎麼做.</text:span><text:span text:style-name="T3"><text:line-break/></text:span><text:span text:style-name="T1">不過如果能夠讓一個人想的更清楚,</text:span><text:span text:style-name="T3"><text:line-break/></text:span><text:span text:style-name="T1">好像就能讓這社會有可能更好一點.</text:span><text:span text:style-name="T3"><text:line-break/><text:line-break/></text:span><text:span text:style-name="T1">我的疑惑是該怎樣在這兩者間取得平衡點呢?</text:span><text:span text:style-name="T3"><text:line-break/></text:span><text:span text:style-name="T1">糾正別人? 或是 獨善其身?</text:span><text:span text:style-name="T3"><text:line-break/><text:line-break/></text:span><text:span text:style-name="T1">您現在是抱什麼心態面對這種問題的呢?</text:span></text:p>
      <text:p text:style-name="P2"><text:span text:style-name="T1">問題有點像是小書迷問作者 真是不好意思</text:span><text:span text:style-name="T3"><text:line-break/></text:span><text:span text:style-name="T1">希望我有把我的問題講清楚</text:span></text:p>
      <text:p text:style-name="P2"><text:span text:style-name="T1">明瑞</text:span></text:p>
      <text:p text:style-name="P1"><text:span text:style-name="T1">陳真 | 2006.10.16 13:10 | </text:span><text:span text:style-name="T2">#</text:span></text:p>
      <text:p text:style-name="P3"><text:span text:style-name="T1">謝謝懷軒. Orz...</text:span></text:p>
      <text:p text:style-name="P3"><text:span text:style-name="T1">我也來破壞--我是說翻譯一下原文:</text:span></text:p>
      <text:p text:style-name="P3"><text:span text:style-name="T1">親愛的小甜心(譯者按:會不會太惡心啊?)</text:span></text:p>
      <text:p text:style-name="P3"><text:span text:style-name="T1">命運終於來了. 我正前往遣送的路上,當火車開動,我把這訣別信丟給一位鐵路局員工,滿懷希望他能將這封沒有郵票的信寄出...我走的時候,身體狀況還不錯,我想,如果我們能抵抗這個正準備統治我們的政權,我將能夠歸來(譯者按: 別傻了,沒有人搭上這死亡列車還能歸來的). 希望妳能跟我一樣,抱著勇氣與希望;不要失志. 在等待我歸來的同時,更不要擔心未來. 如果我終究能離開這裏,我希望我們能從此快樂生活在一起...要有信心,不要陷入絕望.</text:span></text:p>
      <text:p text:style-name="P3"><text:span text:style-name="T1">灑滿親吻,我所思所想以及我所有的愛,都在這封訣別信上.</text:span></text:p>
      <text:p text:style-name="P3"><text:span text:style-name="T1">妳老公,</text:span></text:p>
      <text:p text:style-name="P3"><text:span text:style-name="T1">阿正</text:span></text:p>
      <text:p text:style-name="P3"><text:span text:style-name="T1">1942.9 23.</text:span></text:p>
      <text:p text:style-name="P3"><text:span text:style-name="T1">(譯者按: 那個政權迅速煙消雲散,但六十四年過去了,阿正仍然還沒有歸來; 他跟他的小甜心,終究會在天上地下重逢.)</text:span><text:span text:style-name="T3"><text:line-break/></text:span></text:p>
      <text:p text:style-name="P1"><text:span text:style-name="T1">懷軒 | 2006.10.16 11:24 | </text:span><text:span text:style-name="T2">#</text:span></text:p>
      <text:p text:style-name="P2"><text:span text:style-name="T1">陳真說的倫敦帝國戰爭博物館（IWM）猶太浩劫展廳裡的那封信如下：</text:span></text:p>
      <text:p text:style-name="P2"><text:span text:style-name="T1">The last letter from Adrien Josef Cerl</text:span><text:span text:style-name="T3"><text:line-break/></text:span><text:span text:style-name="T1">(quote from Imperial War Museum in London, Holocaust Gallery)</text:span></text:p>
      <text:p text:style-name="P2"><text:span text:style-name="T1">23 September 1942</text:span></text:p>
      <text:p text:style-name="P2"><text:span text:style-name="T1">My dearest little wife</text:span></text:p>
      <text:p text:style-name="P2"><text:span text:style-name="T1">The dice have been cast. I am heading towards deportation and it is while the train is moving that I am throwing this last letter to an employee of the railways in the hope that he will post it without a stamp... I leave in good health and if we are able to resist the regime that is waiting for us, I will come back. I ask you to do as I am doing and to take courage and to hope. Don't renounce anything for yourself. Don't worry about your future, while you are waiting for my return. If I get out, I hope that we will live happily... Have confidence and don't fall into despair.</text:span></text:p>
      <text:p text:style-name="P2"><text:span text:style-name="T1">All my thoughts and all my love are in this last letter together with my gentle tender kisses.</text:span></text:p>
      <text:p text:style-name="P2"><text:span text:style-name="T1">your husband</text:span></text:p>
      <text:p text:style-name="P2"><text:span text:style-name="T1">Adrien</text:span></text:p>
      <text:p text:style-name="P2"><text:span text:style-name="T3"><text:line-break/></text:span><text:span text:style-name="T1">中文：</text:span></text:p>
      <text:p text:style-name="P2"><text:span text:style-name="T1">1942年9月23日</text:span></text:p>
      <text:p text:style-name="P2"><text:span text:style-name="T1">我致愛的妻子</text:span></text:p>
      <text:p text:style-name="P2"><text:span text:style-name="T1">骰子已經擲出了結果。我正在前往放逐的路上</text:span><text:span text:style-name="T3"><text:line-break/></text:span><text:span text:style-name="T1">，當火車開動時，我冒險將這最後的信交給鐵路員工，並滿懷希望他能將這封沒有郵票的信寄出...我在健康良好的狀態下離開，如果我們能夠反抗那正等待著我們的政權，我將會歸來。我請求妳能夠如我一般，帶著勇氣與希望。別為了妳自己放棄任何事物。當妳正等待著我的歸來，別擔心妳的將來。假如我能夠逃出，我希望我們能快樂地生活...擁有信心，不要陷入絕望。</text:span></text:p>
      <text:p text:style-name="P2"><text:span text:style-name="T1">我所有的思念與我全心的愛都在這最後的信上，伴隨著我輕柔的吻。</text:span></text:p>
      <text:p text:style-name="P2"><text:span text:style-name="T1">妳的丈夫</text:span><text:span text:style-name="T3"><text:line-break/></text:span><text:span text:style-name="T1">Adrien</text:span></text:p>
      <text:p text:style-name="P2"><text:span text:style-name="T1">************************************************</text:span><text:span text:style-name="T3"><text:line-break/></text:span><text:span text:style-name="T1">自作主張的翻譯了一下，希望沒有破壞原文的情感。不過一旦翻了，大概還是破壞掉了吧＠＠～</text:span></text:p>
      <text:p text:style-name="P2"><text:span text:style-name="T1">這是Adrien Josef Cerl 在被送往Auschwitz的集中營的火車上寫的。字跡非常潦草匆忙。</text:span><text:span text:style-name="T3"><text:line-break/></text:span></text:p>
      <text:p text:style-name="P1"><text:span text:style-name="T1">懷軒 | 2006.10.16 10:26 | </text:span><text:span text:style-name="T2">#</text:span></text:p>
      <text:p text:style-name="P3"><text:span text:style-name="T1">"用科學態度理解文學性的東西"？？</text:span><text:span text:style-name="T3"><text:line-break/></text:span><text:span text:style-name="T1">有嗎？羅素最後不是說要獨立思考，光明正大的看待這個世界嘛。</text:span></text:p>
      <text:p text:style-name="P1"><text:span text:style-name="T1">陳真 | 2006.10.16 05:07 | </text:span><text:span text:style-name="T2">#</text:span></text:p>
      <text:p text:style-name="P2"><text:span text:style-name="T1">這種運動好好笑. 有英國媒體說怎麼連抗爭都像節目表演一樣照表操課,一一事先排演,很像 "秀",比運動會上的大會舞更像大會舞.</text:span></text:p>
      <text:p text:style-name="P2"><text:span text:style-name="T1">=================</text:span></text:p>
      <text:p text:style-name="P2"><text:span text:style-name="T1">TVBS 新聞</text:span></text:p>
      <text:p text:style-name="P2"><text:span text:style-name="T1">賀德芬沈痛：反貪腐淪花俏個人秀</text:span></text:p>
      <text:p text:style-name="P2"><text:span text:style-name="T1">更新日期:2006/10/15 12:39 記者:陳心怡</text:span></text:p>
      <text:p text:style-name="P2"><text:span text:style-name="T1">縮小靜坐規模後，倒扁總部還是不斷有成員出走、內鬨，看在曾經也是決策成員的賀德芬眼中覺得一點都不意外，因為她說，總部決策機制喪失，反貪腐現在成了唱歌跳舞的花俏舞臺，施明德的演出更可以得奧斯卡獎，實在對不起百萬人民。</text:span><text:span text:style-name="T3"><text:line-break/></text:span><text:span text:style-name="T1">退出倒扁決策核心後，賀德芬首度打破沈默。前反貪腐倒扁總部核心成員賀德芬：「我們真的是臉皮很薄的人，我們絕對不會賴著不走。」</text:span></text:p>
      <text:p text:style-name="P2"><text:span text:style-name="T1">眼看當初凱道前的滿滿人潮，如今只剩火車站前的人丁稀少，她說，動能喪失她不意外，因為最好的時機早就錯失。賀德芬：「15日（圍城）真的是最好的時機，你這時候提出一個非常具體的政治主張，然後等待執政黨的回應，我相信執政黨不能夠完全蔑視。」</text:span></text:p>
      <text:p text:style-name="P2"><text:span text:style-name="T1">她也認為，當初反貪腐的內涵早已不在，剩下的只有空洞的口號。賀德芬：「只看到非常花俏的一個作秀舞臺，成就一個人的獨角戲，我覺得真的是很對不起百萬的人民。」</text:span></text:p>
      <text:p text:style-name="P2"><text:span text:style-name="T1">雖然都沒點名，不過，講的就是主導所謂概念設計的範可欽，至於活躍在倒扁活動會場的另外一些人，她也批評，動機可議，尤其是國慶日這天的表現，更是荒腔走板。賀德芬：「你應該好好的在你的立法院，你今天不是這樣，你只要有縫就鑽，有舞臺就來，只要有鎂光燈就在那裡秀。」</text:span></text:p>
      <text:p text:style-name="P2"><text:span text:style-name="T1">道不同不相為謀，退出倒扁總部回到學界的賀德芬說，把這些歷程作為最好的民主教材，比較實在。</text:span><text:span text:style-name="T3"><text:line-break/></text:span></text:p>
      <text:p text:style-name="P1"><text:span text:style-name="T1">陳真 | 2006.10.16 05:00 | </text:span><text:span text:style-name="T2">#</text:span></text:p>
      <text:p text:style-name="P3"><text:span text:style-name="T1">我沒看你說的羅素文章,但答案是: 或許是,但也可能不是.</text:span></text:p>
      <text:p text:style-name="P3"><text:span text:style-name="T1">好了,我回答了,這位先生別問了吧. 你以為我是在談什麼理論或發表什麼政見嗎?</text:span></text:p>
      <text:p text:style-name="P3"><text:span text:style-name="T1">我不想得罪誰,但學生若像你這樣只會問是或不是,對或不對,當老師有何意義可言? 並不是把一個句子後面打上一個問號就是在發問.</text:span></text:p>
      <text:p text:style-name="P3"><text:span text:style-name="T1">你根本連自己想問什麼也不知道;你只是像在什麼聊天室那樣三言兩語打打屁: "近來好嗎?" "你那邊天氣如何ㄚ?" "生意還行唄" "有去倒扁反貪腐嗎?" "扁貪,那長仔貪嗎? 宋盼仔貪嗎" "扁是政客,那長仔,俊雄,錫(方方土)電火球也是政客嗎?...等等. 你不覺得這樣一種沒頭沒腦的發問很沒有營養嗎?</text:span></text:p>
      <text:p text:style-name="P1"><text:span text:style-name="T1">怡靜 | 2006.10.15 21:30 | </text:span><text:span text:style-name="T2">#</text:span></text:p>
      <text:p text:style-name="P2"><text:span text:style-name="T1">是這篇嗎？</text:span><text:span text:style-name="T3"><text:line-break/></text:span><text:span text:style-name="T1">http://hk.geocities.com/exanti_christendom/russell.html</text:span></text:p>
      <text:p text:style-name="P1"><text:span text:style-name="T1">Jedah Cheung | 2006.10.15 19:44 | </text:span><text:span text:style-name="T2">#</text:span></text:p>
      <text:p text:style-name="P3"><text:span text:style-name="T1">老師</text:span><text:span text:style-name="T3"><text:line-break/></text:span><text:span text:style-name="T1">剛看了羅素的"為什麼我不是基督徒"(網址不知怎麼搞的, 貼不上來)</text:span><text:span text:style-name="T3"><text:line-break/></text:span><text:span text:style-name="T1">羅素這篇論述, 是否也是"用科學態度理解文學性的東西"呢?</text:span></text:p>
      <text:p text:style-name="P1"><text:span text:style-name="T1">陳真 | 2006.10.14 13:32 | </text:span><text:span text:style-name="T2">#</text:span></text:p>
      <text:p text:style-name="P2"><text:span text:style-name="T1">realism,idealism,scepticism,...xx-ism 等等,就像(學術性)哲學這套 "語言" 的 ABC 或 ㄅㄆㄇㄈ.</text:span></text:p>
      <text:p text:style-name="P2"><text:span text:style-name="T1">有一次,有個唸社會科學的台灣朋友問我一些這樣的基本名詞解釋. 我在電話中發揮辯論冠軍的口才,費勁講了半天,以為他這下任督二脈全通,想不到最後他愉快地,似有 "收穫" 地掛掉電話前卻問我,"那麼,這些理論現在已經被推翻了嗎?"</text:span></text:p>
      <text:p text:style-name="P2"><text:span text:style-name="T1">我一聽,才知道一切等於白講,他完全聽不懂,他顯然無法放棄自然科學或社會科學那種理解世界的方式.</text:span></text:p>
      <text:p text:style-name="P2"><text:span text:style-name="T1">realism, idealism 或什麼 common sense epistemology (比方說 "我知道這是我的手")等等,這些東西怎麼可能被 "推翻"? 當人類滅絕,或許它才會跟著消失--但那也不叫 "推翻". 它既不是一種理論,也不是一種假設,它怎麼可能被推翻? 比方說我覺得今晚的星星特別美,我這想法有可能因為某種理論的提出而被推翻嗎?</text:span></text:p>
      <text:p text:style-name="P2"><text:span text:style-name="T1">比方說 idealism 相信世界的存在唯有依賴於一個能感知的 "心靈之眼" 的察覺. 叔本華有句名言: "唯有心靈,世界方始誕生,即便那只是一隻昆蟲的眼睛." 唯有當這 "昆蟲" 張開牠的 "眼","世界" 才有可能存在; 世界並不是一種客觀的存在物,當這 "眼睛" 闔上,世界便也跟著消失.</text:span></text:p>
      <text:p text:style-name="P2"><text:span text:style-name="T1">這樣一種說法,你要怎麼推翻? 它根本不是一種實證性的東西啊,你要拿什麼推翻它? 它無法推翻,因為它也根本無法被證實,因為它根本不是一種科學,不是一種實證,不是一種理論,不是一種 "政見",不是一種假設.</text:span></text:p>
      <text:p text:style-name="P2"><text:span text:style-name="T1">有時在台灣,鬧哄哄的環境,名嘴名家,"知識份子",倒扁挺扁,藍綠,進步勢力,各種八卦,明星,無聊的道德教訓,各種社會新聞,公民運動什麼的,我心裏常有一種很 "害怕" 而陌生的感覺,這樣一個如此 "具體" 而 "科學" 的社會,似乎好像每一句話都必須可供驗證或否證,否則就沒有存在價值似的. 在這社會中,如果人們聽到西方哲學思想中任何一個最初級的說法,恐怕會當做精神病人胡言亂語吧?!</text:span></text:p>
      <text:p text:style-name="P2"><text:span text:style-name="T1">"瞎密?! 世界不存在? 除非等第一隻昆蟲張開牠的第一隻眼睛?" (叔本華)</text:span></text:p>
      <text:p text:style-name="P2"><text:span text:style-name="T1">"瞎密?! 我不存在? 我縮小成一個無法擴張的點,變成世界的極限?" (維根斯坦 &amp; 叔本華)</text:span></text:p>
      <text:p text:style-name="P2"><text:span text:style-name="T1">"瞎密?!語言和世界之間有著一種不可說的關係,使語言成為可能?" (維根斯坦 &amp; 康德)</text:span></text:p>
      <text:p text:style-name="P2"><text:span text:style-name="T1">這些算是最清楚最具體最通俗易解的,如果更抽象一些的,那簡直就是一種完全不可解的外星語言.</text:span></text:p>
      <text:p text:style-name="P2"><text:span text:style-name="T1">台灣社會看不起這些東西,但人們其實並不知道他到底是在看不起一些什麼,事實上他根本聽不懂,他只是看不起這些東西沒有 "現實" 意義,具體地說,看不起它 "沒有用",看不起它無法解釋比方說倒扁挺扁,更具體地說,看不起它不能拿來換成現金或權力.</text:span></text:p>
      <text:p text:style-name="P2"><text:span text:style-name="T1">如果有人說,號稱二十世紀最偉大的哲學家維根斯坦,晚年只是在反駁 "我知道這是我的手" 這個說法,當你走在台灣街頭,如果你不幸是一個會對這樣一些東西著迷的人,面對周遭那樣一種 "具體" 得不能再具體,"科學" 得不能再科學,"現實" 得不能再現實的社會,你心中做何感想? 你心裏為之生為之死為之起惆悵為之耗費大半青春的那些想法,你還好意思講出口嗎? 人家都這麼具體這麼科學這麼努力改造世界,但你卻著迷於世界不存在? 著迷於那第一雙昆蟲的眼睛? 著迷於這究竟是不是你的手? 著迷於語言到底有沒有意義?</text:span></text:p>
      <text:p text:style-name="P2"><text:span text:style-name="T1">曾志朗當教育部長,很喜歡講什麼 "科學人文",但是他所謂科學人文似乎就是請科學家來告訴大家一些個人無謂的心得感言八卦小故事或說說自己有著哪些生活文藝嗜好等等,然後鼓勵大家繼續加強科學實驗,加強科學教育的各種研究考核與驗證假設的精神.</text:span></text:p>
      <text:p text:style-name="P2"><text:span text:style-name="T1">但在我看來,自然科學也好,社會科學也罷,科學不過就是包裝精美的八卦,對我毫無智能上或美感上的吸引力. 八卦就是對現實世界提出一些假設或理論,企圖去理解現實; 這跟三姑六婆對鄰居提出各種假設與理論,企圖參透之,有何本質上的不同? 對一種 "公眾現象" (比如倒扁)提出各種觀點或解釋或理論,跟八卦男女對你家的事提出各種觀點或解釋或理論,有何智能上或 "知識論上的" (epistemological) 差異?</text:span></text:p>
      <text:p text:style-name="P2"><text:span text:style-name="T1">這麼低能幼稚無聊的一種看世界的方式,但它在台灣卻取得壓倒性的勝利. 現實實在沒什麼好講的,如果它不是指向一種與現實無關的精神世界. 就好像你家的事我家的事有啥好講的?--如果它們不具有一種與現實事務無關的共通悲歡?</text:span></text:p>
      <text:p text:style-name="P2"><text:span text:style-name="T1">現實只是一個個例子,透過對例子的描述,我們打開某個心靈之眼,看向 "另一個世界",就像我若指著月亮叫你看,那你就應該看向月亮,而不是一直看著我的手指頭. 可是,科學卻讓我們忘了手指頭所指的方向,卻拼命研究那毫無意義的手指頭.</text:span></text:p>
      <text:p text:style-name="P2"><text:span text:style-name="T1">羅素說: "我們本來只是無知,接受教育後,我們卻變成愚蠢."</text:span></text:p>
      <text:p text:style-name="P2"><text:span text:style-name="T1">如果你偶而翻開報紙,不妨看看民意論壇裏那些學者專家寫的東西,你真的讀得下去? 你難道不會納悶,怎麼真的有人會這麼無聊,心裏竟然充塞著這麼多 "意見",充塞著這麼一些毫無智能或營養可言的所謂論述或觀點? 國民黨如何如何,馬英九如何如何,阿扁如何如何,進步運動如何如何,這個主義那個主義,如果這樣將會那樣,根據某種理論,應該這樣或那樣...這跟八卦男女每天講的東西,有啥智能上或美感上的不同?</text:span></text:p>
      <text:p text:style-name="P1"><text:span text:style-name="T1">怡靜 | 2006.10.14 13:28 | </text:span><text:span text:style-name="T2">#</text:span></text:p>
      <text:p text:style-name="P4"><text:span text:style-name="T5">剪報一則。</text:span><text:span text:style-name="T6"><text:line-break/></text:span><text:span text:style-name="T5">另外中時外電報導中提到的，英國獨立報(The Independent)英文原文在此。</text:span><text:a xlink:type="simple" xlink:href="http://news.independent.co.uk/europe/article1868072.ece"><text:span text:style-name="T1"> The final dispatch of a reporter murdered for telling the truth</text:span></text:a></text:p>
      <text:p text:style-name="P3"><text:span text:style-name="T1">-----------</text:span><text:span text:style-name="T3"><text:line-break/></text:span><text:span text:style-name="T1">2006.10.14　 中國時報</text:span><text:span text:style-name="T3"><text:line-break/></text:span><text:span text:style-name="T1">女記者最後報導 俄當局凌虐車臣人</text:span><text:span text:style-name="T3"><text:line-break/></text:span><text:span text:style-name="T1">王嘉源/綜合報導</text:span></text:p>
      <text:p text:style-name="P3"><text:span text:style-name="T1">俄羅斯女記者波麗柯芙斯卡雅日前遭槍殺身亡，死因疑似與她揭露俄羅斯當局在車臣境內的殘暴作為有關。英國《獨立報》十三日刊出波麗柯芙斯卡雅死前為她服務的俄羅斯《新報》所撰寫、但未完成的最後一篇文章，可能與其死因有關，以下為文章摘要：</text:span></text:p>
      <text:p text:style-name="P3"><text:span text:style-name="T1">我桌上每天擺著數十件刑事案卷宗影本，內容是那些被以「恐怖主義」罪名起訴或仍受調查的人。這些人絕大多數是被當局「打成」恐怖分子。而在二○○六年，把人「打成」恐怖分子的做法已取代了任何真正的反恐鬥爭。</text:span></text:p>
      <text:p text:style-name="P3"><text:span text:style-name="T1">檢察官與法官是替政治秩序效命，為了讓克里姆林宮的反恐紀錄看起來漂亮，製作種種的「衷心自白書」，藉以彰顯在北高加索地區（車臣共和國所在地）執行「反恐戰爭」的成果。</text:span></text:p>
      <text:p text:style-name="P3"><text:span text:style-name="T1">一群被判刑的車臣青年的母親寫信向我說：「事實上，這些矯正機構（恐怖分子關押處）已變成了車臣囚犯的集中營。他們多半是被以捏造的證據定罪，並遭到族裔歧視。」</text:span></text:p>
      <text:p text:style-name="P3"><text:span text:style-name="T1">「被關在惡劣條件下，遭人羞辱，他們因而產生仇恨一切的心理。他們一旦服完刑返鄉，將發現自己的生活全毀了，對周遭世界的理解也全毀了。」</text:span></text:p>
      <text:p text:style-name="P3"><text:span text:style-name="T1">坦白說，我很害怕這種仇恨遲早會宣洩出來。因為對如此仇恨世界的年輕人而言，所有的人將會看起來像是外人。</text:span></text:p>
      <text:p text:style-name="P3"><text:span text:style-name="T1">最近，應俄羅斯的要求，烏克蘭將加達耶夫交給了莫斯科。他是車臣人，八月初在克里米亞被警方盤查證件時遭到逮捕。</text:span></text:p>
      <text:p text:style-name="P3"><text:span text:style-name="T1">以下摘錄八月廿九日他寫給我的信：「從烏克蘭引渡至格洛茲尼（車臣首府）後，我被帶到一個警局，他們訊問我是否殺害了薩利霍夫家人及其朋友家人。我發誓我從未殺人，不管是俄羅斯人或車臣人。警察卻肯定地說：『不，你是個殺人犯。』我再次否認」。</text:span></text:p>
      <text:p text:style-name="P3"><text:span text:style-name="T1">「他們開始毆打我。先朝我的右眼揍了兩拳，當我醒來時，他們將我綁住，在雙腳後面放上鐵棒，並將我的雙手銬在鐵棒上，接著把我吊在兩張約一公尺高的椅子中間，同時在我的小指接電線，然後電擊，並一邊拿警棍打我」。</text:span></text:p>
      <text:p text:style-name="P3"><text:span text:style-name="T1">「我不記得持續了多久，但我因為疼痛而開始喪失了知覺。他們卻問我我是否準備吐實。我回答說我會，為的是避免被刑求。於是他們放我下來，除去鐵棒，將我撲倒在地。」</text:span></text:p>
      <text:p text:style-name="P3"><text:span text:style-name="T1">「我說我無話可說。他們於是拿鐵棒朝我先前挨揍的右眼撞擊，接著又把我吊起來，重覆同樣的過程。我不記得持續了多久……他們一再潑水讓我醒過來」。</text:span></text:p>
      <text:p text:style-name="P3"><text:span text:style-name="T1">「中午時，一名便衣警察過來，告訴我說有記者來看我，而我必須承認犯下三項謀殺罪及一項搶劫罪。」</text:span></text:p>
      <text:p text:style-name="P3"><text:span text:style-name="T1">「他說如果我不同意，他們會重覆一切（刑求），甚至對我性侵害。我於是同意照做，接受記者採訪，而他們（警察）逼我要作證說，我所受的傷是企圖脫逃時留下的。」</text:span></text:p>
      <text:p text:style-name="P3"><text:span text:style-name="T1">加達耶夫現在就躺在格洛茲尼一號監獄病房內，被以「盜匪」罪名起訴。</text:span></text:p>
      <text:p text:style-name="P1"><text:span text:style-name="T1">仔仔 | 2006.10.14 10:49 | </text:span><text:span text:style-name="T2">#</text:span></text:p>
      <text:p text:style-name="P2"><text:span text:style-name="T1">請問一下加薩走廊的屯墾區已經被撤走超過1年了為何本網的加薩走廊地圖還未更新？</text:span></text:p>
      <text:p text:style-name="P1"><text:span text:style-name="T1">陳真 | 2006.10.14 07:23 | </text:span><text:span text:style-name="T2">#</text:span></text:p>
      <text:p text:style-name="P3"><text:span text:style-name="T1">俺那段話看不出哪裡怪啊. 半解或全解不是問題,有問題的仍是老話: 在不在乎.</text:span></text:p>
      <text:p text:style-name="P3"><text:span text:style-name="T1">在乎則ok,明明不在乎,卻忙表態忙表演,講屁話漂亮話,為個人形象化粧謀利,不惜打擊弱者,以示開明或理性或溫馨或...等等等,則讓人想吐.</text:span></text:p>
      <text:p text:style-name="P3"><text:span text:style-name="T1">在不在乎,貴賤美醜在此一別.</text:span></text:p>
      <text:p text:style-name="P3"><text:span text:style-name="T1">半解無解都無妨;傻沒關係,街頭衝組都很傻,無知無解卻喊打喊殺,被政客牽著鼻子走,但我仰慕這些心思單純的人. 這並不意味著他們的 "行為" 沒有任何道德問題,而我也沒在談這個.</text:span></text:p>
      <text:p text:style-name="P3"><text:span text:style-name="T1">你的疑問根源似乎有個毛病,那就是教條化或行為主義取向,或者說,企圖以一種 "原則化" 的方式來理解原則,企圖以一種彷彿可以形諸條文如六法全書那樣的方式來理解善惡美醜.簡單說就是把無關於主張或宣稱的東西視為一種 "主張" 或 "宣稱",或者說以科學態度理解文學性的東西.</text:span></text:p>
      <text:p text:style-name="P3"><text:span text:style-name="T1">雖然不管談什麼,免不了都會談到行為,但這並不意味著我們是在談一種以行為來論斷的東西. 我常引維根斯坦那句話: "詩裏含有某種資訊 (information),但詩可不是要告訴你任何資訊."</text:span></text:p>
      <text:p text:style-name="P3"><text:span text:style-name="T1">胡適愛一個小女生,他說: "山風吹不散我心頭的人影",但我想他的心電圖上應該不會出現人影才對. 維根斯坦說,三角形有可能慢慢轉變成圓形,但這並不意味著我們 "主張" 圓形就是由三角形轉變而來. 當我們說,愛情比麵包重要,難道這就等於說我們可以不吃東西而活? 或等於誰若重視麵包就是沒有愛情?</text:span></text:p>
      <text:p text:style-name="P3"><text:span text:style-name="T1">我講過大約兩千多萬次的一個例子,當我們批評升學主義,當我們批評有關升學的一種心態,難道我們就是在反對升學?</text:span></text:p>
      <text:p text:style-name="P3"><text:span text:style-name="T1">如果你能理解什麼是升學主義,那你理當能理解我的一切說法之基本性質才對. 它們無關任何行為,就好像升學主義並不是一種由行為本身來理解的東西一樣; 一個國家高等教育人口比例高,並不等於升學主義猖獗. 一個人想繼續唸研究所,並不意味著他是個升學主義者.</text:span></text:p>
      <text:p text:style-name="P3"><text:span text:style-name="T1">升學主義不過就是指的一種 "心", 以升學為謀利手段,並且視文憑為 "高尚" 的 "心態",難道這就等於說我們只能唸書,不應該想著就業或賺錢的事?</text:span></text:p>
      <text:p text:style-name="P3"><text:span text:style-name="T1">行為主義心態很強的人可能又會說: "既然是心態,那就是純主觀囉?" 這就好像你若說 "我愛我媽媽",旁人卻質疑說,"愛? 那就是純主觀囉?" 這樣一種自以為聰明的質問,實在很蠢不是嗎?</text:span></text:p>
      <text:p text:style-name="P3"><text:span text:style-name="T1">反對行為主義式的理解方式,反對把詩當成一種 "資訊提供" 來閱讀,反對科學式理解人事物的方式,並不等於說我們就是在 "主張" 一種所謂 "純主觀" (意味著負面非理性)的反智態度.</text:span></text:p>
      <text:p text:style-name="P3"><text:span text:style-name="T1">沈從文歌頌鄉下人, 但他也提到從小就見過一堆鄉人簇擁著人犯或政敵, 在河邊砍殺, 當人頭落地, 他也學著鄉人踢人頭玩. 難道他是在鼓吹愚昧或暴力? 難道這等於說他反人權或贊成死刑或贊成謀殺異己?</text:span></text:p>
      <text:p text:style-name="P3"><text:span text:style-name="T1">沈從文後來被進步界扣上許多反動罪名,甚至他所任教的校園還掛出大字報進行批鬥,說他是黃色作家(否則怎麼在書中描寫性愛場面?), 學生看到他就朝他臉上吐口水表示不屑, 這一切扣帽背後的基本邏輯似乎就是這樣: 把詩當成六法全書讀.</text:span></text:p>
      <text:p text:style-name="P3"><text:span text:style-name="T1">難道隨地砍殺人頭當樂趣沒有道德問題, 甚至很美? 沈從文有這樣講嗎? 這能以一種行為面來理解他所要講的“那個”意思嗎? 注意“那個”兩個字. 我心裏常有這樣一句吶喊:</text:span></text:p>
      <text:p text:style-name="P3"><text:span text:style-name="T1">“一個句子不會只有一個意思!!!!”</text:span></text:p>
      <text:p text:style-name="P3"><text:span text:style-name="T1">一個句子不但不只一個意思, 而且有無數個,你想要多少個意思, 它就能有多少個意思. 也因此, 當別人只是在講 "某一個" 意思時, 我們若要反駁,那就只能在對方所說的“這個”意思上反駁, 而不是“反駁” 或“痛罵” 對方根本沒談過的“其它”意思.</text:span></text:p>
      <text:p text:style-name="P3"><text:span text:style-name="T1">就好像沈從文並沒有在探討路邊砍頭的人權問題不是嗎? 我也沒說一知半解喊打喊殺沒有任何道德問題不是嗎? 我只是在形容一種人渣的德性之猥瑣; 為了理解人渣, 我們就得理解相對於人渣該有著一些什麼樣的態度. 當我說那些街頭衝組有著美麗人性, 並不意味著我 "主張" 這些行為裏頭沒有任何道德問題.</text:span></text:p>
      <text:p text:style-name="P3"><text:span text:style-name="T1">維根斯坦有句名言: don't think, but look! (要看, 不要想!)“想”太多是不好的, 就像看電影,幾乎所有影評都讓我想吐, 真不知道他們是在看電影還是在上課. 看電影就跟聽音樂或談戀愛或上教堂一樣,“想”是有害的.</text:span></text:p>
      <text:p text:style-name="P3"><text:span text:style-name="T1">當有人指著一團米田共說: 好噁.你辯說米田共可以當肥料,但人家根本沒在談那些啊. 當有人指著一朵花說: "好漂亮!" 你說 "這花有毒, 難道你要大家毒死?" 可是,他雖然談花草,但他並不是在談植物學不是嗎?</text:span></text:p>
      <text:p text:style-name="P3"><text:span text:style-name="T1">我不覺得我的表達能力有問題,但我的確覺得華人社會中了一種科學教育的毒,似乎能把一切都當成一種主張一種意見一種彷彿可以經由客觀行為驗證或否證的東西.</text:span></text:p>
      <text:p text:style-name="P3"><text:span text:style-name="T1">台灣能發展任何科學,但它似乎完全沒有發展文史哲的基礎,因為我們連文史哲這樣一些完全不需任何背誦的東西都當成一種像科學或新聞報導或政見或立場或主張或宣稱等等那樣的資訊而要求背誦,甚至還能擬出許多考試 "重點".</text:span></text:p>
      <text:p text:style-name="P3"><text:span text:style-name="T1">我常使用一個字 metaphor(隱喻),台灣就是這樣一種似乎無法理解隱喻無法理解詩詞音樂影像的奇怪地方,常讓人啞口無言,覺得挺無奈,因為不管你怎麼講,你的話都會被扭曲,甚至經常扭曲成完全相反的意思; 彷彿不把你的話 "推論" 一下就會受不了似的,可是,你能推論一種主張一種立場一種政見或一種科學,你如何推論一首詩? 如何推論一種形而上的哲學語言? 如何推論一種有關氣味的描述?</text:span></text:p>
      <text:p text:style-name="P3"><text:span text:style-name="T1">正因為一個句子不會只有一個意思,一個影像也不會只有一種含意,於是有了詩存在的可能性. 當我們講 "某一個" 意思,意思就是指的 "那個" 意思,不多也不少,恰恰就是 "那個" 意思,就好像一個音符當它被指定就只能有 "一個" 位置一樣,不高也不低,恰恰就是 "那個" 位置.</text:span></text:p>
      <text:p text:style-name="P3"><text:span text:style-name="T1">想到這個,我腦海就常浮現眾多 "原子" 飛竄的影像,一個句子是由無數原子組成,當我逮著其中一個原子,或許它讓你 "聯想" 到另一個,但這一個原子跟那一個原子之間並無任何推論關係.</text:span></text:p>
      <text:p text:style-name="P3"><text:span text:style-name="T1">高達說,"每一個鏡頭都是在尋找一個最佳道德位置". 弱水三千,只取一瓢飲,原子無數,彷如音符有無數擺放位置,但恰恰只有那麼一個 "最佳道德位置". 當你指向某個位置,那它就是你所要它產生的 "那個" 感覺和意義,不多也不少.</text:span></text:p>
      <text:p text:style-name="P3"><text:span text:style-name="T1">原子之間能刺激聯想,但無法產生推論或反駁. 當我覺得來了一陣風心裏有一種感動,我不知道你如何可能 "反駁" 我的感動?</text:span></text:p>
      <text:p text:style-name="P3"><text:span text:style-name="T1">世界並不僅僅是一種科學架構組成,當影像音符眼光氣味思想感情化為一種原子,這種原子之間並不服膺任何論證或推論,它只服膺於一種氣味相投與想像.</text:span></text:p>
      <text:p text:style-name="P3"><text:span text:style-name="T1">常常有人說很認同我,但我不免都會納悶: "真的嗎?" "你真的能理解我在說什麼嗎?" 仍是老話,知音難尋,星星知我心. 並不是因為我講的很難,而是因為我講的跟難易一點關係都沒有. 它比較像一種氣味,它不需任何思索.</text:span></text:p>
      <text:p text:style-name="P3"><text:span text:style-name="T1">當我說: 名嘴名家們很虛榮,缺乏真實熱情,他們根本不在乎自己在講什麼,就算一無所知也總是能講得好像真的很懂似的.</text:span></text:p>
      <text:p text:style-name="P3"><text:span text:style-name="T1">像這樣一種陳述,怎麼能推論出: "有熱情的人也有可能一無所知或一知半解,所以道德理應同樣敗壞"?</text:span></text:p>
      <text:p text:style-name="P3"><text:span text:style-name="T1">永遠講這第一課,舊調重彈千萬遍,很累,有這麼難嗎? 不過就是說台灣菁英界知識界文化界進步界到處有些混蛋人渣,虛榮窩囊,見風轉舵,講話像放屁,信口開河,不負責任.如此而已.</text:span></text:p>
      <text:p text:style-name="P3"><text:span text:style-name="T1">至於旁人與我有無同感,端看個人氣味是否投合,這不需任何思考或推論.</text:span></text:p>
      <text:p text:style-name="P1"><text:span text:style-name="T1">陳真 | 2006.10.14 07:19 | </text:span><text:span text:style-name="T2">#</text:span></text:p>
      <text:p text:style-name="P2"><text:span text:style-name="T1">俺那段話看不出哪裡怪啊. 半解或全解不是問題,有問題的仍是老話: 在不在乎.</text:span></text:p>
      <text:p text:style-name="P2"><text:span text:style-name="T1">在乎則ok,明明不在乎,卻忙表態忙表演,講屁話漂亮話,為個人形象化粧謀利,不惜打擊弱者,以示開明或理性或溫馨或...等等等,則讓人想吐.</text:span></text:p>
      <text:p text:style-name="P2"><text:span text:style-name="T1">在不在乎,貴賤美醜在此一別.</text:span></text:p>
      <text:p text:style-name="P2"><text:span text:style-name="T1">半解無解都無妨;傻沒關係,街頭衝組都很傻,無知無解卻喊打喊殺,被政客牽著鼻子走,但我仰慕這些心思單純的人. 這並不意味著他們的 "行為" 沒有任何道德問題,而我也沒在談這個.</text:span></text:p>
      <text:p text:style-name="P2"><text:span text:style-name="T1">你的疑問根源似乎有個毛病,那就是教條化或行為主義取向,或者說,企圖以一種 "原則化" 的方式來理解原則,企圖以一種彷彿可以形諸條文如六法全書那樣的方式來理解善惡美醜.簡單說就是把無關於主張或宣稱的東西視為一種 "主張" 或 "宣稱",或者說以科學態度理解文學性的東西.</text:span></text:p>
      <text:p text:style-name="P2"><text:span text:style-name="T1">雖然不管談什麼,免不了都會談到行為,但這並不意味著我們是在談一種以行為來論斷的東西. 我常引維根斯坦那句話: "詩裏含有某種資訊 (information),但詩可不是要告訴你任何資訊."</text:span></text:p>
      <text:p text:style-name="P2"><text:span text:style-name="T1">胡適愛一個小女生,他說: "山風吹不散我心頭的人影",但我想他的心電圖上應該不會出現人影才對. 維根斯坦說,三角形有可能慢慢轉變成圓形,但這並不意味著我們 "主張" 圓形就是由三角形轉變而來. 當我們說,愛情比麵包重要,難道這就等於說我們可以不吃東西而活? 或等於誰若重視麵包就是沒有愛情?</text:span></text:p>
      <text:p text:style-name="P2"><text:span text:style-name="T1">我講過大約兩千多萬次的一個例子,當我們批評升學主義,當我們批評有關升學的一種心態,難道我們就是在反對升學?</text:span></text:p>
      <text:p text:style-name="P2"><text:span text:style-name="T1">如果你能理解什麼升學主義,那你理當能理解我的一切說法之基本性質才對. 它們無關任何行為,就好像升學主義並不是一種由行為本身來理解的東西一樣; 一個國家高等教育人口比例高,並不等於升學主義猖獗. 一個人想繼續唸研究所,並不意味著他是個升學主義者.</text:span></text:p>
      <text:p text:style-name="P2"><text:span text:style-name="T1">升學主義不過就是指的一種 "心", 以升學為謀利手段,並且視文憑為 "高尚" 的 "心態",難道這就等於說我們只能唸書,不應該想著就業或賺錢的事?</text:span></text:p>
      <text:p text:style-name="P2"><text:span text:style-name="T1">行為主義心態很強的人可能又會說: "既然是心態,那就是純主觀囉?" 這就好像你若說 "我愛我媽媽",旁人卻質疑說,"愛? 那就是純主觀囉?" 這樣一種自以為聰明的質問,實在很蠢不是嗎?</text:span></text:p>
      <text:p text:style-name="P2"><text:span text:style-name="T1">反對行為主義式的理解方式,反對把詩當成一種 "資訊提供" 來閱讀,反對科學式理解人事物的方式,並不等於說我們就是在 "主張" 一種所謂 "純主觀" (意味著負面非理性)的反智態度.</text:span></text:p>
      <text:p text:style-name="P2"><text:span text:style-name="T1">沈從文歌頌鄉下人, 但他也提到從小就見過一堆鄉人簇擁著人犯或政敵, 在河邊砍殺, 當人頭落地, 他也學著鄉人踢人頭玩. 難道他是在鼓吹愚昧或暴力? 難道這等於說他反人權或贊成死刑或贊成謀殺異己?</text:span></text:p>
      <text:p text:style-name="P2"><text:span text:style-name="T1">沈從文後來被進步界扣上許多反動罪名,甚至他所任教的校園還掛出大字報進行批鬥,說他是黃色作家(否則怎麼在書中描寫性愛場面?), 學生看到他就朝他臉上吐口水表示不屑, 這一切扣帽背後的基本邏輯似乎就是這樣: 把詩當成六法全書讀.</text:span></text:p>
      <text:p text:style-name="P2"><text:span text:style-name="T1">難道隨地砍殺人頭當樂趣沒有道德問題, 甚至很美? 沈從文有這樣講嗎? 這能以一種行為面來理解他所要講的“那個”意思嗎? 注意“那個”兩個字. 我心裏常有這樣一句吶喊:</text:span></text:p>
      <text:p text:style-name="P2"><text:span text:style-name="T1">“一個句子不會只有一個意思!!!!”</text:span></text:p>
      <text:p text:style-name="P2"><text:span text:style-name="T1">一個句子不但不只一個意思, 而且有無數個,你想要多少個意思, 它就能有多少個意思. 也因此, 當別人只是在講 "某一個" 意思時, 我們若要反駁,那就只能在對方所說的“這個”意思上反駁, 而不是“反駁” 或“痛罵” 對方根本沒談過的“其它”意思.</text:span></text:p>
      <text:p text:style-name="P2"><text:span text:style-name="T1">就好像沈從文並沒有在探討路邊砍頭的人權問題不是嗎? 我也沒說一知半解喊打喊殺沒有任何道德問題不是嗎? 我只是在形容一種人渣的德性之猥瑣; 為了理解人渣, 我們就得理解相對於人渣該有著一些什麼樣的態度. 當我說那些街頭衝組有著美麗人性, 並不意味著我 "主張" 這些行為裏頭沒有任何道德問題.</text:span></text:p>
      <text:p text:style-name="P2"><text:span text:style-name="T1">維根斯坦有句名言: don't think, but look! (要看, 不要想!)“想”太多是不好的, 就像看電影,幾乎所有影評都讓我想吐, 真不知道他們是在看電影還是在上課. 看電影就跟聽音樂或談戀愛或上教堂一樣,“想”是有害的.</text:span></text:p>
      <text:p text:style-name="P2"><text:span text:style-name="T1">當有人指著一團米田共說: 好噁.你辯說米田共可以當肥料,但人家根本沒在談那些啊. 當有人指著一朵花說: "好漂亮!" 你說 "這花有毒, 難道你要大家毒死?" 可是,他雖然談花草,但他並不是在談植物學不是嗎?</text:span></text:p>
      <text:p text:style-name="P2"><text:span text:style-name="T1">我不覺得我的表達能力有問題,但我的確覺得華人社會中了一種科學教育的毒,似乎能把一切都當成一種主張一種意見一種彷彿可以經由客觀行為驗證或否證的東西.</text:span></text:p>
      <text:p text:style-name="P2"><text:span text:style-name="T1">台灣能發展任何科學,但它似乎完全沒有發展文史哲的基礎,因為我們連文史哲這樣一些完全不需任何背誦的東西都當成一種像科學或新聞報導或政見或立場或主張或宣稱等等那樣的資訊而要求背誦,甚至還能擬出許多考試 "重點".</text:span></text:p>
      <text:p text:style-name="P2"><text:span text:style-name="T1">我常使用一個字 metaphor(隱喻),台灣就是這樣一種似乎無法理解隱喻無法理解詩詞音樂影像的奇怪地方,常讓人啞口無言,覺得挺無奈,因為不管你怎麼講,你的話都會被扭曲,甚至經常扭曲成完全相反的意思; 彷彿不把你的話 "推論" 一下就會受不了似的,可是,你能推論一種主張一種立場一種政見或一種科學,你如何推論一首詩? 如何推論一種形而上的哲學語言? 如何推論一種有關氣味的描述?</text:span></text:p>
      <text:p text:style-name="P2"><text:span text:style-name="T1">正因為一個句子不會只有一個意思,一個影像也不會只有一種含意,於是有了詩存在的可能性. 當我們講 "某一個" 意思,意思就是指的 "那個" 意思,不多也不少,恰恰就是 "那個" 意思,就好像一個音符當它被指定就只能有 "一個" 位置一樣,不高也不低,恰恰就是 "那個" 位置.</text:span></text:p>
      <text:p text:style-name="P2"><text:span text:style-name="T1">想到這個,我腦海就常浮現眾多 "原子" 飛竄的影像,一個句子是由無數原子組成,當我逮著其中一個原子,或許它讓你 "聯想" 到另一個,但這一個原子跟那一個原子之間並無任何推論關係.</text:span></text:p>
      <text:p text:style-name="P2"><text:span text:style-name="T1">高達說,"每一個鏡頭都是在尋找一個最佳道德位置". 弱水三千,只取一瓢飲,原子無數,彷如音符有無數擺放位置,但恰恰只有那麼一個 "最佳道德位置". 當你指向某個位置,那它就是你所要它產生的 "那個" 感覺和意義,不多也不少.</text:span></text:p>
      <text:p text:style-name="P2"><text:span text:style-name="T1">原子之間能刺激聯想,但無法產生推論或反駁. 當我覺得來了一陣風心裏有一種感動,我不知道你如何可能 "反駁" 我的感動?</text:span></text:p>
      <text:p text:style-name="P2"><text:span text:style-name="T1">世界並不僅僅是一種科學架構組成,當影像音符眼光氣味思想感情化為一種原子,這種原子之間並不服膺任何論證或推論,它只服膺於一種氣味相投與想像.</text:span></text:p>
      <text:p text:style-name="P2"><text:span text:style-name="T1">常常有人說很認同我,但我不免都會納悶: "真的嗎?" "你真的能理解我在說什麼嗎?" 仍是老話,知音難尋,星星知我心. 並不是因為我講的很難,而是因為我講的跟難易一點關係都沒有. 它比較像一種氣味,它不需任何思索.</text:span></text:p>
      <text:p text:style-name="P2"><text:span text:style-name="T1">當我說: 名嘴名家們很虛榮,缺乏真實熱情,他們根本不在乎自己在講什麼,就算一無所知也總是能講得好像真的很懂似的.</text:span></text:p>
      <text:p text:style-name="P2"><text:span text:style-name="T1">像這樣一種陳述,怎麼能推論出: "有熱情的人也有可能一無所知或一知半解,所以道德理應同樣敗壞"?</text:span></text:p>
      <text:p text:style-name="P2"><text:span text:style-name="T1">永遠講這第一課,很累,有這麼難嗎? 不過就是說台灣菁英界知識界文化界進步界到處有些混蛋人渣,虛榮窩囊,見風轉舵,講話像放屁,信口開河,不負責任.如此而已.</text:span></text:p>
      <text:p text:style-name="P2"><text:span text:style-name="T1">至於旁人與我有無同感,端看個人氣味是否投合,這不需任何思考或推論.</text:span></text:p>
      <text:p text:style-name="P1"><text:span text:style-name="T1">Jedah Cheung | 2006.10.13 21:39 | </text:span><text:span text:style-name="T2">#</text:span></text:p>
      <text:p text:style-name="P3"><text:span text:style-name="T1">"如果你真的有一種認知或熱情,如果你真的對某個問題具有強烈的主張,那你儘管踢沒關係,但如果你根本一知半解或不了解或甚至根本不關心,但你卻急著搶主流搶民意搶姿態,或甚至藉此展現一種充滿虛榮的漂亮姿勢,那麼這種人就是人渣."</text:span></text:p>
      <text:p text:style-name="P3"><text:span text:style-name="T1">老師, 我覺得這句話怪怪的也.</text:span><text:span text:style-name="T3"><text:line-break/></text:span><text:span text:style-name="T1">我可以理解老師所要強調的"態度"的重要, 但很多會去"踢"的人也可能因為他們得到的資訊不足,一知半解(但不自覺)才會去"踢"的不是嗎?而這類人極可能是抱著極大的熱情去"踢"的啊! 那這種人的道德立場ok嗎?</text:span></text:p>
      <text:p text:style-name="P1"><text:span text:style-name="T1">陳真 | 2006.10.13 14:59 | </text:span><text:span text:style-name="T2">#</text:span></text:p>
      <text:p text:style-name="P2"><text:span text:style-name="T1">(續)</text:span></text:p>
      <text:p text:style-name="P2"><text:span text:style-name="T1">二十幾年前讀殷海光,他是羅素仰慕者,但表達能力上顯然和羅素的豐富自然大不相同. 殷自稱文字硬,但我覺得那不是硬,而是不自然. 記得他曾比較過面對打壓或太平時期的的各種道德狀況的問題,寫得很彆扭,但其實不外就是在講:</text:span></text:p>
      <text:p text:style-name="P2"><text:span text:style-name="T1">如果沒人拿槍逼你,你可沉默,惡事就當做沒看見就好. 萬一槍桿子要你表態,如果不表的後果將很嚴重,你只好喊喊萬歲,痛斥一下恐怖份子或中共同路人. 至於如何拿捏表態分寸,得看後果嚴重性. 人在屋簷下,不低頭是好漢,但低頭也只是人之常情.</text:span></text:p>
      <text:p text:style-name="P2"><text:span text:style-name="T1">可是,如果沒人逼你,你卻忙著表態,忙著附和某種主流強勢,那你就是齷齪.</text:span></text:p>
      <text:p text:style-name="P2"><text:span text:style-name="T1">殷海光認為,道德判斷應做如是觀. 我對此蠻能認同. 大環境很惡劣時,不願低頭的烈士們,不要覺得自己很偉大,被迫附和強權的 "凡夫俗子",也一點都不可恥. 但如果根本沒人逼你,而你卻不但西瓜偎大邊,甚至藉打擊弱勢一方來迎合某種所謂民意或主流,那你就是個混蛋.</text:span></text:p>
      <text:p text:style-name="P2"><text:span text:style-name="T1">羅素有句話講得很對,他說,戰爭或許看不出誰對 (right),但戰爭卻能讓我們看出誰是左或右 (right or left). 當一個事件發生,你只要看人們的發言與態度,肯定一眼就能看出誰是混蛋,凡是 "主動" 想取得一種主流位置的,都是混蛋,若甚至藉機講一些與他個人根本不相稱的漂亮話,那就不只混蛋,而是齷齪了.</text:span></text:p>
      <text:p text:style-name="P2"><text:span text:style-name="T1">照此思索,肯定能認識人.</text:span></text:p>
      <text:p text:style-name="P2"><text:span text:style-name="T1">比方說一國侵略另一國,你可以主戰,也可以反戰,兩者道德立場都 ok, 但是,當主流市場一面倒地抹黑另一方為恐怖份子而欲予以殲滅時,實在不需要你來幫忙踢一腳. 你不講話,沒有人會說你是啞巴,但是,當某一方準死無疑或甚至飽受冤屈時,你卻主動幫忙踢一腳,這不是齷齪是什麼?</text:span></text:p>
      <text:p text:style-name="P2"><text:span text:style-name="T1">如果你真的有一種認知或熱情,如果你真的對某個問題具有強烈的主張,那你儘管踢沒關係,但如果你根本一知半解或不了解或甚至根本不關心,但你卻急著搶主流搶民意搶姿態,或甚至藉此展現一種充滿虛榮的漂亮姿勢,那麼這種人就是人渣.</text:span></text:p>
      <text:p text:style-name="P2"><text:span text:style-name="T1">柏楊很恨別人對他說 "算了算了",因為你沒有道德立場講這種話,你不是受害者,你不去打擊加害者倒也罷了,怎麼反倒在衝突中對受害一方進行漂亮的道德教訓,要人家 "算了" 呢? 或甚至批評被害一方言詞不夠優雅,心胸不夠寬大什麼的,卻對加害一方不置一詞,像這些都是打著道德反道德的下流行為. 表面上好像很漂亮很優雅,其實很混蛋.</text:span></text:p>
      <text:p text:style-name="P1"><text:span text:style-name="T1">陳真 | 2006.10.13 09:34 | </text:span><text:span text:style-name="T2">#</text:span></text:p>
      <text:p text:style-name="P3"><text:span text:style-name="T1">一兩年前, 著名醫學期刊發表一篇論文, 比較伊拉克戰前戰後死亡率, 指出自 2003年美國入侵以來, 已有十萬伊拉克人死亡.</text:span></text:p>
      <text:p text:style-name="P3"><text:span text:style-name="T1">前天, 這醫學期刊發表第二篇研究, 全文見</text:span></text:p>
      <text:p text:style-name="P3"><text:span text:style-name="T1">http://www.thelancet.com/webfiles/images/journals/lancet/s0140673606694919.pdf</text:span></text:p>
      <text:p text:style-name="P3"><text:span text:style-name="T1">主要研究者是 John Hopkins 大學一位公衛教授, 研究指出: 截至今年 (2006) 年六月, 伊拉克死亡人數已高達 65萬人, 佔伊拉克總人口 2.5%, 其中60萬直接死於戰火, 另外 5萬則是其它戰亂因素如疾病無法就醫或營養不良等所產生之 “額外” 死亡人口.</text:span></text:p>
      <text:p text:style-name="P3"><text:span text:style-name="T1">這兩天, 西方媒體普遍大篇幅報導了這個研究, 布希和布萊爾於是都立刻跳出來講話, 他們會說些什麼可想而知, 不外是為虎作倀, 唱衰民主自由之類 (就好像過去國民黨喜歡說別人 “破壞政府形象”, “挑撥政府與人民的感情”, 或現在的民進黨常說的: “唱衰台灣”). 布希還說: 頂多死四萬人 “而已”. 可是, 許多伊拉克人認為 65 萬這個數字很合理.</text:span></text:p>
      <text:p text:style-name="P3"><text:span text:style-name="T1">好吧, 如果你不信這個數字, 那麼, 正確數字又是多少呢? 你總不能一方面說別人數字不準, 一方面卻又千方百計抵制阻止這類調查. 美國甚至還說, “我們對計算屍體數目不感興趣.”</text:span></text:p>
      <text:p text:style-name="P3"><text:span text:style-name="T1">可是, 如果你對你所打死的別人家大人小孩死多少不感興趣, 那為什麼全世界就必須為911那兩千多個死者舉世哀悼呢? 難道人命不等值?</text:span></text:p>
      <text:p text:style-name="P3"><text:span text:style-name="T1">今天, 一位巴基斯坦裔的英國朋友說他下個月將交出博士論文. 他研究基礎醫學, 問他將來打算去哪工作? 他說, 去哪都行. 我說, 來台灣也行嗎? 他說四海為家, 全世界哪個地方都行. 我說那美國呢? 他跳起來說不行不行, 他絕對不去美國, 他說: “我沒辦法在那樣的國家愉快地生活”, “我若隸屬於那個地方, 那麼, 它的所作所為我就很難說與我無關.”</text:span></text:p>
      <text:p text:style-name="P3"><text:span text:style-name="T1">英國前政府官員昨天承認, 當時幾次所謂 “誤炸” 半島電視台, 其實是蓄意攻擊, 企圖摧毀電視台, 因為他們 “替恐怖份子講話”. 這些攻擊, 不但蓄意, 而且是英美雙方最高領導人所直接下達的命令.</text:span></text:p>
      <text:p text:style-name="P3"><text:span text:style-name="T1">想到伊拉克, 我就難以釋懷; 想到伊拉克, 看到死傷累累, 宛如人間煉獄, 我就不免想到與此相對的一些人事物, 比方說一些名家或名嘴, 一些媒體人或商人式的 “文人”, 他們似乎很努力想在社會上產生所謂影響力, 於是信口開河, 屁話傻話蠢話漂亮話假話講個不停, 當他們在新聞熱潮中湊熱鬧, 信口開河胡說八道, 混淆是非, 為他人苦難添加柴火, 難道真的一點羞愧都沒有? (我若是他們, 恐怕永遠無臉見人, 但我發現他們卻屁話越講越猛. 我真說不出心裏對這類言談漂漂亮亮實際上則齷齪不堪的人事物有多麼鄙夷和厭惡.)</text:span></text:p>
      <text:p text:style-name="P3"><text:span text:style-name="T1">陳真 2006 10 13.</text:span><text:span text:style-name="T3"><text:line-break/></text:span></text:p>
      <text:p text:style-name="P1"><text:span text:style-name="T1">陳真 | 2006.10.11 13:09 | </text:span><text:span text:style-name="T2">#</text:span></text:p>
      <text:p text:style-name="P2"><text:span text:style-name="T1">我這樣貼(中央社)新聞,不知道有沒有犯法? 如果有,希望他們就當做沒看見:)</text:span></text:p>
      <text:p text:style-name="P2"><text:span text:style-name="T1">安娜被槍殺後,原本預計稍候要刊出的一些有關車臣人權狀況的照片和文稿,居然不翼而飛. 若說這只是一般謀殺而沒有政治動機,我絕不相信.</text:span></text:p>
      <text:p text:style-name="P2"><text:span text:style-name="T1">越戰末期,美國以毀滅性瘋狂心態轟炸高棉,短期內殺了很多人,但究竟是殺了十幾萬或一般常聽到的 60 萬,其實我也不知道,但Chomsky 曾經反駁六十萬的說法,說那是左派人士故意把 "傷亡" 和 "死亡人數" 混為一談,以誇大美國惡行. Chomsky 同時也質疑稍後的 Pol Pot 共產暴君之三年大屠殺人數之高達一兩百萬的說法. Chomky 認為那是反紅色高棉者有意灌水.</text:span></text:p>
      <text:p text:style-name="P2"><text:span text:style-name="T1">Chomsky 的這兩個質疑,我都沒有正確答案,但他的質疑卻曾經(甚至一直到現在)引起許多批評,說他在這種 "小事" 上斤斤計較,反倒影響了反美帝大業,另一頭則說他影響了人們對紅色高棉之滅種式屠殺的重視.</text:span></text:p>
      <text:p text:style-name="P2"><text:span text:style-name="T1">上上個月,Chomsky 自己在e-mail中提到這些往事,他認為,誠實比眼前的運動更重要,但他也說,他知道誠實仍有個極限,他說,當有個歹徒沿路追殺一名小孩時,歹徒若問他小孩去向,Chomsky 說他這時候當然不會說實話;但他認為,在一般情況下,一就說一,二就說二,盡量求實,至少不要刻意撒謊或灌水,會比眼前的成敗更重要.</text:span></text:p>
      <text:p text:style-name="P2"><text:span text:style-name="T1">這位女記者安娜顯然也是這樣的人,或許這也是為什麼她講的話值得人們聆聽的原因. 她不一定講得對,但你至少可以放心她不會為了某種所謂偉大目標或理想而刻意撒謊或扭曲事實.</text:span></text:p>
      <text:p text:style-name="P2"><text:span text:style-name="T1">這或許會讓你裏外不是人,各方都得罪,連同志都會討厭你之龜毛,但如果你放棄這一點,如果連基本事實的呈現或基本原則都要把它變成一種 "手段",那你不管講什麼,其實也都只能姑妄聽之或甚至直接當做放屁,就好像市面上各種親綠親藍的所謂學者或文人媒體人之不可信任一樣.</text:span></text:p>
      <text:p text:style-name="P2"><text:span text:style-name="T1">他們當然可以親 XX, 但他們的 "親" 顯然影響了他們對基本是非的誠實與態度. 如果某一種行為是錯的,那不管誰做它都是錯,那才叫誠實;以犧牲基本原則為某一種顏色或立場或某一種理想打拼,在我看來是可恥的.</text:span></text:p>
      <text:p text:style-name="P2"><text:span text:style-name="T1">1991-1992 年間,我脫離政治圈已經兩年,專心當醫生,但媒體似乎還沒忘掉我. 記得有一天,當時的大爛報民生報(似乎跟聯合報是同一老闆?)打電話給我,酸溜溜地說要採訪我有關我那篇引起軒然大波的 "1988 年兒童人權報告". 我接受了採訪,但隔天報紙登出,我講的話幾乎全部不見了; 說是採訪,但偌大一篇 "採訪" 裏頭,卻幾乎沒有一句話是我講的.</text:span></text:p>
      <text:p text:style-name="P2"><text:span text:style-name="T1">那報導篇幅很大,印象中至少佔了報紙三分之一的版面,甚至還附有漫畫插圖,畫一個戴眼鏡穿著像醫師白袍的人,從一個魔術口袋中,一臉喜悅地像在摸獎品一樣,摸出一個個數字,然後對外宣佈數字結果.</text:span></text:p>
      <text:p text:style-name="P2"><text:span text:style-name="T1">那篇 "採訪" 主要是在攻擊我的兒童人權報告裏頭有個數字不實,也就是十萬雛妓. 我當時反問對方,如果你認為十萬這數字不實,那你認為在當時那種政治高壓下,我如何可能取得更為精確的數字?</text:span></text:p>
      <text:p text:style-name="P2"><text:span text:style-name="T1">為了寫那人權報告,當時走訪了不知道多少官方單位,但全部遭到惡意抵制甚至恐嚇,連最基本的一些人口統計報表都說是什麼國家機密而拒絕提供,視我為 "敵人" 上門挑釁.</text:span></text:p>
      <text:p text:style-name="P2"><text:span text:style-name="T1">在那樣一種密不通風的高壓統治下,我寫那台灣 "歷史上" 第一篇兒童人權報告,在毫無相關資料而且處處受打壓的情況下,除了引用既有的報導,實在不知道還能有什麼更為詳實而且是我當時做為一個大學生能力和財力所及的調查方式.</text:span></text:p>
      <text:p text:style-name="P2"><text:span text:style-name="T1">你當然可以不相信裏頭數據的正確性,但你不能說那些全是我自己瞎掰. 我不是那種會瞎掰的人. 高醫校刊在登我這人權報告之前,校方為了撇清政治關係,一開始也是不斷抵制,抵制不成後就開始 "質疑" 其可信度,要求我一一提供資料來源. 我照做了,提供了每一個數字和事件的引用來源,校方終於沒話講,所以後來仍然不得不把文章全文刊出.</text:span></text:p>
      <text:p text:style-name="P2"><text:span text:style-name="T1">那十萬雛妓的數字是當時一婦女救援團體的粗糙估算,幾年後,另外有些團體則估算是七萬雛妓. 但這沒啥了不起,七萬或十萬或幾萬的差別,不外是有關雛妓年齡的定義以及 "曾經" 是雛妓和 "目前有多少" 雛妓的差別.</text:span></text:p>
      <text:p text:style-name="P2"><text:span text:style-name="T1">那都只是一種很含糊的說法,不是什麼學術研究,而我那人權報告的一切數字也幾乎全是這樣一些二手資料,雖然粗糙,但它們終究有憑有據,而不是我憑空瞎掰.</text:span></text:p>
      <text:p text:style-name="P2"><text:span text:style-name="T1">兒童人權報告發表後不久,有美國華僑把它翻譯成英文,寄給一些國際人權組織,後來,聯合國有篇官方文章,引用了十萬雛妓這個數據,台灣官方不爽,新聞局發表聲明否認,如果我沒記錯,宋楚瑜(當時好像是新聞局長?)還曾對此加以揶揄,說這數字荒唐.</text:span></text:p>
      <text:p text:style-name="P2"><text:span text:style-name="T1">那些當時充當官方打手的媒體,比方說聯合中時以及民生報,對我以及我所成立的兒童人權組織更是充滿敵意,打擊我之 "包藏禍心",說我是台獨陰謀份子,說我只是為了 "抹黑" 政府形象,為了 "打擊政府威信",而故意瞎掰這些 "社會黑暗面".</text:span></text:p>
      <text:p text:style-name="P2"><text:span text:style-name="T1">現在的人大概很難想像寫那樣一篇事實上很 "溫馨" 的人權報告,前前後後必須承受多少不可思議的折磨污衊抹黑和恐嚇,甚至人身安全的實質傷害,我還被抄過兩次家,連一些我喜歡看的電影錄影帶都被搶走,也許他們以為裏面是什麼危害政府的資料.</text:span></text:p>
      <text:p text:style-name="P2"><text:span text:style-name="T1">許多卑劣污穢得實在很不可思議的折磨,我迄今一直不知真相,所以不敢亂說,只能說那種傷害真的很沒有人性. 我能講的只是其中一些最簡單無害而且我對實情有把握或甚至有證據能證明的事.</text:span></text:p>
      <text:p text:style-name="P2"><text:span text:style-name="T1">比方說,一些陌生人(當然是情治單位的人),半夜常常打電話來恐嚇威脅,讓我不得安寧.有一次,半夜又一直打來,我聽出是一位高雄市警官的聲音.這警官,我曾經因為為擔任某一年兒童節示威遊行總指揮而跟他見過幾次面,他那晚大概是值班,拼命打電話來騷擾,在電話中像發狂一樣罵一連串髒話,我指出他的真實身份,他惱羞成怒說: "我們就在你家樓下,陳真你有種就滾出來!"</text:span></text:p>
      <text:p text:style-name="P2"><text:span text:style-name="T1">我沒有 "滾" 出去,而是走下樓去,走到門口馬路邊,張望四周,什麼人也沒有. 夏夜輕風涼爽,睡意全消,於是蹲在路邊摸一隻畏縮的流浪狗,等著那些說現在就要讓我好看的隱形人的出現.高雄文化中心旁林泉街口,靜靜的夜空和街道,美得不像話.</text:span></text:p>
      <text:p text:style-name="P2"><text:span text:style-name="T1">繁星無言,微風不語,我對這些不言不語的東西特別有好感,也許是因為在那樣一種高壓而且四周的人對你充滿誤解和扭曲的環境中,默然無語反倒成為最大的安慰.</text:span></text:p>
      <text:p text:style-name="P2"><text:span text:style-name="T1">夜越是黑,星卻越明亮,微小遙遠的一點光芒,卻彷彿能撫慰一個當時剛失去母親而常想著相伴走上黃泉路的年輕人的心.</text:span></text:p>
      <text:p text:style-name="P2"><text:span text:style-name="T1">陳真 2006 10 11</text:span><text:span text:style-name="T3"><text:line-break/></text:span><text:span text:style-name="T1">=================</text:span><text:span text:style-name="T3"><text:line-break/></text:span><text:span text:style-name="T1">2006.10.11　 中國時報</text:span><text:span text:style-name="T3"><text:line-break/></text:span><text:span text:style-name="T1">政治陰謀殺了俄羅斯女記者</text:span><text:span text:style-name="T3"><text:line-break/></text:span><text:span text:style-name="T1">中央社</text:span></text:p>
      <text:p text:style-name="P2"><text:span text:style-name="T1">被刺遇害的俄羅斯新報女記者波利柯傅斯卡亞喪禮十日在莫斯科舉行，到底是誰殺了這位著名女記者？仍然是所有人難以費解的謎題。但是所有線索都指向此案背後有一重大政治陰謀。</text:span></text:p>
      <text:p text:style-name="P2"><text:span text:style-name="T1">據警方表示，波利柯傅斯卡亞死亡與其工作有關，俄羅斯新報十日出版有波利柯傅斯卡亞死亡特刊中報導，今年十個月來她撰寫一百多篇文章，主要分為三部份：俄羅斯車臣人質綁架案，俄羅斯聯邦政府軍在北高加索地區違反人權的案件及俄羅斯的車臣政策缺失。</text:span></text:p>
      <text:p text:style-name="P2"><text:span text:style-name="T1">波利柯傅斯卡亞行事風格直率，文筆尖銳，俄羅斯政壇很多人不喜歡她。但卻非常尊重她的專業與誠實的品格。連在喪禮追悼會都有來賓這樣坦承自己對死者的感情。</text:span></text:p>
      <text:p text:style-name="P2"><text:span text:style-name="T1">據了解，波利柯傅斯卡亞生前最後一段時間，一直在調查有關車臣地區頻傳人質遭綁架案，就是一些有錢居民與有錢軍人遭歹徒綁票勒贖。波利柯傅斯卡亞文章線索指向車臣政府涉嫌此事。</text:span></text:p>
      <text:p text:style-name="P2"><text:span text:style-name="T1">波利柯傅斯卡亞最後一次上電視，是死亡前一星期參加有關車臣未來發展討論會。一位主流媒體記者表示，自從車臣頭號叛軍領袖巴薩耶夫死亡後。車臣在新總理小卡狄洛夫領導下慢慢走上復興之路。波利柯傅斯卡亞當場反駁該記者說，卡狄洛夫野心勃勃才是車臣內部最大問題，車臣人民對擁有私人武裝力量的小卡狄洛夫敢怒不敢言。波利柯傅斯卡亞直率的言詞，讓現場所有人震撼不已。</text:span></text:p>
      <text:p text:style-name="P2"><text:span text:style-name="T1">由於小卡狄洛夫是蒲亭總統主政以來一手支持的，現在對小卡狄洛夫最有意見的波利柯傅斯卡亞死亡，小卡狄洛夫角色變得非常尷尬，連帶著蒲亭總統的國際形象都受影響。</text:span></text:p>
      <text:p text:style-name="P2"><text:span text:style-name="T1">這兩天莫斯科政情觀察家指出，命案發生後蒲亭總統曾經與美國總統布希通電話，蒲亭向布希總統保證一定要求警方迅速偵破此案。分析家說，這是非常不尋常的政治舉動，顯示俄羅斯有股反蒲亭力量正利用此命案影響俄國政情未來發展。</text:span></text:p>
      <text:p text:style-name="P2"><text:span text:style-name="T1">=========</text:span><text:span text:style-name="T3"><text:line-break/></text:span><text:span text:style-name="T1">2006.10.11　 中國時報</text:span><text:span text:style-name="T3"><text:line-break/></text:span><text:span text:style-name="T1">聯合國教科文組織譴責俄羅斯記者遭暗殺案</text:span></text:p>
      <text:p text:style-name="P2"><text:span text:style-name="T1">中央社</text:span></text:p>
      <text:p text:style-name="P2"><text:span text:style-name="T1">被刺遇害的俄羅斯新報女記者波利柯傅斯卡亞(Anna Politkovskaia）喪禮十日在莫斯科舉行，聯合國教科文組織總幹事松浦晃一郎（Koichiro Matsuura）今天發表聲明，嚴厲譴責這起暗殺事件，並期盼俄羅斯當局儘速破案。</text:span></text:p>
      <text:p text:style-name="P2"><text:span text:style-name="T1">松浦晃一郎讚揚波利柯傅斯卡亞捍衛新聞自由的勇氣與決心，並認為這起意外事件，不但對新聞界，對俄羅斯乃至全世界都是巨大損失。</text:span></text:p>
      <text:p text:style-name="P2"><text:span text:style-name="T1">他相信，俄羅斯當局已經開始著手調查這起暗殺事件，也希望儘早把凶手和策劃者緝捕到案，依法接受法律懲罰，並應與其罪行程度相符。</text:span></text:p>
      <text:p text:style-name="P2"><text:span text:style-name="T1">教科文組織引用無國界記者組織（RSF）統計報告指出，今年以來，俄羅斯境內已經有三名新聞工作者遇害。另據國際保護記者會協會(CPJ)統計，俄羅斯過去十五年來，新聞工作者喪生的人數高居全球第三位。</text:span></text:p>
      <text:p text:style-name="P2"><text:span text:style-name="T1">此外，聯合國人權事務高級專員阿布爾 (LouiseArbour）昨天也發表聲明悼念波利柯傅斯卡亞，並稱她是「車臣和其他地區人權的勇敢捍衛者」。</text:span></text:p>
      <text:p text:style-name="P5"><text:span text:style-name="T1"><text:line-break/></text:span></text:p>
      <text:p text:style-name="P1"><text:span text:style-name="T1">陳真 | 2006.10.10 00:47 | </text:span><text:span text:style-name="T2">#</text:span></text:p>
      <text:p text:style-name="P3"><text:span text:style-name="T1">2006.10.09　 中國時報</text:span></text:p>
      <text:p text:style-name="P3"><text:span text:style-name="T1">俄國女記者遇刺案在國際間引發迴響</text:span><text:span text:style-name="T3"><text:line-break/></text:span><text:span text:style-name="T1">中央社</text:span></text:p>
      <text:p text:style-name="P3"><text:span text:style-name="T1">俄羅斯新報記者安娜波利柯傅斯卡亞在莫斯科被刺身亡，消息震盪國際社會並繼續引發迴響。法國外交部長杜斯特布拉吉要求歐洲理事會、歐洲安全合作組織協助調查謀殺案真相。總部設在巴黎的無疆界記者協會今天呼籲展開獨立國際調查，並發動至駐法俄羅斯大使館抗議。</text:span></text:p>
      <text:p text:style-name="P3"><text:span text:style-name="T1">法國全國性大報解放報今天以安娜波利柯傅斯卡亞照片為頭版首頁，費加洛報二版國際版全版報導相關消息，各界擔憂俄羅斯新聞自由退步。</text:span></text:p>
      <text:p text:style-name="P3"><text:span text:style-name="T1">無疆界記者組織今天發表聲明指出，安娜波利柯傅斯卡亞揭露車臣的恐怖統治，她投身為資訊自由奮鬥，成為俄羅斯獨立新聞人的象徵。她遭野蠻方式消音，她的消失代表俄羅斯民主良知遭謀殺。</text:span></text:p>
      <text:p text:style-name="P1"><text:span text:style-name="T1">陳真 | 2006.10.09 03:09 | </text:span><text:span text:style-name="T2">#</text:span></text:p>
      <text:p text:style-name="P2"><text:span text:style-name="T1">住英國的,強烈推薦倫敦的war museum,上個月才剛去看過,免門票,其實一天看不完,若一個個仔細看,恐怕得看好幾天.</text:span></text:p>
      <text:p text:style-name="P2"><text:span text:style-name="T1">如果有人有去看,不知道能不能幫我找到一個展覽區(因為我往後大概沒有機會再去看那個博物館了),館裏頭有個展覽區,整個區是由一節火車廂構成,那死亡列車用來運送猶太人. 列車入口處牆上有封信,信不長,但我背不下來,學姐又一直催,匆忙間想偷拍(裏頭禁止拍照),但沒能偷拍成功.</text:span></text:p>
      <text:p text:style-name="P2"><text:span text:style-name="T1">那是一個猶太人被送上死亡列車前偷偷交給車站工作人員(?)的一封沒有機會投遞的信,收件人是他太太. 這信讓我挺感動.如果有人剛好有去war museum,不知道能不能給抄在這個留言板上?</text:span></text:p>
      <text:p text:style-name="P2"><text:span text:style-name="T1">以前在台灣,只要聽到博物館就想打呵欠,到了英國卻很喜歡博物館,比較有人味,更少了制式宣傳色彩. 最喜歡的當然就是 natural history museum 裏頭的各種古生物和恐龍. 第二喜歡的是愛丁堡的 people's museum.</text:span></text:p>
      <text:p text:style-name="P2"><text:span text:style-name="T1">至於英國以外,最喜歡的是法國的羅丹博物館,第二喜歡的才是羅浮宮,而且很榮幸在宮裏參觀時被館方人員挑中,接受錄音訪問,事後還獲得一些贈品.</text:span></text:p>
      <text:p text:style-name="P2"><text:span text:style-name="T1">只是我們的回答可能會讓對方覺得幼稚俗氣,難怪那兩個訪問和錄音的小姐,一邊問還一邊忍不住偷笑,有點丟台灣同胞的臉,下回再有類似機會,若表現欠佳,我打算就說我們是日本人.</text:span></text:p>
      <text:p text:style-name="P2"><text:span text:style-name="T1">比方她們問說:</text:span></text:p>
      <text:p text:style-name="P2"><text:span text:style-name="T1">"你們有對某種研究主題特別感興趣嗎? 上古的? 埃及的xxx(有聽沒有懂)? 或是...?</text:span></text:p>
      <text:p text:style-name="P2"><text:span text:style-name="T1">"沒有沒有,我們只是來玩."</text:span></text:p>
      <text:p text:style-name="P2"><text:span text:style-name="T1">"那有沒有喜歡的作品?"</text:span></text:p>
      <text:p text:style-name="P2"><text:span text:style-name="T1">"有啊,像蒙娜麗莎的微笑".</text:span></text:p>
      <text:p text:style-name="P2"><text:span text:style-name="T1">"還有呢?"</text:span></text:p>
      <text:p text:style-name="P2"><text:span text:style-name="T1">"還有...嗯,好像沒有了,我們就只知道這個,嘿嘿嘿..." "喔,還有還有,還有達文西那個飛行機器."</text:span></text:p>
      <text:p text:style-name="P2"><text:span text:style-name="T1">"......"(兩個法國 MM 講不出話來了)</text:span></text:p>
      <text:p text:style-name="P2"><text:span text:style-name="T1">雖然沒有回答得很讓人佩服,但至少她們對這次訪問應該覺得有趣才對,也許間接提昇了法國人日益低落的民族自信心.</text:span></text:p>
      <text:p text:style-name="P2"><text:span text:style-name="T1">安娜被殺的事,我至今有一種不敢置信的感覺,不知道自己是不是在做夢? 那或許就像哪天如果聽到 CHOMSKY 被布希派人暗殺的感覺,這麼正直的一個人,就這麼給幹掉?</text:span></text:p>
      <text:p text:style-name="P2"><text:span text:style-name="T1">就我的見聞來講,過去十幾年,車臣所發生的不只是血腥鎮壓,而是屠殺滅種,姦殺擄掠樣樣來,很不可思議,殘殺手段就跟南京大屠殺沒啥兩樣.</text:span></text:p>
      <text:p text:style-name="P2"><text:span text:style-name="T1">但是,自從 "恐怖份子" 這個詞彙被發明之後,時針倒著走,日夜就混淆了. 我常想,五十年後我們的下一代會不會問: "阿公,那時候你在幹嘛?" "當無辜的人們被大量屠殺,阿公,那時候你在幹嘛?" 難道我要跟孫子說,"阿公啥也沒幹,阿公只能拿香跟著拜,隨波逐流?"</text:span></text:p>
      <text:p text:style-name="P2"><text:span text:style-name="T1">我在 war museum 看那些納粹軍官士兵及其志工,他們不但不覺得自己在做壞事,反而以此為榮,爭相為國服務. 一些醫院或集中營,醫生護士整天殺害焚化那些所謂 "品質不良" 的老人或殘疾人士,但這些醫護志工並不是妖魔鬼怪,他們跟我們並沒有兩樣; 合照時不也同樣和樂融融,個個慈眉善目? 但或許就在他拍照之前一刻剛 "處理" 掉好幾個 "品質不合標準" 的人.</text:span></text:p>
      <text:p text:style-name="P2"><text:span text:style-name="T1">他們所秉持的殺人理由以及所堅信的理想,似乎就跟現在所謂打擊恐怖份子(或打擊萬惡的共匪)根本沒兩樣,純屬虛構的 "正義" 和 "理想",凌駕在一切基本是非之上.</text:span></text:p>
      <text:p text:style-name="P2"><text:span text:style-name="T1">前一陣子,英國保守黨一位領導人前往南非訪問,向曼德拉公開致歉,為保守黨曾經把他及其追隨者定位為恐怖份子致歉. 這幾年,英國許多民調,調查 "你最仰慕的人",第一名經常是曼德拉,可是,在我年少時期,偶而看到國際新聞,曼德拉就跟賓拉登一樣,是個被主流媒體廣為宣傳為暗殺劫機綁架樣樣來的 "恐怖魔頭". 如果哪一天,賓拉登變成英國人民心目中第一偶像,我絕不會感到意外,問題是,我們從中學到什麼有關善惡美醜的教訓?</text:span></text:p>
      <text:p text:style-name="P2"><text:span text:style-name="T1">沈從文墓石上刻著兩句話: "照我思索,能理解我;照我思索,可認識人." 剛剛下午去看第二遍 Sokurov 的 "太陽" (The Sun),講日本天皇,美麗得讓人心碎,太美了. 可是,藝術有什麼用? 好像一點用處也沒有. 但許多時候,卻又覺得似乎也只有像藝術詩歌文學哲學或所謂 "普通人" 這樣一些微妙真實但難以名狀而且似乎毫無用處的感情和理解方式,才是足以讓我們免於墮入地獄的救贖.</text:span></text:p>
      <text:p text:style-name="P2"><text:span text:style-name="T1">天皇跟他太太說,"我已廢棄命運,不再是神,我們自由了." 還問他太太說,想不想聽他最近寫的一首詩,但天皇說,他自己也不知道他這首詩究竟是在講什麼.</text:span></text:p>
      <text:p text:style-name="P2"><text:span text:style-name="T1">這詩只有三句,蠻動人,但我也不知道自己究竟是被什麼感動. 我給它翻譯成中文大約是這樣:</text:span></text:p>
      <text:p text:style-name="P2"><text:span text:style-name="T1">冬雪如三月櫻花</text:span><text:span text:style-name="T3"><text:line-break/></text:span><text:span text:style-name="T1">時序漠然</text:span><text:span text:style-name="T3"><text:line-break/></text:span><text:span text:style-name="T1">雪與花俱銷融</text:span></text:p>
      <text:p text:style-name="P2"><text:span text:style-name="T1">五十年後如果我還活著,孫子如果逛博物館,逛到所謂 "打擊恐怖份子" 那一段時期,她若問我,</text:span></text:p>
      <text:p text:style-name="P2"><text:span text:style-name="T1">"阿公,那時候你在幹嘛?"</text:span></text:p>
      <text:p text:style-name="P2"><text:span text:style-name="T1">或許我就能跟她說:</text:span></text:p>
      <text:p text:style-name="P2"><text:span text:style-name="T1">"阿公日以繼夜想寫詩,卻寫不出來,但阿公會讀詩,詩能救世界."</text:span><text:span text:style-name="T3"><text:line-break/></text:span></text:p>
      <text:p text:style-name="P1"><text:span text:style-name="T1">怡靜 | 2006.10.08 19:08 | </text:span><text:span text:style-name="T2">#</text:span></text:p>
      <text:p text:style-name="P3"><text:span text:style-name="T1">聽到這消息很難過。衛報2004年10月有篇文章，裡頭有對她的小簡介。</text:span><text:span text:style-name="T3"><text:line-break/></text:span><text:a xlink:type="simple" xlink:href="http://www.guardian.co.uk/women/story/0,,1327791,00.html"><text:span text:style-name="T2">Dispatches from a savage war</text:span></text:a><text:span text:style-name="T3"><text:line-break/></text:span><text:span text:style-name="T1">------------</text:span><text:span text:style-name="T3"><text:line-break/></text:span><text:span text:style-name="T1">Poison and death threats won't stop Anna Politkovskaya from reporting the truth about Chechnya. She talks to James Meek</text:span><text:span text:style-name="T3"><text:line-break/></text:span><text:span text:style-name="T1">------------------------</text:span><text:span text:style-name="T3"><text:line-break/></text:span><text:span text:style-name="T1">附帶一提，</text:span><text:a xlink:type="simple" xlink:href="http://www.tidf.org.tw/"><text:span text:style-name="T2">2006台灣國際紀錄片雙年展(10/27~11/5)</text:span></text:a><text:span text:style-name="T1">參展影片中有一部紀錄片(車臣和平鴿 Coca - The Dove from Chechnya)就是講車臣戰亂的，</text:span><text:span text:style-name="T3"><text:line-break/></text:span><text:span text:style-name="T1">========================</text:span><text:span text:style-name="T3"><text:line-break/></text:span><text:span text:style-name="T1">流亡於哈薩克的「信鴿」是個平凡的職業婦女，從1994年開始記錄車臣每天發生的綁架、刑求、謀殺事件。俄羅斯總統普亭聲稱的車臣「反恐行動」實際是一場大屠殺，十幾年間約有30%的車臣人民遭到殺害，國際社會卻置之不理；車臣婦女蒐集了數百卷恐怖暴行的錄影帶，她將這些罪證偷渡到歐洲，期望歐洲法庭重視車臣歷時十幾年的恐怖暴亂。</text:span><text:span text:style-name="T3"><text:line-break/></text:span><text:span text:style-name="T1">===================</text:span><text:span text:style-name="T3"><text:line-break/></text:span><text:span text:style-name="T1">有興趣的朋友可前往觀賞，詳情請見官方網站 www.tidf.org.tw</text:span><text:span text:style-name="T3"><text:line-break/></text:span></text:p>
      <text:p text:style-name="P1"><text:span text:style-name="T1">陳真 | 2006.10.08 11:05 | </text:span><text:span text:style-name="T2">#</text:span></text:p>
      <text:p text:style-name="P2"><text:span text:style-name="T3"><text:line-break/></text:span><text:span text:style-name="T1">「俄國媒體良心」女記者 遭槍殺死亡</text:span><text:span text:style-name="T3"><text:line-break/><text:line-break/></text:span><text:span text:style-name="T1">【中央社／中央社莫斯科七日專電】 2006.10.08 02:29 am</text:span><text:span text:style-name="T3"><text:line-break/><text:line-break/><text:line-break/></text:span><text:span text:style-name="T1">俄羅斯以評論車臣問題聞名，有「俄國媒體良心」美譽的女記者波利柯傅斯卡亞 (Anna Politkovskaya)，今天下午被發現死在其莫斯科住處的電梯間。</text:span><text:span text:style-name="T3"><text:line-break/></text:span><text:span text:style-name="T1">　警方說，波利柯傅斯卡亞今天下午四時二十五分 (台灣今天晚間八時二十五分)，被鄰居發現身中槍傷倒在電梯間。警方辦案人員在現場找到四枚子彈與作案手槍。警方說，從現場研判，歹徒是專業手法。　</text:span></text:p>
      <text:p text:style-name="P2"><text:span text:style-name="T1">波利柯傅斯卡亞除了是「新報」 (Novaya Gazeta)的專業記者，也熱心參與俄羅斯社會工作，由於其正直，誠信的工作態度，在俄羅斯與歐洲享有極高聲譽，其遇刺身亡，震撼俄羅斯社會。獨立電視台晚間新聞，以波利柯傅斯卡亞被暗殺為頭條新聞。</text:span></text:p>
      <text:p text:style-name="P5"><text:span text:style-name="T1"><text:line-break/><text:line-break/></text:span></text:p>
      <text:p text:style-name="P1"><text:span text:style-name="T1">陳真 | 2006.10.08 08:55 | </text:span><text:span text:style-name="T2">#</text:span></text:p>
      <text:p text:style-name="P3"><text:span text:style-name="T1">俄羅斯採批判立場的記者經常被打被殺早已不是新聞,也許你會說那是俄羅斯的什麼共產餘毒,可是,美國會更好嗎? 美國當然不敢堂而皇之殺害國內記者,但若在國外就不一樣了,只要反美就是敵人,只要是敵人,管你什麼記者,照樣拘捕打殺,甚至連整個報社都用飛彈坦克轟炸不是嗎?</text:span></text:p>
      <text:p text:style-name="P3"><text:span text:style-name="T1">半島電視台在阿富汗及伊拉克就分別被坦克和飛彈轟炸過兩次. 美國每次都說是誤炸,但這就好像說什麼誤炸中國大使館事件一樣,白癡才會信. 後來,英國媒體報導,那不是誤炸,而且布希在決定轟炸半島之前還事先告訴英國首相布萊爾,但布萊爾表示反對, 不過布希當然照炸不誤.</text:span></text:p>
      <text:p text:style-name="P3"><text:span text:style-name="T1">比起民進黨整天污名化媒體,不知道這樣一些 "國際觀" 是不是會讓我們感到釋懷一些? "好佳在" 我們的記者出門不會給車撞,巷子裏不會被綁架,在家客廳坐不會被窗外黑槍射殺,電台報社也還不至於被飛彈攻擊或被官派暴徒入侵毆打破壞.</text:span></text:p>
      <text:p text:style-name="P3"><text:span text:style-name="T1">它媽的,感謝民進黨! 感謝國民黨! 感謝我們的政客膽子還算小!他們不過只是喜歡A 錢玩女人 "而已".</text:span></text:p>
      <text:p text:style-name="P1"><text:span text:style-name="T1">陳真 | 2006.10.08 08:38 | </text:span><text:span text:style-name="T2">#</text:span></text:p>
      <text:p text:style-name="P2"><text:span text:style-name="T1">很可惡,Anna Politkovskaya 竟然真的被謀殺!今天下午發現陳屍電梯間. 除了官方所為,不可能有第二個人.</text:span></text:p>
      <text:p text:style-name="P2"><text:span text:style-name="T1">http://english.aljazeera.net/NR/exeres/FB4A832C-35B7-42F5-A0D8-E931D54D33A8.htm</text:span></text:p>
      <text:p text:style-name="P2"><text:span text:style-name="T1">之前介紹過幾次這位俄羅斯女記者,長久以來因為批評及揭發俄羅斯當局對車臣各種不可思議的血腥殺戮,經常接到死亡威脅,昨天竟然真的被暗殺.</text:span></text:p>
      <text:p text:style-name="P2"><text:span text:style-name="T1">之前我還談到,這位女記者揭發俄羅斯當局,不但事先知情,事實上更派人臥底參與了歌劇院人質綁架事件,旨在製造大規模鎮壓所謂 "恐怖份子" 的藉口,不惜犧牲無辜者生命.</text:span></text:p>
      <text:p text:style-name="P2"><text:span text:style-name="T1">一般報導指出, 歌劇院事件中"歹徒" 全數被 "擊斃",其實沒有,少了一頭羊,而這頭羊就是官方臥底的那位特務,而且也正是他帶領車臣武裝男女入侵歌劇院,進行官方事先早已知情的所謂綁架事件.(我相信 911 也是同樣手法.)</text:span></text:p>
      <text:p text:style-name="P2"><text:span text:style-name="T1">這位女記者因為言論公正,充滿勇氣,所以屢屢獲得各種新聞自由或人權獎項,舉世聲望很高,竟然連這樣的人也敢暗殺.</text:span></text:p>
      <text:p text:style-name="P2"><text:span text:style-name="T1">就算車臣人民對她都很尊敬. 比方說,繼歌劇院事件後的校園全校師生綁架事件,綁架者只願接受這位女記者代表談判人質待遇.</text:span></text:p>
      <text:p text:style-name="P2"><text:span text:style-name="T1">比起國際列強或一些第三世界國家搞政治之泯滅人性,有時不免覺得,像 319 這種疑似苦肉計,似乎還高尚許多,畢竟阿扁是割自己的肚皮,而不是以大量無辜者生命為政治操作的祭品.</text:span></text:p>
      <text:p text:style-name="P2"><text:span text:style-name="T1">陳真 2006 10 8</text:span></text:p>
      <text:p text:style-name="P1"><text:span text:style-name="T1">陳真 | 2006.10.07 07:29 | </text:span><text:span text:style-name="T2">#</text:span></text:p>
      <text:p text:style-name="P3"><text:span text:style-name="T1">我們這個莫名其妙的爛網站每次該貼的網址都貼不出來,垃圾廣告倒是每天都能貼上一大堆.</text:span></text:p>
      <text:p text:style-name="P3"><text:span text:style-name="T1">我於是想了一個辦法,把 sina. com. cn 字母之間多隔開了一格,所以你得自己給它縮回來才是正確網址.</text:span></text:p>
      <text:p text:style-name="P1"><text:span text:style-name="T1">陳真 | 2006.10.07 07:26 | </text:span><text:span text:style-name="T2">#</text:span></text:p>
      <text:p text:style-name="P2"><text:span text:style-name="T1">“戈輝夢工廠” 最近介紹三個中國網路名人: 芙蓉姐姐, 天仙妹妹, 以及今天晚上剛播出的 “公交妹妹”.</text:span></text:p>
      <text:p text:style-name="P2"><text:span text:style-name="T1">台灣說公車, 大陸則說公交車, 公交妹妹的工作就是台灣說的 “車掌小姐”. 單純善良, 令人自慚形穢. 我把節目都給錄下來了, 連同 “冷暖人生”, 打算以後做為傳家之寶, 希望下一代都能是這樣的人. 考試考零分沒關係, 是美或醜都無所謂, 但不要失去單純善良本性.</text:span></text:p>
      <text:p text:style-name="P2"><text:span text:style-name="T1">學姐說, 台灣好像已經沒有像公交妹妹這樣的人了. 我的經驗也差不多是這樣, 台灣社會的腐爛似乎全方位, 包括我們自己在內, 無一倖免. 差別也許只是在於有人對自己的沉淪無助感到痛苦, 但大部份人卻似乎不但一點也不痛苦, 反而還自鳴得意.</text:span></text:p>
      <text:p text:style-name="P2"><text:span text:style-name="T1">但是, 有病識感沒有用, 病識感並不會使你從荷包蛋變回一顆單純質樸的生雞蛋.</text:span></text:p>
      <text:p text:style-name="P2"><text:span text:style-name="T1">許戈輝在節目最後唸了一段公交妹妹 (名叫浦娟) 寫的文章, 只唸了其中短短一兩百個字, 卻讓我差點淚灑電視機前, 激動不已, 就像讀沈從文的感覺;天底下不會有比單純善良更美麗的東西了.</text:span></text:p>
      <text:p text:style-name="P2"><text:span text:style-name="T1">陳真 2006 10 6</text:span></text:p>
      <text:p text:style-name="P2"><text:span text:style-name="T1">http://blog.sina. com. cn/u/1248956171</text:span></text:p>
      <text:p text:style-name="P2"><text:span text:style-name="T1">一件小事帶來的感動</text:span><text:span text:style-name="T3"><text:line-break/><text:line-break/></text:span><text:span text:style-name="T1">公交妹妹（浦娟）2006-09-06　</text:span><text:span text:style-name="T3"><text:line-break/><text:line-break/></text:span><text:span text:style-name="T1">和大家聊聊我工作上的事情吧，這個比較在行，讓大家多多瞭解我的生活，一個售票員的工作：）</text:span></text:p>
      <text:p text:style-name="P2"><text:span text:style-name="T1">今天的是晚班，早上發班時間6點18分，對於我來說這已經是可以小睡一會懶覺的時間了，因為我終於可以五點半才起床。：）</text:span></text:p>
      <text:p text:style-name="P2"><text:span text:style-name="T1">外婆像往常一樣站在門口對著我說“一路平安”，每天都能聽到這一句話，因為媽媽的原因，外婆很擔心我的安全，所以不管我起得多早，她都會陪著我，說著那句話，一直目送著我出門，所以除了媽媽的愛，在我的世界裏，外婆的愛也是最偉大的。</text:span></text:p>
      <text:p text:style-name="P2"><text:span text:style-name="T1">今天，天氣比較冷，冷空氣來臨了，又下起了雨，雖然有點冷，但看著空外的細雨，總能讓你想起一些遺忘的感動，觸景生情吧。</text:span></text:p>
      <text:p text:style-name="P2"><text:span text:style-name="T1">因為下雨的緣故，所以，今天只是簡單的清理了車廂裏的衛生。一天的工作隨著6點十八分的到來開始了.....</text:span></text:p>
      <text:p text:style-name="P2"><text:span text:style-name="T1">今天發生一件讓我很難忘的事情.</text:span></text:p>
      <text:p text:style-name="P2"><text:span text:style-name="T1">當車輛行駛至萬福大隊的時候上來一位老人，微駝著背，花白的頭髮，很單薄的衣服，上面還破了好幾個洞，手裏抱著卷著被子的破草席，裝得很緊，看得出來他過得很艱苦。一上車的時候，因為他身上散發出來的味道，所有站在他旁邊的人都遠遠的躲開了。看得出來，他對於這種現象仿佛已經見怪不怪了，沒有做出任何反應，只是很安靜坐在階梯上。因為下雨，地板上早就濕透了，我想他一定很冷，當我走上前去讓他坐在我的座位上的時候，他很詫異望著我，甚至是一種莫名其妙的眼神，然後又繼續低下頭掏錢準備買票。對於他的漠然，突然心裏面某一個地方被觸動了......</text:span></text:p>
      <text:p text:style-name="P2"><text:span text:style-name="T1">也許他只是不相信，我又輕輕地對他說了句：“沒關係，過來坐吧，地板濕了。”於是扶著他坐上我的座位。</text:span></text:p>
      <text:p text:style-name="P2"><text:span text:style-name="T1">不知道為什麼，我卻發現他掏錢的手開始顫抖了，發現他竟然眼眶濕濕的。“真的謝謝你，謝謝你.....” 仿佛說給我聽，又好像喃喃自語。</text:span></text:p>
      <text:p text:style-name="P2"><text:span text:style-name="T1">我從來不知道自己這麼微不足道的舉動可以讓他這麼感動，當時只是愣愣的站在那裏，一種莫名的感動湧上心頭。這種感動源自于原來小小的事情也可以帶給別人幸福，哪怕只是一點點。</text:span></text:p>
      <text:p text:style-name="P2"><text:span text:style-name="T1">雖然他也許只是一個乞丐。再我看來，他也只是一個老人，需要照顧的老人。他也需要關心，需要愛，如果不是什麼變故，他也不願意像這樣出現在人們的視線中。</text:span></text:p>
      <text:p text:style-name="P2"><text:span text:style-name="T1">生活中，也許你做的只是一件小事，帶給別人卻是不一樣的感受。所以讓我們用一顆善良的心去做身邊每一件微不足道的事情，用一種真心的觸動去接受帶來的感動，那種感覺真的很幸福。</text:span></text:p>
      <text:p text:style-name="P2"><text:span text:style-name="T1">晚上回到家的時候，外婆像往常一樣坐在客廳裏，桌上擺著她倒好的白開水，不管多晚她都會開著一盞小燈等我回來，看到這些，想起今天發生的事，我從沒有過的感覺湧上心頭，一下子緊緊的抱著外婆說 “以後我一定會好好的孝順你。”</text:span></text:p>
      <text:p text:style-name="P2"><text:span text:style-name="T1">一句很簡單的話，我看到了外婆臉上欣慰的笑容。原來幸福真的可以來得這麼簡單。</text:span></text:p>
      <text:p text:style-name="P2"><text:span text:style-name="T1">讓我們都好好珍惜身邊最簡單的幸福，那會是最大的快樂......</text:span></text:p>
      <text:p text:style-name="P1"><text:span text:style-name="T1">怡靜 | 2006.10.06 14:46 | </text:span><text:span text:style-name="T2">#</text:span></text:p>
      <text:p text:style-name="P3"><text:span text:style-name="T1">有個音樂節活動，有興趣的朋友可去參加，有售票和免費的活動，</text:span></text:p>
      <text:p text:style-name="P3"><text:span text:style-name="T1">2006第五屆流浪之歌音樂節</text:span><text:span text:style-name="T3"><text:line-break/></text:span><text:span text:style-name="T1">詳情請看官方網站http://www.treesmusic.com/festival/2006mmf/</text:span></text:p>
      <text:p text:style-name="P3"><text:span text:style-name="T1">其中10月10日有和平‧人權‧無國界 Crossings: Peace and Human Rights售票活動(底下轉貼自前述網站中的簡介)文中提到的高遠菜穗子，本站曾轉載</text:span><text:a xlink:type="simple" xlink:href="http://palinfo.habago.org/archives/2004/06/28/16.00.41/"><text:span text:style-name="T2"> 她的相關新聞</text:span></text:a><text:span text:style-name="T3"><text:line-break/></text:span><text:span text:style-name="T1">========================</text:span><text:span text:style-name="T3"><text:line-break/></text:span><text:span text:style-name="T1">10/10 11:00~21:30</text:span><text:span text:style-name="T3"><text:line-break/></text:span><text:span text:style-name="T1">@華山文化園區 Huashan Culture Park(台北市八德路1段1號 No 1, Sec.1, Bade Road, Taipei)</text:span><text:span text:style-name="T3"><text:line-break/></text:span><text:span text:style-name="T1">※入場500元，全日活動 Tickets NT500 for all activities</text:span><text:span text:style-name="T3"><text:line-break/></text:span><text:span text:style-name="T1">延續流浪之歌音樂節「無國界」的概念，【和平‧人權‧無國界】以和平與人權為主題，策劃了一整天的活動。新世紀到來後，因為九一一的恐怖攻擊而使得中東問題與美國角色再度受到注目。只是在諸多限制下的台灣國際新聞，呈現出來的圖像偏頗而獨斷，不僅未能增進民眾的了解，也間接地使世界各族群之間，因為誤解而加深仇恨。</text:span></text:p>
      <text:p text:style-name="P3"><text:span text:style-name="T1">「不管從哪個戰壕裡，抬頭看到的都是悲傷的天空。」（《戰火的彼岸》 by Soul Flower Union）</text:span></text:p>
      <text:p text:style-name="P3"><text:span text:style-name="T1">【和平‧人權‧無國界】邀請長期進駐以巴戰區，關注種族、和平議題的香港記者張翠容策劃「和平‧人權之窗」，內容包括日本報導攝影家森住卓（Takashi Morizumi），將展出一系列戰爭與環保議題的作品。而對談方面，除森住卓外，張翠容邀請曾遭伊拉克士兵俘虜的人道救援工作者高遠菜穗子（Nahoko Takato）等人，從實地參與的戰地經驗開頭，論述和平權利在當今世界的急迫與重要性。試圖為台灣當權者高喊多時，以英語為中心的國際化注入新的內涵，打開一扇通往世界的人權窗戶。</text:span></text:p>
      <text:p text:style-name="P3"><text:span text:style-name="T1">晚間，「音樂肥皂箱」集合多位音樂人：香港八○年代無政府主義「死硬派」樂隊「黑鳥」將於解散十年後重新聚首演出；美國西雅圖異議歌手吉姆‧佩吉（Jim Page）與詩人鍾永豐聯手以詩及音樂白描街頭底層的聲音；以瘋狂音樂表演風格震驚歐洲的比利時樂團「DAAU：無政府主義者的夜間娛興」，混融古典、trance舞曲、中世紀古樂、現代音樂，將帶領觀眾進入出神的迷離狀態。</text:span></text:p>
      <text:p text:style-name="P3"><text:span text:style-name="T1">別再讓10/10成為一個無趣的國定假日，和【和平‧人權‧無國界】邀請來的音樂家及行動者一起上路去，聽聽來自窗外的，世界的迴聲。</text:span><text:span text:style-name="T3"><text:line-break/></text:span><text:span text:style-name="T1">=====================</text:span><text:span text:style-name="T3"><text:line-break/></text:span></text:p>
      <text:p text:style-name="P1"><text:span text:style-name="T1">陳真 | 2006.10.06 13:51 | </text:span><text:span text:style-name="T2">#</text:span></text:p>
      <text:p text:style-name="P2"><text:span text:style-name="T1">酒越陳越香,新聞也差不多這樣,時間可以沉澱殘渣,使真實顯現. 當我們活在新聞中,無從比較,可當時間拉長,變成歷史,古今對照,事物輪廓似乎就顯得鮮明.</text:span></text:p>
      <text:p text:style-name="P2"><text:span text:style-name="T1">比方說,最近看信箱,看一些至今還沒看的舊信或舊聞或轉寄文章,我看到,就在一年多前,林義雄在媒體上公開讚揚民進黨政客的民主與進步,而且還特別點名誇獎一個人,說他謙卑,說他具有容忍胸懷,說他意志堅定(這點倒是說對了),說他比諸其他政黨或同黨的政治人物 "進步最多"(林義雄的措詞). 林所道德表揚的那個人不是別人,就是陳水扁.</text:span></text:p>
      <text:p text:style-name="P2"><text:span text:style-name="T1">林先生真人不說假話,因此這意味著,當大家普遍認清陳水扁的政客性格以及顛三倒四上下其手的腐敗作風時,林先生仍處在幻想中.</text:span></text:p>
      <text:p text:style-name="P2"><text:span text:style-name="T1">識人能力差沒關係,但一個具有責任感的人,當他推銷一種產品,但卻害大家吃了上吐下瀉死的死逃的逃哀鴻遍野時,他不但不覺得抱歉愧疚,反倒繼續以一種自以為睿智崇高的姿態教訓政敵和群眾應該反省,可是,第一個應該反省的不就是他自己嗎?</text:span></text:p>
      <text:p text:style-name="P2"><text:span text:style-name="T1">(底下是插播,每年都要反覆廣播幾次)</text:span></text:p>
      <text:p text:style-name="P2"><text:span text:style-name="T1">新聞當舊聞看,便很容易看出一種 "不一致". 我對 e-mail也大多這樣,有的甚至放了好幾年都還沒看,不過那是不得已的. 雖非名人,無名人之利,卻有名人之 "苦". 當然這也不算什麼苦,只是常覺得對別人很抱歉.</text:span></text:p>
      <text:p text:style-name="P2"><text:span text:style-name="T1">自從會寫字,我一直都有塗塗寫寫的習慣,過去沒有電腦時,就隨手隨地寫在手邊任何廢紙上(包括衛生紙),所以包包裏或桌上角落或衣服褲子裏總是隨時都塞滿一堆廢紙. 塞久了嫌髒,於是就定期清空,有了電腦也差不多是這樣,病毒總是會不定期幫我清空一切.</text:span></text:p>
      <text:p text:style-name="P2"><text:span text:style-name="T1">但塗鴉就是塗鴉,塗鴨不用構思,甚至不佔用一點時間,因為我都是利用純粹空閒啥事也沒得幹的空檔來寫,比方說枯等麵攤老闆下麵炒菜時,或是邊吃邊寫. 塗鴉平均一天也只塗個一兩篇約一兩千字.</text:span></text:p>
      <text:p text:style-name="P2"><text:span text:style-name="T1">但是,不同於塗鴉,寫 e-mail 卻很傷神傷腦筋,細胞死一堆,常常感覺像在寫公文或寫作業或者像對長官進行什麼簡報,必須構思,必須有禮貌,必須一件一件事枝枝節節來來往往講清楚. 這跟塗鴉不一樣,塗鴉是幾乎不用大腦自娛娛人的,感覺就像在倒牛奶那樣,直接把東西倒出來.</text:span></text:p>
      <text:p text:style-name="P2"><text:span text:style-name="T1">我常講,不管信件多少,一天寫個兩三封信差不多就是我的極限了,總共加起來寫信時間如果超過 30 分鐘,我就會覺得光陰虛度,痛不欲生.</text:span></text:p>
      <text:p text:style-name="P2"><text:span text:style-name="T1">但這不光是時間問題,更是細胞問題,自從有了email這種東西之後,它帶來某種便利的同時,卻也帶來更多壓力和負擔.比方說如果一百個人問你近來好嗎? 難道你就把近況寫上一百次?</text:span></text:p>
      <text:p text:style-name="P2"><text:span text:style-name="T1">打電話也一樣,我已經有十幾二十年的時間失去接電話的自由,因為如果真的要接,根本接不完. 若是三言兩語倒也罷了,但現代人往往一講就超過 10分鐘. 所以我在大學時就習慣整天幾乎都把電話拿起來,讓別人打不通,否則根本沒辦法做任何事.</text:span></text:p>
      <text:p text:style-name="P2"><text:span text:style-name="T1">但經常不接電話卻也經常害我錯失一些重要消息或甚至緊急的事件,可是卻也沒有什麼更好的折衷辦法.只能 "呼籲" 大家盡量長話短說,而且最好是真的有很重要的事才打,兩句話能講完的就不要講三句,否則我恐怕得另外設一隻專線,才不會在我家人需要我時我卻因為不敢接電話而錯失.</text:span></text:p>
      <text:p text:style-name="P2"><text:span text:style-name="T1">聽起來好像很怪,但其實一點也不怪,畢竟每個人生活方式不同,身世造化更是不一樣,並不是每個人都喜歡談現實講八卦,也不是每個人都衣食無憂家人安康.</text:span></text:p>
      <text:p text:style-name="P2"><text:span text:style-name="T1">至少我不是工作狂,只是不想把時間花在無謂的議論上. 每當我拖著疲憊的身子攤倒床上,最怕電話如警報器響起,而對方卻只是想聊聊天.</text:span></text:p>
      <text:p text:style-name="P2"><text:span text:style-name="T1">好友聊天,心意感人,但我怕這一生不會有多少這樣的時光. 二十幾年來,我已蠟燭兩頭點,很快就會燒完了,朋友能延長我一條小命的唯一方式就是拜託盡量幫我一些忙,因為我和學姐都沒有能幫任何一點小忙的家人,連一封信一本書要寄往何處都找不到一個地址,生活中大大小小的事都得一磚一瓦自己動手,而且還總是得像消防隊員那樣隨時出動救火.</text:span></text:p>
      <text:p text:style-name="P2"><text:span text:style-name="T1">但別指望我幫你們什麼忙,更別指望一種隨時可聊天或議論政治的閒情雅致. 政治沒啥好私下議論,政治既然是眾人之事,我對它之一言一行都不 "浪費",會盡量以公眾形式出現,畢竟政治是用做的用(公開)寫的,而不是用嘴巴私下罵.</text:span></text:p>
      <text:p text:style-name="P1"><text:span text:style-name="T1">陳真 | 2006.10.06 07:49 | </text:span><text:span text:style-name="T2">#</text:span></text:p>
      <text:p text:style-name="P3"><text:span text:style-name="T1">(續前)</text:span></text:p>
      <text:p text:style-name="P3"><text:span text:style-name="T1">之前講到過去忠黨愛國的 "中華民國留英同學會" 跟後來綠營上台後取而代之的台灣留英同學會(TSAUK)本質上,心態上,智能上,道德水平上,都沒什麼兩樣,兩者只是某個圖騰口號字眼不同,如此而已. 如果這就是改革,那我不知道把時間浪費在這上頭有何意義.</text:span></text:p>
      <text:p text:style-name="P3"><text:span text:style-name="T1">許多方面,不但不是改革,甚至比過去更下流. 比方說選舉一到,民進黨就會使出什麼非常光碟之類的抹黑抹黃伎倆,相當低級與下流,不但齷齪,而且存心把人民當白癡般愚弄. 但你看, 底下就是台灣留英同學會寄來的 E-MAIL,公開放映,邀大家一起觀賞非常光碟,藉以挺扁,竟然是他們的新春節目.</text:span></text:p>
      <text:p text:style-name="P3"><text:span text:style-name="T1">你可以左傾,可以右傾,可以挺藍,可以漂綠,這都無所謂,但你不能下流,不能玩陰的,不能打架總是打腰帶以下三寸,那樣很沒品.</text:span></text:p>
      <text:p text:style-name="P3"><text:span text:style-name="T1">想像你有個小孩,而他居然欣賞這樣一種作風,難道你不會為此感到難過? 難道你真的會希望你的小孩是這樣的人? 難道你不會希望他正直單純地為人處事?</text:span></text:p>
      <text:p text:style-name="P3"><text:span text:style-name="T1">如果你加入一個團體,而你居然對這樣的事沒感覺沒反應,那我真不知道你所謂改革所謂正義感指的究竟是什麼? 那不是正義感,更不是改革,那只是一種不擇手段遂行己志,比你宣稱所要改革的對象更加墮落腐敗.</text:span></text:p>
      <text:p text:style-name="P3"><text:span text:style-name="T1">如果道德感聽起來很八股,那不妨就說美感,做 "什麼"(what)不是重點,你有些什麼目標或立場或理想等等,那些都無關緊要,重要的不是 what,而是 how; how 就是指的你 "怎麼" 做,而不是做 "什麼". 就好像一部電影並不會因為它講述某種偉大目標而變成一部好電影. 你講什麼不是重點,重點是你 "怎麼" 講,而那才決定了藝術的好壞.</text:span></text:p>
      <text:p text:style-name="P3"><text:span text:style-name="T1">任何一方都一樣,都該有點美感,不該下流,就算黑道打架也該講究美感. 甘地反抗英國,聲勢壯大之時,英國面臨二次世界大戰,印度人民原可乘勝追擊,但甘地卻力排眾議,要求立即停止抗爭,甚且動員群眾提供英國許多醫療人力物力救助. 甘地說,"趁人之危" 是可恥的.</text:span></text:p>
      <text:p text:style-name="P3"><text:span text:style-name="T1">任何目標都不是目標本身,正直的手段比任何目標都重要,否則我們只是在永無止盡的痛苦輪迴中做些毫無意義的 "努力";骯髒的抹布, 不管如何使力,永遠擦不乾淨桌子.</text:span></text:p>
      <text:p text:style-name="P3"><text:span text:style-name="T1">這些不是什麼偉大道理,我不相信我們需要另外追尋什麼偉大道理,我們需要的只是像這樣一些廢話,但廢話比什麼都重要,因為它是一切知識和道德的 "基礎". 就好像如果你不承認一加一等於二,那我不知道還能跟你談什麼加減乘除.當我們為達目的不擇手段,當我們摧毀了這樣一些萬事萬物立足的基礎,一切將崩盤.</text:span></text:p>
      <text:p text:style-name="P3"><text:span text:style-name="T1">"天啊,~~@@~~好美的藍天!"</text:span><text:span text:style-name="T3"><text:line-break/></text:span><text:span text:style-name="T1">"你是說,你對天空為什麼是藍色感到疑惑?"</text:span><text:span text:style-name="T3"><text:line-break/></text:span><text:span text:style-name="T1">"不是,不管它是什麼顏色,都讓我感到震撼!"</text:span><text:span text:style-name="T3"><text:line-break/></text:span><text:span text:style-name="T1">"那你到底是在震撼什麼? 那不是廢話嗎?"</text:span></text:p>
      <text:p text:style-name="P3"><text:span text:style-name="T1">沒錯,廢話比任何詩句都動人.</text:span></text:p>
      <text:p text:style-name="P3"><text:span text:style-name="T1">維根斯坦說,"不管天空什麼顏色,都讓人感到驚嘆!"</text:span></text:p>
      <text:p text:style-name="P3"><text:span text:style-name="T1">天空為什麼是這顏色而不是那顏色,我們不感興趣,讓人感到震撼的並不是 "某種" 顏色或 "某個" 空間,而是竟然有著這樣那樣一些東西的存在!</text:span></text:p>
      <text:p text:style-name="P3"><text:span text:style-name="T1">可是,如果不管事物什麼模樣你都感到驚訝,那不就等於說你其實只是對一種套套邏輯 (tautology)的存在感到驚訝?</text:span></text:p>
      <text:p text:style-name="P3"><text:span text:style-name="T1">沒錯,的確可以這麼說.</text:span></text:p>
      <text:p text:style-name="P3"><text:span text:style-name="T1">A 等於 A 是廢話,天底下只有一個 1 也是廢話,四隻腳的動物是一種動物,當然也是廢話,拿髒抹布來擦桌子將擦不乾淨,更是廢話,但所有這一切乍看微不足道的廢話卻構成一切知識與道德的基礎. 你可以違背任何人為的典章規範,照樣能達成各種目的,但你終究不可能違背這些天賦基礎而能達成任何一種所謂理想或成就.</text:span></text:p>
      <text:p text:style-name="P3"><text:span text:style-name="T1">陳真 2006 10 5.</text:span><text:span text:style-name="T3"><text:line-break/></text:span><text:span text:style-name="T1">========================</text:span><text:span text:style-name="T3"><text:line-break/></text:span><text:span text:style-name="T1">----- Original Message -----</text:span><text:span text:style-name="T3"><text:line-break/></text:span><text:span text:style-name="T1">From: TSAUK</text:span><text:span text:style-name="T3"><text:line-break/></text:span><text:span text:style-name="T1">To:</text:span><text:span text:style-name="T3"><text:line-break/></text:span><text:span text:style-name="T1">Sent: Wednesday, January 28, 2004 11:58 PM</text:span><text:span text:style-name="T3"><text:line-break/></text:span><text:span text:style-name="T1">Subject: TSAUK-Taiwan Forum:Very CD</text:span></text:p>
      <text:p text:style-name="P3"><text:span text:style-name="T1">Hello everyone!</text:span></text:p>
      <text:p text:style-name="P3"><text:span text:style-name="T1">Long time no see! Gong Si Fa Cai!</text:span></text:p>
      <text:p text:style-name="P3"><text:span text:style-name="T1">Taiwanese Student Association in the UK is going to show Very CD at 2: 30 pm on (SAT)7th/FEB/2004 in SOAS Brunei Gallery B102. The film will mainly speak in Taiwanese with traditional chinese Subtitle.</text:span></text:p>
      <text:p text:style-name="P3"><text:span text:style-name="T1">if you are interested in this event,please click below webs i t e for more information.</text:span></text:p>
      <text:p text:style-name="P3"><text:span text:style-name="T1">http://tiwin.net/misc/040207tsaukforumposter1.gif</text:span></text:p>
      <text:p text:style-name="P3"><text:span text:style-name="T1">http://www.tiwin.net/tsaukinfo/</text:span></text:p>
      <text:p text:style-name="P3"><text:span text:style-name="T1">have a nice day!</text:span></text:p>
      <text:p text:style-name="P3"><text:span text:style-name="T1">From</text:span></text:p>
      <text:p text:style-name="P3"><text:span text:style-name="T1">xxxxx(姑隱其名)</text:span></text:p>
      <text:p text:style-name="P1"><text:span text:style-name="T1">陳真 | 2006.10.04 12:07 | </text:span><text:span text:style-name="T2">#</text:span></text:p>
      <text:p text:style-name="P2"><text:span text:style-name="T1">大概是 53 年前吧(天啊),Chomsky 寫了篇文章,反駁當時挺流行的行為主義. 行為主義就是不管中間,只管進出兩端. 但如果學習或語言或知識的發展是那樣一種 "刺激--反應" 的機械化過程,那麼,如Chomsky 所說,我們大概需要三千年才能學會講話,學會一個個句子.</text:span></text:p>
      <text:p text:style-name="P2"><text:span text:style-name="T1">但事實上,小嬰兒不出兩年就能溝通無礙,這意味著行為主義式的學習方式是根本站不住腳的. 你只教給他一些簡單例句,但小嬰兒透過比較,便能自行創造出無限的句子來,他並不需要一個句子一個句子慢慢學.</text:span></text:p>
      <text:p text:style-name="P2"><text:span text:style-name="T1">何以如此? 不是我要講的,我要講的是,字母只有幾個,但透過不同的組合與排列,透過相似與相異性的類比與區分,無限的句子便能展開.</text:span></text:p>
      <text:p text:style-name="P2"><text:span text:style-name="T1">過去常有一些自以為很聰明的阿西,常常嘴臉很難看地罵我亂比較,說什麼國情不同不能比,說什麼需要先知道這樣那樣的什麼社會學分析資料,然後才能進行比較,聽了實在很難受. 人笨沒關係,但笨蛋得志的嘴臉卻很難看,不但完全沒有病識感,而且還一副好像講這些東西需要什麼學問似的.</text:span></text:p>
      <text:p text:style-name="P2"><text:span text:style-name="T1">可是,這些道理理應簡單得連兩歲的娃都能懂. 你要怎麼比較當然都可以,字母就像原料,能炒出無數的菜色來,各種現象也一樣,你不需要行萬里路,更不需要讀萬卷書,你只需要一點點基本的想像力,透過這個影像跟那個影像的比較,你就能理解世上各種不一樣的人事物,而不再以為事物非如此不可.</text:span></text:p>
      <text:p text:style-name="P2"><text:span text:style-name="T1">看過麥兜的人應該記得濟慈的一句詩: "那不是缺陷,而是不在夢中". 當你還在做夢,還能做夢,夢裏根本沒有缺陷這回事. 就好像你不能說三角形比諸四角形缺了一角,是一種缺陷. 當你以為那是一種缺陷,那只是因為你不再做夢.</text:span></text:p>
      <text:p text:style-name="P2"><text:span text:style-name="T1">夢永遠是完美的,當生活的災難和折磨越來越多,我卻越來越相信,悲歡離合,生命雖是悲劇,但夢總是能讓它抹上一層浪漫無憂或許帶點悲傷的歡樂氣息.</text:span></text:p>
      <text:p text:style-name="P2"><text:span text:style-name="T1">費里尼說,夢是唯一的真實.這話挺有道理,Kusturica 也說,想像比現實更偉大. 因為現實並未窮盡一切可能,就好像字母雖有限,句子卻永遠不可能寫完一樣.(難道你能找到最後一個句子?) 某種組合既然能這樣存在,就有可能那樣存在,透過比較與組合,夢一般的某種 "世界" 就會像網一樣張開,鋪蓋生命之上. 當一切人為的冒牌真理卸妝,那真正重要的東西,才會向著我們顯現.</text:span></text:p>
      <text:p text:style-name="P1"><text:span text:style-name="T1">陳真 | 2006.10.04 11:14 | </text:span><text:span text:style-name="T2">#</text:span></text:p>
      <text:p text:style-name="P3"><text:span text:style-name="T1">老兄, 別啊,這種事文謅謅,無對無錯,純粹個人品味,不能指導.而且,我都還沒開始講,你就被我說服了嗎?怎麼那麼快?</text:span></text:p>
      <text:p text:style-name="P3"><text:span text:style-name="T1">以你提到的例子來講,國民黨和民進黨當然可以比較貪污程度,問題是 "如何"(How)個比法,而不是不能比.光是說誰誰誰貪污或貪了金額若干等等,這類比較,算是好萊塢,藝術程度很低. 當我們嘲笑這樣一種比較方式之庸俗可笑,並不意味著兩者之間無法比較.</text:span></text:p>
      <text:p text:style-name="P3"><text:span text:style-name="T1">至於維根斯坦和 Popper, 他並沒有打他,只是剛好站在火爐邊,順手拿起火鉗當指揮棒,揮舞助勢,增加說服力.</text:span></text:p>
      <text:p text:style-name="P3"><text:span text:style-name="T1">維根斯坦對一般人脾氣和耐性超好(我也是), 但是對菁英就沒那麼好(跟我一樣).律己嚴,律人也嚴(我律己比較鬆一些),當他的朋友是很倒霉的事,常會被他罵.</text:span></text:p>
      <text:p text:style-name="P3"><text:span text:style-name="T1">他曾申請去倫敦某精神科醫院固定探望病患,有一次,病患在講話,旁邊有他的醫生朋友 Drury 插嘴,他馬上轉頭對他最好的朋友說: shut up!</text:span></text:p>
      <text:p text:style-name="P3"><text:span text:style-name="T1">但朋友挨罵久了慢慢也知道地雷區在哪. 維根斯坦很討厭一種人--不真誠. 他覺得讀書人真誠老實的很少,但他對那些辛勤靠勞力吃飯的人卻敬若神明.</text:span></text:p>
      <text:p text:style-name="P3"><text:span text:style-name="T1">會惹他生氣的,必然有關真誠. Popper那天講哲學或道德語句的可能性,油腔滑調,維根斯坦已經忍耐 "這種人" 很久了,會發飆是必然的.</text:span></text:p>
      <text:p text:style-name="P3"><text:span text:style-name="T1">系上如果有研討會,若有維根斯坦在,許多人不敢講話,怕被他罵. 全劍橋據說只有羅素不怕他. 有一次系上 seminar, 維根斯坦沒來, 大夥竟然歡呼, 因為總算可以暢所欲言.</text:span></text:p>
      <text:p text:style-name="P3"><text:span text:style-name="T1">一些人憑著這麼一些趣聞,把他塑造成一個霸氣十足的火爆浪子, 這其實不太對. 那其實只是因為菁英聚會, 窩窩囊囊, 稍有個性, 便很容易突顯, 事實上他溫和得跟一隻 "唉唉叫的綿羊" 差不多 (羅素這麼形容他),心地柔軟,細膩善良.</text:span></text:p>
      <text:p text:style-name="P3"><text:span text:style-name="T1">我一直想等將來晚年時寫一本結合他的思想與為人的維根斯坦傳,我不一定比別人知道更多生活細節,但了解一個人或呈現一個人,其實並不需要知道或轉述很多細節,就好像描繪一幅人像不需要畫得纖毫畢露一樣,生命的神韻不過是在一舉手一投足一個眼神之間.</text:span></text:p>
      <text:p text:style-name="P3"><text:span text:style-name="T1">幾個月前,讀了幾篇關於他在愛爾蘭生活的文章,講到他跟當地農人的接觸以及整天在海邊跟海鳥講鳥話的往事...我馬上能據此寫出一大篇,但一直都把這個衝動給忍下來, 因為我寫不出心裏的感動,若企圖去寫,那只是在傷害或貶低這份感覺.</text:span></text:p>
      <text:p text:style-name="P3"><text:span text:style-name="T1">那些說不出的東西,每多說一分,就多傷害一分,我看最好就什麼也別說; 留在心裏,留給微風,留給那些不會講話的東西,多好.</text:span><text:span text:style-name="T3"><text:line-break/></text:span></text:p>
      <text:p text:style-name="P1"><text:span text:style-name="T1">Jedah Cheung | 2006.10.03 09:38 | </text:span><text:span text:style-name="T2">#</text:span></text:p>
      <text:p text:style-name="P2"><text:span text:style-name="T1">謝謝老師指導</text:span></text:p>
      <text:p text:style-name="P2"><text:span text:style-name="T1">那個什麼純現象的問題, 應該是我記錯了, 不然就是誤解原意.</text:span><text:span text:style-name="T3"><text:line-break/></text:span><text:span text:style-name="T1">順便問一下, 維根斯坦為什麼要拿撥火棒打卡爾．波普啊? 哲學家講理講到動粗真是挺罕見的事......</text:span></text:p>
      <text:p text:style-name="P1"><text:span text:style-name="T1">陳真 | 2006.10.03 06:14 | </text:span><text:span text:style-name="T2">#</text:span></text:p>
      <text:p text:style-name="P3"><text:span text:style-name="T1">(續)</text:span></text:p>
      <text:p text:style-name="P3"><text:span text:style-name="T1">維根斯坦引用李爾王的話說: "我的哲學要教你們一件事:差異(difference)."</text:span></text:p>
      <text:p text:style-name="P3"><text:span text:style-name="T1">不要以為這個跟那個顯然一樣,當你認為顯然一樣,我就有辦法說它們的不一樣,並不是因為我口才好,而是因為一不一樣不是一種本質,沒有什麼 "顯然一樣" 這回事. 意義是創造出來的,而不是藏在句子裏頭的一種定型物. 不做比較,如何知道事物的意義?</text:span></text:p>
      <text:p text:style-name="P3"><text:span text:style-name="T1">我不知道某個現象是啥意思,除非 "你" 賦予它意義,現象是死的,除非現象背後站著一個 "人",賦予他所見的現象各種意義. 但你不可能憑空且獨立地敘說意義,除非你做點比較,一切文學藝術音樂不就是這樣嗎?</text:span></text:p>
      <text:p text:style-name="P3"><text:span text:style-name="T1">當你做出一種愚蠢庸俗的比較,引來訕笑,但訕笑者並不是反對比較,而是反對拙劣低能的比較,反對把比較當成一種自欺欺人的理由.</text:span></text:p>
      <text:p text:style-name="P1"><text:span text:style-name="T1">陳真 | 2006.10.03 05:57 | </text:span><text:span text:style-name="T2">#</text:span></text:p>
      <text:p text:style-name="P2"><text:span text:style-name="T1">沒有沒有,我沒說過那樣一些話. 我甚至不知道你說的純現象是啥意思? (不純的現象又是什麼?)</text:span></text:p>
      <text:p text:style-name="P2"><text:span text:style-name="T1">任何兩個東西都能比較,比較不需建立在同樣基礎上,比較就是比較,比而較之,就是比較. 比較一定是兩個不一樣的東西,A 跟 A 比是沒有任何意義的.</text:span></text:p>
      <text:p text:style-name="P2"><text:span text:style-name="T1">我只是反對藉著比較來合理化異常行為,醫院裏誰病得比較重當然能比,但自認為病得不重不會馬上死人的,難道就因此而不必就醫? 我只是反對後者,不是反對前者.</text:span></text:p>
      <text:p text:style-name="P2"><text:span text:style-name="T1">以前有個老代表叫楊寶琳,她留下一句名言: "過去可以,為什麼現在不行?"</text:span></text:p>
      <text:p text:style-name="P2"><text:span text:style-name="T1">當然不行. 因為過去是過去,現在是現在不是嗎? 我只是反對拿過去光緒年間的狀況來美化眼前的污濁.</text:span></text:p>
      <text:p text:style-name="P2"><text:span text:style-name="T1">我不知道有啥東西是不能比較的? 比較一種現象不是很正常嗎? 除了比較現象,我不知道還能比什麼了.</text:span></text:p>
      <text:p text:style-name="P2"><text:span text:style-name="T1">就好像我常說西方人行事作風比較坦然正直,而且比較能接受各式各樣的價值觀,但台灣人則常讓我啞口無言或感到害怕,因為充滿偏見,品性不好,而且固守單一價值,總以為大家都必然跟他一樣想著某些功名利祿,很不好溝通,好像不太能理解某種比較形而上的東西或詩一般的東西.</text:span></text:p>
      <text:p text:style-name="P2"><text:span text:style-name="T1">這就是比較不是嗎? 這樣的比較當然是比較一種現象,不比現象還能比什麼? 難道比3 比較大或 5 比較大?</text:span></text:p>
      <text:p text:style-name="P2"><text:span text:style-name="T1">比方說,日本人民間反戰勢力比較強,很多國際和平運動都有日本人的身影,但華人就很少很少,如果不是零的話. 至少,我在英國還不曾見過哪個華人會參加這類有關國際事務的抗爭.</text:span></text:p>
      <text:p text:style-name="P2"><text:span text:style-name="T1">這樣的比較當然有意義,怎麼會是鳥話呢? 大陸人他們是那麼大的一個國家,接觸國際事務的心態和感覺當然跟台灣不一樣,台灣媒體幾乎不存在國際新聞,可說等於零不是嗎?</text:span></text:p>
      <text:p text:style-name="P2"><text:span text:style-name="T1">梁文道有一次去台北,他說很好笑,台北號稱國際都市,電視上卻看不到半點國際新聞.</text:span></text:p>
      <text:p text:style-name="P2"><text:span text:style-name="T1">中國政府的立場當然會影響大陸人民的政治判斷,但台灣卻連形成判斷的機會都沒有,因為根本沒有國際新聞不是嗎? 台灣人的世界就是藍綠,然後外加一個美國爸爸,除此之外,世界沒有其他人其它事了.</text:span></text:p>
      <text:p text:style-name="P2"><text:span text:style-name="T1">為什麼比較這樣一些現象就是講鳥話呢? 我從沒說過什麼現象不能比較啊!!!</text:span></text:p>
      <text:p text:style-name="P2"><text:span text:style-name="T1">比較就是比較,比較沒有客觀對錯,但它不光具有一種描述意義,更具有一種文學意義,不只讓我們經由某種描述而理解 A,也能理解 B,更能從 A 與 B 的比較之中獲得一種原本不存在的觀念或想法或感覺 C.</text:span></text:p>
      <text:p text:style-name="P2"><text:span text:style-name="T1">當我們製造出一種原本不存在的東西 C,那其實就是一種文學或藝術.</text:span></text:p>
      <text:p text:style-name="P2"><text:span text:style-name="T1">有個哲學家("The Literary Wittgenstein" 這本書的編輯)說,"藝術如果存在,那它無非就是在講 HOW 這個字."</text:span></text:p>
      <text:p text:style-name="P2"><text:span text:style-name="T1">重點不是你講 "什麼" (WHAT),重點是你如何(HOW)講. 人人都說我愛你,但 "如何" 表達我愛你的方式卻千變萬化.</text:span></text:p>
      <text:p text:style-name="P2"><text:span text:style-name="T1">我不但不反對比較,我倒覺得透過這個影像這個聲音跟那個影像那個聲音的比較,才有可能對一種原本毫無意義的東西產生理解.</text:span></text:p>
      <text:p text:style-name="P2"><text:span text:style-name="T1">沈從文說,"當小羊微弱的鳴叫聲遠遠傳來,我彷彿瞬間理解了世上的一切." 當你夜裏打開窗,微風飄拂,心裏不禁有一種激動,這時候難道你不是感受到一些你過去所曾感受的東西? 這就是比較不是嗎? 如果我心裏沒有這樣一塊模板,補捉原本毫無意義的影像或聲音,經由彼此的關係,形成一幅一幅的圖像和曲子,那麼,世界根本無法理解.</text:span></text:p>
      <text:p text:style-name="P2"><text:span text:style-name="T1">你心中總有首曲子,不管如何吟唱,它總不會憑空而來,它必然和世上某個聲音影像有所連結有所歧異,這就是比較.</text:span></text:p>
      <text:p text:style-name="P2"><text:span text:style-name="T1">或者說,除非我們把一個個影像或音符攤開來,在影像或音符之間找到一種連結與改變,否則我們無法理解任何人事物,這就是比較不是嗎?</text:span></text:p>
      <text:p text:style-name="P2"><text:span text:style-name="T1">我真不知道為什麼你會說我反對比較什麼現象? 我從沒說過那樣的話啊,不但沒說過,我倒覺得 "比較" 是概念的初始,是感覺的開端,是製造意義的模板,是淚水的源頭. 當我看到 A,我總是想到 B, 想到 C,想到一連串與之類似或相異的影像和聲音,於是我彷彿明白了這世上一切,這就是比較.</text:span></text:p>
      <text:p text:style-name="P1"><text:span text:style-name="T1">Jedah Cheung | 2006.10.03 01:37 | </text:span><text:span text:style-name="T2">#</text:span></text:p>
      <text:p text:style-name="P3"><text:span text:style-name="T1">老師我有問題</text:span></text:p>
      <text:p text:style-name="P3"><text:span text:style-name="T1">我說 "為什麼中國人比台灣人關心以巴問題?" 這個問題很鳥的原因如下:</text:span></text:p>
      <text:p text:style-name="P3"><text:span text:style-name="T1">1. 老師之前說過"評價性的概念是相對的", 要"比"得有正反二面. 以此問題而論, "比較關心"或"(比較)不在意" 難以認定. 什麼叫做"關心(以巴問題)"啊? 一個路人只是看到電視窗上出現巴勒斯坦難民隨口問一下那是什麼國家的人怎麼那麼可憐,那算嗎?</text:span><text:span text:style-name="T3"><text:line-break/></text:span><text:span text:style-name="T1">2. 又或者以人數論, 難道要統計中國人和台灣人中"關心"以巴問題的人數嗎? 就算做出統計仍無法解決上面的問題啊!</text:span><text:span text:style-name="T3"><text:line-break/></text:span><text:span text:style-name="T1">3. 最後, 就算用老師先前所說的"氣味論"來解釋好了, 我沒機會去長住中國, 但我卻認得不少台灣人有在注意或花力氣去探討這問題的人(如本站常出現的各位), 身處這樣的"氣味"中, 那我不就也可以問"為什麼台灣人比中國人關心以巴問題?"</text:span></text:p>
      <text:p text:style-name="P3"><text:span text:style-name="T1">記得老師很久以前說過這類純現象的討論話題沒什麼意義，我覺得這個問題就是標準的純現象（甚至不一定是實際現象）討論，就好像在比老ｋ和民進黨誰比較黑一樣，每個fact都可以有反證的fact，沒有深究的必要性．</text:span></text:p>
      <text:p text:style-name="P3"><text:span text:style-name="T1">是詭辯還是腦袋不清，請老師不用客氣地批評指教吧．</text:span></text:p>
      <text:p text:style-name="P1"><text:span text:style-name="T1">陳真 | 2006.10.02 22:01 | </text:span><text:span text:style-name="T2">#</text:span></text:p>
      <text:p text:style-name="P2"><text:span text:style-name="T1">他不是在自言自語,他是自以為他在回應我,但他所理解的,跟事實上所發生的,完全是兩回事. 當我問 "在大陸上,人們很喜歡看電視嗎?" 並不等於我宣稱或我歌頌 "大陸人比台灣人更愛看電視",也不等於我是在問 " '為什麼'大陸人比台灣人更愛看電視?" (為啥問這問題就是鳥話?)當然更不意味著我忘了除了電視外還有電影這回事,或我忘了電視看太多有傷視力等.</text:span></text:p>
      <text:p text:style-name="P2"><text:span text:style-name="T1">很蠢吧,總是得被迫講這些很蠢的道理. 小時候老師自己偷懶,派我當小老師,叫我改全班作文,改了幾次後就跟老師告饒,別虐待我吧,改起來真是很痛苦,文字能力會跟著退步. 就類似這樣的狀況,跟菁英 "討論",智商是會跟著下降的.</text:span></text:p>
      <text:p text:style-name="P2"><text:span text:style-name="T1">殷海光寫了一本 "邏輯是什麼",其實我七八年前也寫了一本 "我的思想有問題",談了幾十種邏輯謬誤,寫得應該把殷海光要好一些,因為我所接觸的笨蛋顯然比較笨(或者應該說品性比較壞),所以相對也就提供了更多的病理材料.</text:span></text:p>
      <text:p text:style-name="P2"><text:span text:style-name="T1">這本沒出版的 "書" 放在舊電腦裏,估計檔案已經毀損,但就算還在,我也不再覺得這只是一些邏輯問題,我更認為這是一種品格問題. 品質良好的思考能力不是需要一種高智商,而是需要一種基本的正直. 或者說,一個人的思考能力反映了他的品性,反映一種正直而不扭曲的態度.</text:span></text:p>
      <text:p text:style-name="P2"><text:span text:style-name="T1">當對方只說A,那他就是在說A,而不是說 B,也不是說 A 加 B,更不是說他喜歡A,根本沒有這些亂七八糟的 "推論". A 就是 A. 我們如果對 A 不以為然,那就批評 A 有著什麼錯誤或漏洞或概念由來之荒唐或 A 如何語焉不詳不知所云,而不是攻擊 B 或打擊 A 加 B,更不是攻擊對方這個人說他喜歡 A 或說他不知道 A 之外還有BCDEFG 或ㄅㄆㄇㄈ..</text:span></text:p>
      <text:p text:style-name="P2"><text:span text:style-name="T1">這只是廢話一般的道理,有可能會笨到連這樣也不懂嗎? 不太可能,除非是品性上出了問題,無法正直而不扭曲地看事情,總是非給它歪曲一下不可,就好像台灣選舉或政壇,總是喜歡故意扭曲對方的話來抹黑或貶低對方一樣. 比方說馬英九說倒扁的 "扳機" 隨時可以扣下,親綠者就故意把這樣一個比喻解釋成鼓吹暴力刺殺,解釋成真正的手槍. 這其實只是反映出這樣一些人的品性不好.</text:span></text:p>
      <text:p text:style-name="P2"><text:span text:style-name="T1">我所謂的品性,指的當然不是法律面的行為,而是指一種老不老實的感覺.</text:span></text:p>
      <text:p text:style-name="P2"><text:span text:style-name="T1">"討論" 對我來講,無非就是不斷地說: "不是不是,我沒有那個意思" 或 "沒有沒有,我從沒有講過那樣一些話". 幾乎永遠都是這樣,很挫折.</text:span></text:p>
      <text:p text:style-name="P2"><text:span text:style-name="T1">歹徒綁你當人質,要求贖金若干,你說: "大大,錢給你,你讓我自由,放我走吧." 一個以論述為使命的菁英在旁聽了,論述說: "放我走?" "讓我自由?" "嗯,這是個自由主義者."</text:span></text:p>
      <text:p text:style-name="P2"><text:span text:style-name="T1">一般所謂 "推論",差不多就是這樣一種品質. 可是,你若要批評一種想法,難道不是應該先把那想法究竟 "是什麼" 給搞清楚? 比方說會有人主張 "有民主就不應該主張台獨" 嗎? 當我批評倒扁運動的某個問題,能推論出我就是綠營人士嗎? 能推論出我 "恨" 或 "排斥" 這個運動嗎? 當我說阿扁只是代罪羔羊,就意味著我說阿扁無罪嗎? 我是講那樣一種層面的意思嗎?</text:span></text:p>
      <text:p text:style-name="P2"><text:span text:style-name="T1">也許華人社會八卦性格強,喜歡扭曲,喜歡加油添醋,喜歡看別人倒霉出洋相,喜歡議論人,喜歡 "推論"(但不是邏輯推論),喜歡敵我鬥爭(我是說匿名時),喜歡立場表態(我是說神不知鬼不覺時),卻似乎完全沒有議論議論議論議論想法想法想法想法的能力,更似乎沒有 "讀詩" 的能力;但與其說這是因為台灣菁英 IQ 有問題,倒不如說是人品或整個主流文化有問題,缺乏一種基本的正直或者說老實.</text:span></text:p>
      <text:p text:style-name="P2"><text:span text:style-name="T1">黨外時,經常上報,很痛苦,你明明說 A, 明天報上刊出卻變成 BCDEFGHIJKLMNOPQRSTUVWXYZ或 ㄅㄆㄇㄈㄉㄊㄋㄌ一切都有可能.</text:span></text:p>
      <text:p text:style-name="P2"><text:span text:style-name="T1">當醫生也是,吃了幾次虧之後,我就不再接受記者訪問,因為他們似乎完全沒有辦法不扭曲我講的話. 我明明說考試緊張不是一種病,不要動不動就把正常現象給病態化,但隔天報上卻刊出一大篇報導說某某醫院陳醫師提醒大家要注意考試憂鬱症候群(哪來這種病?).</text:span></text:p>
      <text:p text:style-name="P2"><text:span text:style-name="T1">"記者" 其實無所不在,理解能力很差,該有想像力時沒有半點想像力,不該胡亂 "推論" 猜測時,卻好像完全控制不住這樣的衝動.</text:span></text:p>
      <text:p text:style-name="P1"><text:span text:style-name="T1">Jedah Cheung | 2006.10.02 17:27 | </text:span><text:span text:style-name="T2">#</text:span></text:p>
      <text:p text:style-name="P3"><text:span text:style-name="T1">懷軒兄</text:span></text:p>
      <text:p text:style-name="P3"><text:span text:style-name="T1">我覺得Zoy的問題不在於分不分什麼的，而是他根本就在自言自語啊！</text:span></text:p>
      <text:p text:style-name="P3"><text:span text:style-name="T1">誰有說過什麼”為什麼中國人比台灣人關心以巴問題?”這類鳥話的？！</text:span></text:p>
      <text:p text:style-name="P1"><text:span text:style-name="T1">陳真 | 2006.10.02 08:49 | </text:span><text:span text:style-name="T2">#</text:span></text:p>
      <text:p text:style-name="P2"><text:span text:style-name="T1">過去國民黨說,台獨就是數典忘祖,就是民族罪人,而現在游錫(方方土)卻說,凡認同一個中國的,就是糟蹋台灣人,就是背叛台灣.(依此邏輯,那些拿外國籍的臺獨大老們,是不是應該以叛國罪槍斃?)像這樣一些理應繩之以法的挑撥仇恨封建話語,除了標籤和口號內容不一樣,有什麼本質上的不同?</text:span></text:p>
      <text:p text:style-name="P2"><text:span text:style-name="T1">但可別以為政客們統獨立場當真(過去哪個國民黨官員真的想反攻大陸?),政客臺上臺下講的話其實完全不一樣,那完全只是一種表演.</text:span></text:p>
      <text:p text:style-name="P2"><text:span text:style-name="T1">政客更不是不懂什麼民主自由,他們只是假裝不懂. 但政客底下那些搖旗吶喊的阿西,卻很可能智能真的有問題,否則就是人品有問題. 他們總喜歡自欺欺人,很沒出息.</text:span></text:p>
      <text:p text:style-name="P2"><text:span text:style-name="T1">比方說,當你反對醜化台獨(或統一),當你說民主社會統獨只是各種選項之一,不能獨尊統一(或台獨)立場,若有個人跑出來罵說: "誰說民主社會不能主張統一(或台獨)?" 你聽了,是不是會覺得很痛苦? 你有這麼講嗎? 這樣的一個簡單道理有這麼難理解嗎? 連這樣一種理解能力也完全缺乏嗎?</text:span></text:p>
      <text:p text:style-name="P2"><text:span text:style-name="T1">如果白癡只是一兩個,那無所謂,但這樣的人卻到處都是. 我有時覺得,與其說這是一種智能問題,不如說是品格問題,因為只要會寫字,應該就能聽懂別人這些話是在講什麼.</text:span></text:p>
      <text:p text:style-name="P2"><text:span text:style-name="T1">一個正直的人不會一直想自欺欺人,不會故意扭曲別人的話來宣揚自己的某種立場或目的,只有品性很不好的人,才會一直扭曲別人如此簡單的一種說法.</text:span></text:p>
      <text:p text:style-name="P2"><text:span text:style-name="T1">一個正直的人,就算對敵人也不會窩囊到必須靠扭曲對方如此簡單的一種基本想法來打擊對方.</text:span></text:p>
      <text:p text:style-name="P2"><text:span text:style-name="T1">一個正直的人不會對自己的言論沒有半點責任感;一個正直的人不會有這種完全信口開河的窩囊行為,竟然連 Chomsky 都變成種族主義者.</text:span></text:p>
      <text:p text:style-name="P2"><text:span text:style-name="T1">如果連這樣一種基本誠實都做不到,我不知道還有什麼事或什麼話是他在匿名或四下無人時不敢說或不敢做的.</text:span></text:p>
      <text:p text:style-name="P2"><text:span text:style-name="T1">前後任統治者都蓄意培養這樣的愚民暴民,充當打手及鐵票部隊,在這一點品性及思考智能上,台灣社會過去這二三十年來,我看不出有什麼明顯改善,愚民加暴民,如此而已.</text:span></text:p>
      <text:p text:style-name="P2"><text:span text:style-name="T1">人民智德水平不提高,民主只是一種空洞的造勢與選舉遊戲,毫無意義.</text:span></text:p>
      <text:p text:style-name="P1"><text:span text:style-name="T1">懷軒 | 2006.10.02 01:29 | </text:span><text:span text:style-name="T2">#</text:span></text:p>
      <text:p text:style-name="P3"><text:span text:style-name="T1">底下這位zoy，看你留言我才真的知道什麼叫"太鑽牛角尖"和"忽略掉很多東西"。什麼民進黨、國民黨、統派媒體ooxx的，似乎只有你在乎而且還在那邊分來分去。</text:span></text:p>
      <text:p text:style-name="P1"><text:span text:style-name="T1">陳真 | 2006.10.02 00:04 | </text:span><text:span text:style-name="T2">#</text:span></text:p>
      <text:p text:style-name="P2"><text:span text:style-name="T1">別說謝啊,僅供參考,但radical 基本上是正面的詞沒錯. 不過,語言是活的,不同狀況有不同意思,就比方說如果有人說我是恐怖份子,我會覺得是一種抬舉.</text:span></text:p>
      <text:p text:style-name="P2"><text:span text:style-name="T1">再比方說,近十年前,只要有 "中華民國" 這個字眼出現的團體,若非強制性加入,那我絕對不會自己跑去參加. 很久以前,我組織了一個兒童人權團體,一直是非法組織,因為內政部要我以中華民國為組織名稱立案,但我不要,我只願意用 "台灣",非法就非法.</text:span></text:p>
      <text:p text:style-name="P2"><text:span text:style-name="T1">劍橋以前的同學會叫中華民國留英同學會,我從未加入,有一屆會長是我好朋友,擅自把我給加入了,因為所有人幾乎都會加入,但我馬上要求他公開說明,請他把我除名. 因為我知道在那個年代 "中華民國" 有著什麼樣的意涵,它不是一個中性地理名詞或國家名稱,而是帶有一種政治操弄的意識形態在裏頭.</text:span></text:p>
      <text:p text:style-name="P2"><text:span text:style-name="T1">我後來加入的是另一個與 "中華民國" 打對台的 "台灣" 留英同學會.</text:span></text:p>
      <text:p text:style-name="P2"><text:span text:style-name="T1">這些曾經屬於 "中華民國" 同學會的人,許多人現在很 "愛台灣",視 "中華民國" 為敵,可是,該有勇氣反抗時你不反抗,乖得要命,可當它變成一種主流時,你卻大小聲,容不得別人喊中華民國,這樣對嗎?</text:span></text:p>
      <text:p text:style-name="P2"><text:span text:style-name="T1">以前因 "台灣" 二字吃盡苦頭,諸事不便,但同樣是 "台灣" 二字,現在它卻變成另一種 "中華民國" 了, 它不再是一種單純的中立的自然稱呼,而是是帶有一種卑鄙齷齪充滿政治操弄的意識形態在裏頭. 這時候,要我加入這樣一種刻意以台灣為標榜的團體,門都沒有.</text:span></text:p>
      <text:p text:style-name="P2"><text:span text:style-name="T1">這幾年仍會陸續收到過去我所加入的那個 "台灣" 同學會的 e-mail,但我連看都不想再看,言語思維簡直跟過去 "忠黨愛國" 的學生完全沒兩樣,對 "敵人" 就貶,對自己人就捧,比方說不久之前還在 "跟阿扁有約" 呢,想跟阿扁在英國見面的人還得繳六千元呢,而且還深恐向隅,怕額滿,真是很沒出息.</text:span></text:p>
      <text:p text:style-name="P2"><text:span text:style-name="T1">過去 "台灣" 是個正面詞彙,現在在我看來卻只不過是以前的 "中華民國",表面字眼不一樣而已,但都是同樣一種思維,同樣一種壓制和卑鄙,同樣一種低能,同樣一種本質的愚民式國家思維.</text:span></text:p>
      <text:p text:style-name="P2"><text:span text:style-name="T1">至於什麼Chomsky 是白人主義等等,這位匿名稱呼變來變去的老兄(?)之前就貼過了,很莫名其妙,所以我給刪了,但他又再貼了一遍. 這樣一種完全違反常識的抹黑扣帽實在很無聊,抹黑也要有點常識不是嗎?</text:span></text:p>
      <text:p text:style-name="P2"><text:span text:style-name="T1">人應該學習講道理,而不是學習抹黑扣帽子造謠渲染扭曲玩修詞羞辱等等這些低能的把戲.</text:span></text:p>
      <text:p text:style-name="P2"><text:span text:style-name="T1">希望這版面乾淨一點,你可以有任何說法,但應該講出點道理來,而不是只會三言兩語直接扣給某人一頂莫名其妙的帽子,尊重 "人" 有那麼難嗎?</text:span></text:p>
      <text:p text:style-name="P2"><text:span text:style-name="T1">至於其他那些,很stupid,我不想浪費口舌了,彷彿沒有半點思考能力似的.</text:span></text:p>
      <text:p text:style-name="P2"><text:span text:style-name="T1">你敬佩我沒用,我還是得說: 講話用點大腦吧,為你的言論負責,不要用匿名方式抹黑人或散播謠言. 如果無法遵守規則發言,那請別再貼了,謝謝.</text:span></text:p>
      <text:p text:style-name="P1"><text:span text:style-name="T1">zoy | 2006.10.01 16:40 | </text:span><text:span text:style-name="T2">#</text:span></text:p>
      <text:p text:style-name="P3"><text:span text:style-name="T1">唉</text:span><text:span text:style-name="T3"><text:line-break/></text:span><text:span text:style-name="T1">這就是為什麼太鑽牛角尖是不好的</text:span><text:span text:style-name="T3"><text:line-break/></text:span><text:span text:style-name="T1">沒錯 猶太人殺了很多巴勒斯坦人</text:span><text:span text:style-name="T3"><text:line-break/></text:span><text:span text:style-name="T1">但是從您問的問題: 為什麼中國人比台灣人關心以巴問題?</text:span><text:span text:style-name="T3"><text:line-break/></text:span><text:span text:style-name="T1">就可以看出你忽略掉了很多東西.</text:span><text:span text:style-name="T3"><text:line-break/></text:span><text:span text:style-name="T1">中國本身是反美的沒錯吧，每當美國說中國不重視人權時，中國喜歡以美國的種族問題做出回應。隨便想想就知道了吧... 以巴問題不報白不報... 有什麼好奇怪的... 日本也很多人重視以巴問題啊</text:span><text:span text:style-name="T3"><text:line-break/></text:span><text:span text:style-name="T1">還有什麼"有民主就沒有本土"</text:span><text:span text:style-name="T3"><text:line-break/></text:span><text:span text:style-name="T1">又不是要你去搞大屠殺</text:span><text:span text:style-name="T3"><text:line-break/></text:span><text:span text:style-name="T1">台灣現在的問題是國民黨真的有做他該做的嗎? 國民黨貪污很多吧? 不要又打一堆奇怪的道理來解釋, 貪污就是貪污, 不要說一些有的沒有. 民進黨有貪污的 國民黨也有 特別是媒體醜化 台灣/說台語的人 這算什麼? 言論自由? 紅衣人暴力行為也都不報, 不斷煽動民眾 連學生跟小孩都去倒扁 這跟紅衛兵有什麼兩樣.</text:span><text:span text:style-name="T3"><text:line-break/></text:span><text:span text:style-name="T1">相信您也看得出來,那些去倒扁的人,心理是怎麼被操控的吧</text:span><text:span text:style-name="T3"><text:line-break/></text:span><text:span text:style-name="T1">"倒扁" 真的對國家有幫助? 還是喊爽的、浪費資源而已? 從去年鬧到現在 對社會打擊多大 倒扁跟當初的冒牌總統下台 目的與心態都差不多吧 國民黨煽動民眾與媒體操弄人民 跟 美國的主流媒體有啥兩樣 把自己利益放在第一位 打擊台灣經濟 還有最重要的 "現在的國民黨" 有多好 我看不出來</text:span><text:span text:style-name="T3"><text:line-break/></text:span><text:span text:style-name="T1">看了一些民眾被紅衣人攻擊，媒體卻不斷強調綠營的人去"搗亂" 有感</text:span></text:p>
      <text:p text:style-name="P3"><text:span text:style-name="T1">PS. 1.去主播台的並沒有攻擊 2.紅軍的車是國民黨員砸的</text:span><text:span text:style-name="T3"><text:line-break/></text:span><text:span text:style-name="T1">另外被紅衣攻擊 有影片證據的至少有 4 個</text:span></text:p>
      <text:p text:style-name="P3"><text:span text:style-name="T1">相信你又會說一堆來證明民進黨腐敗吧 這樣一來您是不是等於幫煽動民眾的統派媒體/國民黨說話呢?</text:span></text:p>
      <text:p text:style-name="P3"><text:span text:style-name="T1">陳真先生我很敬佩您對弱勢族群的關懷，加油!!</text:span></text:p>
      <text:p text:style-name="P1"><text:span text:style-name="T1">Jedah Cheung | 2006.10.01 16:38 | </text:span><text:span text:style-name="T2">#</text:span></text:p>
      <text:p text:style-name="P2"><text:span text:style-name="T1">了解，多謝前輩指點</text:span></text:p>
      <text:p text:style-name="P2"><text:span text:style-name="T1">倒是下面那位是在說什麼東東啊？是某種Irony嗎？</text:span></text:p>
      <text:p text:style-name="P1"><text:span text:style-name="T1">zoy | 2006.10.01 14:57 | </text:span><text:span text:style-name="T2">#</text:span></text:p>
      <text:p text:style-name="P3"><text:span text:style-name="T1">Chomsky是錫安主義與白人主義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